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61.89mm"/>
    </style:style>
    <style:style style:name="co11" style:family="table-column">
      <style:table-column-properties fo:break-before="auto" style:column-width="48.28mm"/>
    </style:style>
    <style:style style:name="co12" style:family="table-column">
      <style:table-column-properties fo:break-before="auto" style:column-width="33.5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trans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4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1"/>
        <table:table-row table:style-name="ro1">
          <table:table-cell office:value-type="string" calcext:value-type="string">
            <text:p>customer_email</text:p>
          </table:table-cell>
          <table:table-cell office:value-type="string" calcext:value-type="string">
            <text:p>customer_name</text:p>
          </table:table-cell>
          <table:table-cell office:value-type="string" calcext:value-type="string">
            <text:p>customer_identifier</text:p>
          </table:table-cell>
          <table:table-cell office:value-type="string" calcext:value-type="string">
            <text:p>company_name</text:p>
          </table:table-cell>
          <table:table-cell table:style-name="Default" office:value-type="string" calcext:value-type="string">
            <text:p>company_cuit</text:p>
          </table:table-cell>
          <table:table-cell table:style-name="Default" office:value-type="string" calcext:value-type="string">
            <text:p>transaction_id</text:p>
          </table:table-cell>
          <table:table-cell office:value-type="string" calcext:value-type="string">
            <text:p>transaction_title</text:p>
          </table:table-cell>
          <table:table-cell office:value-type="string" calcext:value-type="string">
            <text:p>transaction_state</text:p>
          </table:table-cell>
          <table:table-cell table:style-name="Default" office:value-type="string" calcext:value-type="string">
            <text:p>transaction_creation_date</text:p>
          </table:table-cell>
          <table:table-cell office:value-type="string" calcext:value-type="string">
            <text:p>transaction_first_overdue_amount</text:p>
          </table:table-cell>
          <table:table-cell table:style-name="Default" office:value-type="string" calcext:value-type="string">
            <text:p>transaction_first_overdue</text:p>
          </table:table-cell>
          <table:table-cell office:value-type="string" calcext:value-type="string">
            <text:p>transaction_second_overdue_amount</text:p>
          </table:table-cell>
          <table:table-cell table:style-name="Default" office:value-type="string" calcext:value-type="string">
            <text:p>transaction_second_overdue</text:p>
          </table:table-cell>
          <table:table-cell table:style-name="Default" office:value-type="string" calcext:value-type="string">
            <text:p>payments_amount</text:p>
          </table:table-cell>
        </table:table-row>
        <table:table-row table:style-name="ro1">
          <table:table-cell table:formula="of:=COM.MICROSOFT.CONCAT(&quot;cliente&quot;;[.F2];&quot;@gcoop.coop&quot;)" office:value-type="string" office:string-value="cliente1@gcoop.coop" calcext:value-type="string">
            <text:p>cliente1@gcoop.coop</text:p>
          </table:table-cell>
          <table:table-cell table:formula="of:=COM.MICROSOFT.CONCAT(&quot;cliente_test&quot;;[.F2])" office:value-type="string" office:string-value="cliente_test1" calcext:value-type="string">
            <text:p>cliente_test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formula="of:=COM.MICROSOFT.CONCAT(&quot;cliente&quot;;[.F3];&quot;@gcoop.coop&quot;)" office:value-type="string" office:string-value="cliente2@gcoop.coop" calcext:value-type="string">
            <text:p>cliente2@gcoop.coop</text:p>
          </table:table-cell>
          <table:table-cell table:formula="of:=COM.MICROSOFT.CONCAT(&quot;cliente_test&quot;;[.F3])" office:value-type="string" office:string-value="cliente_test2" calcext:value-type="string">
            <text:p>cliente_test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formula="of:=COM.MICROSOFT.CONCAT(&quot;cliente&quot;;[.F4];&quot;@gcoop.coop&quot;)" office:value-type="string" office:string-value="cliente3@gcoop.coop" calcext:value-type="string">
            <text:p>cliente3@gcoop.coop</text:p>
          </table:table-cell>
          <table:table-cell table:formula="of:=COM.MICROSOFT.CONCAT(&quot;cliente_test&quot;;[.F4])" office:value-type="string" office:string-value="cliente_test3" calcext:value-type="string">
            <text:p>cliente_test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formula="of:=COM.MICROSOFT.CONCAT(&quot;cliente&quot;;[.F5];&quot;@gcoop.coop&quot;)" office:value-type="string" office:string-value="cliente4@gcoop.coop" calcext:value-type="string">
            <text:p>cliente4@gcoop.coop</text:p>
          </table:table-cell>
          <table:table-cell table:formula="of:=COM.MICROSOFT.CONCAT(&quot;cliente_test&quot;;[.F5])" office:value-type="string" office:string-value="cliente_test4" calcext:value-type="string">
            <text:p>cliente_test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formula="of:=COM.MICROSOFT.CONCAT(&quot;cliente&quot;;[.F6];&quot;@gcoop.coop&quot;)" office:value-type="string" office:string-value="cliente5@gcoop.coop" calcext:value-type="string">
            <text:p>cliente5@gcoop.coop</text:p>
          </table:table-cell>
          <table:table-cell table:formula="of:=COM.MICROSOFT.CONCAT(&quot;cliente_test&quot;;[.F6])" office:value-type="string" office:string-value="cliente_test5" calcext:value-type="string">
            <text:p>cliente_test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formula="of:=COM.MICROSOFT.CONCAT(&quot;cliente&quot;;[.F7];&quot;@gcoop.coop&quot;)" office:value-type="string" office:string-value="cliente6@gcoop.coop" calcext:value-type="string">
            <text:p>cliente6@gcoop.coop</text:p>
          </table:table-cell>
          <table:table-cell table:formula="of:=COM.MICROSOFT.CONCAT(&quot;cliente_test&quot;;[.F7])" office:value-type="string" office:string-value="cliente_test6" calcext:value-type="string">
            <text:p>cliente_test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formula="of:=COM.MICROSOFT.CONCAT(&quot;cliente&quot;;[.F8];&quot;@gcoop.coop&quot;)" office:value-type="string" office:string-value="cliente7@gcoop.coop" calcext:value-type="string">
            <text:p>cliente7@gcoop.coop</text:p>
          </table:table-cell>
          <table:table-cell table:formula="of:=COM.MICROSOFT.CONCAT(&quot;cliente_test&quot;;[.F8])" office:value-type="string" office:string-value="cliente_test7" calcext:value-type="string">
            <text:p>cliente_test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formula="of:=COM.MICROSOFT.CONCAT(&quot;cliente&quot;;[.F9];&quot;@gcoop.coop&quot;)" office:value-type="string" office:string-value="cliente8@gcoop.coop" calcext:value-type="string">
            <text:p>cliente8@gcoop.coop</text:p>
          </table:table-cell>
          <table:table-cell table:formula="of:=COM.MICROSOFT.CONCAT(&quot;cliente_test&quot;;[.F9])" office:value-type="string" office:string-value="cliente_test8" calcext:value-type="string">
            <text:p>cliente_test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formula="of:=COM.MICROSOFT.CONCAT(&quot;cliente&quot;;[.F10];&quot;@gcoop.coop&quot;)" office:value-type="string" office:string-value="cliente9@gcoop.coop" calcext:value-type="string">
            <text:p>cliente9@gcoop.coop</text:p>
          </table:table-cell>
          <table:table-cell table:formula="of:=COM.MICROSOFT.CONCAT(&quot;cliente_test&quot;;[.F10])" office:value-type="string" office:string-value="cliente_test9" calcext:value-type="string">
            <text:p>cliente_test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formula="of:=COM.MICROSOFT.CONCAT(&quot;cliente&quot;;[.F11];&quot;@gcoop.coop&quot;)" office:value-type="string" office:string-value="cliente10@gcoop.coop" calcext:value-type="string">
            <text:p>cliente10@gcoop.coop</text:p>
          </table:table-cell>
          <table:table-cell table:formula="of:=COM.MICROSOFT.CONCAT(&quot;cliente_test&quot;;[.F11])" office:value-type="string" office:string-value="cliente_test10" calcext:value-type="string">
            <text:p>cliente_test1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</text:p>
          </table:table-cell>
        </table:table-row>
        <table:table-row table:style-name="ro1">
          <table:table-cell table:formula="of:=COM.MICROSOFT.CONCAT(&quot;cliente&quot;;[.F12];&quot;@gcoop.coop&quot;)" office:value-type="string" office:string-value="cliente11@gcoop.coop" calcext:value-type="string">
            <text:p>cliente11@gcoop.coop</text:p>
          </table:table-cell>
          <table:table-cell table:formula="of:=COM.MICROSOFT.CONCAT(&quot;cliente_test&quot;;[.F12])" office:value-type="string" office:string-value="cliente_test11" calcext:value-type="string">
            <text:p>cliente_test1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table:formula="of:=COM.MICROSOFT.CONCAT(&quot;cliente&quot;;[.F13];&quot;@gcoop.coop&quot;)" office:value-type="string" office:string-value="cliente12@gcoop.coop" calcext:value-type="string">
            <text:p>cliente12@gcoop.coop</text:p>
          </table:table-cell>
          <table:table-cell table:formula="of:=COM.MICROSOFT.CONCAT(&quot;cliente_test&quot;;[.F13])" office:value-type="string" office:string-value="cliente_test12" calcext:value-type="string">
            <text:p>cliente_test1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est 1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formula="of:=COM.MICROSOFT.CONCAT(&quot;cliente&quot;;[.F14];&quot;@gcoop.coop&quot;)" office:value-type="string" office:string-value="cliente13@gcoop.coop" calcext:value-type="string">
            <text:p>cliente13@gcoop.coop</text:p>
          </table:table-cell>
          <table:table-cell table:formula="of:=COM.MICROSOFT.CONCAT(&quot;cliente_test&quot;;[.F14])" office:value-type="string" office:string-value="cliente_test13" calcext:value-type="string">
            <text:p>cliente_test1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est 1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table:formula="of:=COM.MICROSOFT.CONCAT(&quot;cliente&quot;;[.F15];&quot;@gcoop.coop&quot;)" office:value-type="string" office:string-value="cliente14@gcoop.coop" calcext:value-type="string">
            <text:p>cliente14@gcoop.coop</text:p>
          </table:table-cell>
          <table:table-cell table:formula="of:=COM.MICROSOFT.CONCAT(&quot;cliente_test&quot;;[.F15])" office:value-type="string" office:string-value="cliente_test14" calcext:value-type="string">
            <text:p>cliente_test1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est 1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table:formula="of:=COM.MICROSOFT.CONCAT(&quot;cliente&quot;;[.F16];&quot;@gcoop.coop&quot;)" office:value-type="string" office:string-value="cliente15@gcoop.coop" calcext:value-type="string">
            <text:p>cliente15@gcoop.coop</text:p>
          </table:table-cell>
          <table:table-cell table:formula="of:=COM.MICROSOFT.CONCAT(&quot;cliente_test&quot;;[.F16])" office:value-type="string" office:string-value="cliente_test15" calcext:value-type="string">
            <text:p>cliente_test1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est 1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table:formula="of:=COM.MICROSOFT.CONCAT(&quot;cliente&quot;;[.F17];&quot;@gcoop.coop&quot;)" office:value-type="string" office:string-value="cliente16@gcoop.coop" calcext:value-type="string">
            <text:p>cliente16@gcoop.coop</text:p>
          </table:table-cell>
          <table:table-cell table:formula="of:=COM.MICROSOFT.CONCAT(&quot;cliente_test&quot;;[.F17])" office:value-type="string" office:string-value="cliente_test16" calcext:value-type="string">
            <text:p>cliente_test1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est 14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table:formula="of:=COM.MICROSOFT.CONCAT(&quot;cliente&quot;;[.F18];&quot;@gcoop.coop&quot;)" office:value-type="string" office:string-value="cliente17@gcoop.coop" calcext:value-type="string">
            <text:p>cliente17@gcoop.coop</text:p>
          </table:table-cell>
          <table:table-cell table:formula="of:=COM.MICROSOFT.CONCAT(&quot;cliente_test&quot;;[.F18])" office:value-type="string" office:string-value="cliente_test17" calcext:value-type="string">
            <text:p>cliente_test1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est 1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table:formula="of:=COM.MICROSOFT.CONCAT(&quot;cliente&quot;;[.F19];&quot;@gcoop.coop&quot;)" office:value-type="string" office:string-value="cliente18@gcoop.coop" calcext:value-type="string">
            <text:p>cliente18@gcoop.coop</text:p>
          </table:table-cell>
          <table:table-cell table:formula="of:=COM.MICROSOFT.CONCAT(&quot;cliente_test&quot;;[.F19])" office:value-type="string" office:string-value="cliente_test18" calcext:value-type="string">
            <text:p>cliente_test1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est 1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table:formula="of:=COM.MICROSOFT.CONCAT(&quot;cliente&quot;;[.F20];&quot;@gcoop.coop&quot;)" office:value-type="string" office:string-value="cliente19@gcoop.coop" calcext:value-type="string">
            <text:p>cliente19@gcoop.coop</text:p>
          </table:table-cell>
          <table:table-cell table:formula="of:=COM.MICROSOFT.CONCAT(&quot;cliente_test&quot;;[.F20])" office:value-type="string" office:string-value="cliente_test19" calcext:value-type="string">
            <text:p>cliente_test1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est 1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table:formula="of:=COM.MICROSOFT.CONCAT(&quot;cliente&quot;;[.F21];&quot;@gcoop.coop&quot;)" office:value-type="string" office:string-value="cliente20@gcoop.coop" calcext:value-type="string">
            <text:p>cliente20@gcoop.coop</text:p>
          </table:table-cell>
          <table:table-cell table:formula="of:=COM.MICROSOFT.CONCAT(&quot;cliente_test&quot;;[.F21])" office:value-type="string" office:string-value="cliente_test20" calcext:value-type="string">
            <text:p>cliente_test2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est 1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table:formula="of:=COM.MICROSOFT.CONCAT(&quot;cliente&quot;;[.F22];&quot;@gcoop.coop&quot;)" office:value-type="string" office:string-value="cliente21@gcoop.coop" calcext:value-type="string">
            <text:p>cliente21@gcoop.coop</text:p>
          </table:table-cell>
          <table:table-cell table:formula="of:=COM.MICROSOFT.CONCAT(&quot;cliente_test&quot;;[.F22])" office:value-type="string" office:string-value="cliente_test21" calcext:value-type="string">
            <text:p>cliente_test2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est 1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table:formula="of:=COM.MICROSOFT.CONCAT(&quot;cliente&quot;;[.F23];&quot;@gcoop.coop&quot;)" office:value-type="string" office:string-value="cliente22@gcoop.coop" calcext:value-type="string">
            <text:p>cliente22@gcoop.coop</text:p>
          </table:table-cell>
          <table:table-cell table:formula="of:=COM.MICROSOFT.CONCAT(&quot;cliente_test&quot;;[.F23])" office:value-type="string" office:string-value="cliente_test22" calcext:value-type="string">
            <text:p>cliente_test2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est 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table:formula="of:=COM.MICROSOFT.CONCAT(&quot;cliente&quot;;[.F24];&quot;@gcoop.coop&quot;)" office:value-type="string" office:string-value="cliente23@gcoop.coop" calcext:value-type="string">
            <text:p>cliente23@gcoop.coop</text:p>
          </table:table-cell>
          <table:table-cell table:formula="of:=COM.MICROSOFT.CONCAT(&quot;cliente_test&quot;;[.F24])" office:value-type="string" office:string-value="cliente_test23" calcext:value-type="string">
            <text:p>cliente_test2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est 2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table:formula="of:=COM.MICROSOFT.CONCAT(&quot;cliente&quot;;[.F25];&quot;@gcoop.coop&quot;)" office:value-type="string" office:string-value="cliente24@gcoop.coop" calcext:value-type="string">
            <text:p>cliente24@gcoop.coop</text:p>
          </table:table-cell>
          <table:table-cell table:formula="of:=COM.MICROSOFT.CONCAT(&quot;cliente_test&quot;;[.F25])" office:value-type="string" office:string-value="cliente_test24" calcext:value-type="string">
            <text:p>cliente_test2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est 2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table:formula="of:=COM.MICROSOFT.CONCAT(&quot;cliente&quot;;[.F26];&quot;@gcoop.coop&quot;)" office:value-type="string" office:string-value="cliente25@gcoop.coop" calcext:value-type="string">
            <text:p>cliente25@gcoop.coop</text:p>
          </table:table-cell>
          <table:table-cell table:formula="of:=COM.MICROSOFT.CONCAT(&quot;cliente_test&quot;;[.F26])" office:value-type="string" office:string-value="cliente_test25" calcext:value-type="string">
            <text:p>cliente_test2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est 2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table:formula="of:=COM.MICROSOFT.CONCAT(&quot;cliente&quot;;[.F27];&quot;@gcoop.coop&quot;)" office:value-type="string" office:string-value="cliente26@gcoop.coop" calcext:value-type="string">
            <text:p>cliente26@gcoop.coop</text:p>
          </table:table-cell>
          <table:table-cell table:formula="of:=COM.MICROSOFT.CONCAT(&quot;cliente_test&quot;;[.F27])" office:value-type="string" office:string-value="cliente_test26" calcext:value-type="string">
            <text:p>cliente_test2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est 2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formula="of:=COM.MICROSOFT.CONCAT(&quot;cliente&quot;;[.F28];&quot;@gcoop.coop&quot;)" office:value-type="string" office:string-value="cliente27@gcoop.coop" calcext:value-type="string">
            <text:p>cliente27@gcoop.coop</text:p>
          </table:table-cell>
          <table:table-cell table:formula="of:=COM.MICROSOFT.CONCAT(&quot;cliente_test&quot;;[.F28])" office:value-type="string" office:string-value="cliente_test27" calcext:value-type="string">
            <text:p>cliente_test2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est 2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table:formula="of:=COM.MICROSOFT.CONCAT(&quot;cliente&quot;;[.F29];&quot;@gcoop.coop&quot;)" office:value-type="string" office:string-value="cliente28@gcoop.coop" calcext:value-type="string">
            <text:p>cliente28@gcoop.coop</text:p>
          </table:table-cell>
          <table:table-cell table:formula="of:=COM.MICROSOFT.CONCAT(&quot;cliente_test&quot;;[.F29])" office:value-type="string" office:string-value="cliente_test28" calcext:value-type="string">
            <text:p>cliente_test2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est 2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</text:p>
          </table:table-cell>
        </table:table-row>
        <table:table-row table:style-name="ro1">
          <table:table-cell table:formula="of:=COM.MICROSOFT.CONCAT(&quot;cliente&quot;;[.F30];&quot;@gcoop.coop&quot;)" office:value-type="string" office:string-value="cliente29@gcoop.coop" calcext:value-type="string">
            <text:p>cliente29@gcoop.coop</text:p>
          </table:table-cell>
          <table:table-cell table:formula="of:=COM.MICROSOFT.CONCAT(&quot;cliente_test&quot;;[.F30])" office:value-type="string" office:string-value="cliente_test29" calcext:value-type="string">
            <text:p>cliente_test2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est 2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</text:p>
          </table:table-cell>
        </table:table-row>
        <table:table-row table:style-name="ro1">
          <table:table-cell table:formula="of:=COM.MICROSOFT.CONCAT(&quot;cliente&quot;;[.F31];&quot;@gcoop.coop&quot;)" office:value-type="string" office:string-value="cliente30@gcoop.coop" calcext:value-type="string">
            <text:p>cliente30@gcoop.coop</text:p>
          </table:table-cell>
          <table:table-cell table:formula="of:=COM.MICROSOFT.CONCAT(&quot;cliente_test&quot;;[.F31])" office:value-type="string" office:string-value="cliente_test30" calcext:value-type="string">
            <text:p>cliente_test3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est 2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formula="of:=COM.MICROSOFT.CONCAT(&quot;cliente&quot;;[.F32];&quot;@gcoop.coop&quot;)" office:value-type="string" office:string-value="cliente31@gcoop.coop" calcext:value-type="string">
            <text:p>cliente31@gcoop.coop</text:p>
          </table:table-cell>
          <table:table-cell table:formula="of:=COM.MICROSOFT.CONCAT(&quot;cliente_test&quot;;[.F32])" office:value-type="string" office:string-value="cliente_test31" calcext:value-type="string">
            <text:p>cliente_test3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est 2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</text:p>
          </table:table-cell>
        </table:table-row>
        <table:table-row table:style-name="ro1">
          <table:table-cell table:formula="of:=COM.MICROSOFT.CONCAT(&quot;cliente&quot;;[.F33];&quot;@gcoop.coop&quot;)" office:value-type="string" office:string-value="cliente32@gcoop.coop" calcext:value-type="string">
            <text:p>cliente32@gcoop.coop</text:p>
          </table:table-cell>
          <table:table-cell table:formula="of:=COM.MICROSOFT.CONCAT(&quot;cliente_test&quot;;[.F33])" office:value-type="string" office:string-value="cliente_test32" calcext:value-type="string">
            <text:p>cliente_test3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est 3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</text:p>
          </table:table-cell>
        </table:table-row>
        <table:table-row table:style-name="ro1">
          <table:table-cell table:formula="of:=COM.MICROSOFT.CONCAT(&quot;cliente&quot;;[.F34];&quot;@gcoop.coop&quot;)" office:value-type="string" office:string-value="cliente33@gcoop.coop" calcext:value-type="string">
            <text:p>cliente33@gcoop.coop</text:p>
          </table:table-cell>
          <table:table-cell table:formula="of:=COM.MICROSOFT.CONCAT(&quot;cliente_test&quot;;[.F34])" office:value-type="string" office:string-value="cliente_test33" calcext:value-type="string">
            <text:p>cliente_test3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est 3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table:formula="of:=COM.MICROSOFT.CONCAT(&quot;cliente&quot;;[.F35];&quot;@gcoop.coop&quot;)" office:value-type="string" office:string-value="cliente34@gcoop.coop" calcext:value-type="string">
            <text:p>cliente34@gcoop.coop</text:p>
          </table:table-cell>
          <table:table-cell table:formula="of:=COM.MICROSOFT.CONCAT(&quot;cliente_test&quot;;[.F35])" office:value-type="string" office:string-value="cliente_test34" calcext:value-type="string">
            <text:p>cliente_test3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est 3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</text:p>
          </table:table-cell>
        </table:table-row>
        <table:table-row table:style-name="ro1">
          <table:table-cell table:formula="of:=COM.MICROSOFT.CONCAT(&quot;cliente&quot;;[.F36];&quot;@gcoop.coop&quot;)" office:value-type="string" office:string-value="cliente35@gcoop.coop" calcext:value-type="string">
            <text:p>cliente35@gcoop.coop</text:p>
          </table:table-cell>
          <table:table-cell table:formula="of:=COM.MICROSOFT.CONCAT(&quot;cliente_test&quot;;[.F36])" office:value-type="string" office:string-value="cliente_test35" calcext:value-type="string">
            <text:p>cliente_test3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est 3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</text:p>
          </table:table-cell>
        </table:table-row>
        <table:table-row table:style-name="ro1">
          <table:table-cell table:formula="of:=COM.MICROSOFT.CONCAT(&quot;cliente&quot;;[.F37];&quot;@gcoop.coop&quot;)" office:value-type="string" office:string-value="cliente36@gcoop.coop" calcext:value-type="string">
            <text:p>cliente36@gcoop.coop</text:p>
          </table:table-cell>
          <table:table-cell table:formula="of:=COM.MICROSOFT.CONCAT(&quot;cliente_test&quot;;[.F37])" office:value-type="string" office:string-value="cliente_test36" calcext:value-type="string">
            <text:p>cliente_test3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est 3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table:formula="of:=COM.MICROSOFT.CONCAT(&quot;cliente&quot;;[.F38];&quot;@gcoop.coop&quot;)" office:value-type="string" office:string-value="cliente37@gcoop.coop" calcext:value-type="string">
            <text:p>cliente37@gcoop.coop</text:p>
          </table:table-cell>
          <table:table-cell table:formula="of:=COM.MICROSOFT.CONCAT(&quot;cliente_test&quot;;[.F38])" office:value-type="string" office:string-value="cliente_test37" calcext:value-type="string">
            <text:p>cliente_test3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est 3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</text:p>
          </table:table-cell>
        </table:table-row>
        <table:table-row table:style-name="ro1">
          <table:table-cell table:formula="of:=COM.MICROSOFT.CONCAT(&quot;cliente&quot;;[.F39];&quot;@gcoop.coop&quot;)" office:value-type="string" office:string-value="cliente38@gcoop.coop" calcext:value-type="string">
            <text:p>cliente38@gcoop.coop</text:p>
          </table:table-cell>
          <table:table-cell table:formula="of:=COM.MICROSOFT.CONCAT(&quot;cliente_test&quot;;[.F39])" office:value-type="string" office:string-value="cliente_test38" calcext:value-type="string">
            <text:p>cliente_test3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est 3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 table:formula="of:=COM.MICROSOFT.CONCAT(&quot;cliente&quot;;[.F40];&quot;@gcoop.coop&quot;)" office:value-type="string" office:string-value="cliente39@gcoop.coop" calcext:value-type="string">
            <text:p>cliente39@gcoop.coop</text:p>
          </table:table-cell>
          <table:table-cell table:formula="of:=COM.MICROSOFT.CONCAT(&quot;cliente_test&quot;;[.F40])" office:value-type="string" office:string-value="cliente_test39" calcext:value-type="string">
            <text:p>cliente_test3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est 3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table:formula="of:=COM.MICROSOFT.CONCAT(&quot;cliente&quot;;[.F41];&quot;@gcoop.coop&quot;)" office:value-type="string" office:string-value="cliente40@gcoop.coop" calcext:value-type="string">
            <text:p>cliente40@gcoop.coop</text:p>
          </table:table-cell>
          <table:table-cell table:formula="of:=COM.MICROSOFT.CONCAT(&quot;cliente_test&quot;;[.F41])" office:value-type="string" office:string-value="cliente_test40" calcext:value-type="string">
            <text:p>cliente_test4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est 3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</text:p>
          </table:table-cell>
        </table:table-row>
        <table:table-row table:style-name="ro1">
          <table:table-cell table:formula="of:=COM.MICROSOFT.CONCAT(&quot;cliente&quot;;[.F42];&quot;@gcoop.coop&quot;)" office:value-type="string" office:string-value="cliente41@gcoop.coop" calcext:value-type="string">
            <text:p>cliente41@gcoop.coop</text:p>
          </table:table-cell>
          <table:table-cell table:formula="of:=COM.MICROSOFT.CONCAT(&quot;cliente_test&quot;;[.F42])" office:value-type="string" office:string-value="cliente_test41" calcext:value-type="string">
            <text:p>cliente_test4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est 3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table:formula="of:=COM.MICROSOFT.CONCAT(&quot;cliente&quot;;[.F43];&quot;@gcoop.coop&quot;)" office:value-type="string" office:string-value="cliente42@gcoop.coop" calcext:value-type="string">
            <text:p>cliente42@gcoop.coop</text:p>
          </table:table-cell>
          <table:table-cell table:formula="of:=COM.MICROSOFT.CONCAT(&quot;cliente_test&quot;;[.F43])" office:value-type="string" office:string-value="cliente_test42" calcext:value-type="string">
            <text:p>cliente_test4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est 4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table:formula="of:=COM.MICROSOFT.CONCAT(&quot;cliente&quot;;[.F44];&quot;@gcoop.coop&quot;)" office:value-type="string" office:string-value="cliente43@gcoop.coop" calcext:value-type="string">
            <text:p>cliente43@gcoop.coop</text:p>
          </table:table-cell>
          <table:table-cell table:formula="of:=COM.MICROSOFT.CONCAT(&quot;cliente_test&quot;;[.F44])" office:value-type="string" office:string-value="cliente_test43" calcext:value-type="string">
            <text:p>cliente_test4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est 4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 table:formula="of:=COM.MICROSOFT.CONCAT(&quot;cliente&quot;;[.F45];&quot;@gcoop.coop&quot;)" office:value-type="string" office:string-value="cliente44@gcoop.coop" calcext:value-type="string">
            <text:p>cliente44@gcoop.coop</text:p>
          </table:table-cell>
          <table:table-cell table:formula="of:=COM.MICROSOFT.CONCAT(&quot;cliente_test&quot;;[.F45])" office:value-type="string" office:string-value="cliente_test44" calcext:value-type="string">
            <text:p>cliente_test4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est 4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</text:p>
          </table:table-cell>
        </table:table-row>
        <table:table-row table:style-name="ro1">
          <table:table-cell table:formula="of:=COM.MICROSOFT.CONCAT(&quot;cliente&quot;;[.F46];&quot;@gcoop.coop&quot;)" office:value-type="string" office:string-value="cliente45@gcoop.coop" calcext:value-type="string">
            <text:p>cliente45@gcoop.coop</text:p>
          </table:table-cell>
          <table:table-cell table:formula="of:=COM.MICROSOFT.CONCAT(&quot;cliente_test&quot;;[.F46])" office:value-type="string" office:string-value="cliente_test45" calcext:value-type="string">
            <text:p>cliente_test4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est 4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table:formula="of:=COM.MICROSOFT.CONCAT(&quot;cliente&quot;;[.F47];&quot;@gcoop.coop&quot;)" office:value-type="string" office:string-value="cliente46@gcoop.coop" calcext:value-type="string">
            <text:p>cliente46@gcoop.coop</text:p>
          </table:table-cell>
          <table:table-cell table:formula="of:=COM.MICROSOFT.CONCAT(&quot;cliente_test&quot;;[.F47])" office:value-type="string" office:string-value="cliente_test46" calcext:value-type="string">
            <text:p>cliente_test4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est 4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</text:p>
          </table:table-cell>
        </table:table-row>
        <table:table-row table:style-name="ro1">
          <table:table-cell table:formula="of:=COM.MICROSOFT.CONCAT(&quot;cliente&quot;;[.F48];&quot;@gcoop.coop&quot;)" office:value-type="string" office:string-value="cliente47@gcoop.coop" calcext:value-type="string">
            <text:p>cliente47@gcoop.coop</text:p>
          </table:table-cell>
          <table:table-cell table:formula="of:=COM.MICROSOFT.CONCAT(&quot;cliente_test&quot;;[.F48])" office:value-type="string" office:string-value="cliente_test47" calcext:value-type="string">
            <text:p>cliente_test4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est 4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formula="of:=COM.MICROSOFT.CONCAT(&quot;cliente&quot;;[.F49];&quot;@gcoop.coop&quot;)" office:value-type="string" office:string-value="cliente48@gcoop.coop" calcext:value-type="string">
            <text:p>cliente48@gcoop.coop</text:p>
          </table:table-cell>
          <table:table-cell table:formula="of:=COM.MICROSOFT.CONCAT(&quot;cliente_test&quot;;[.F49])" office:value-type="string" office:string-value="cliente_test48" calcext:value-type="string">
            <text:p>cliente_test4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est 4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table:formula="of:=COM.MICROSOFT.CONCAT(&quot;cliente&quot;;[.F50];&quot;@gcoop.coop&quot;)" office:value-type="string" office:string-value="cliente49@gcoop.coop" calcext:value-type="string">
            <text:p>cliente49@gcoop.coop</text:p>
          </table:table-cell>
          <table:table-cell table:formula="of:=COM.MICROSOFT.CONCAT(&quot;cliente_test&quot;;[.F50])" office:value-type="string" office:string-value="cliente_test49" calcext:value-type="string">
            <text:p>cliente_test4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est 4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table:formula="of:=COM.MICROSOFT.CONCAT(&quot;cliente&quot;;[.F51];&quot;@gcoop.coop&quot;)" office:value-type="string" office:string-value="cliente50@gcoop.coop" calcext:value-type="string">
            <text:p>cliente50@gcoop.coop</text:p>
          </table:table-cell>
          <table:table-cell table:formula="of:=COM.MICROSOFT.CONCAT(&quot;cliente_test&quot;;[.F51])" office:value-type="string" office:string-value="cliente_test50" calcext:value-type="string">
            <text:p>cliente_test5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est 4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table:formula="of:=COM.MICROSOFT.CONCAT(&quot;cliente&quot;;[.F52];&quot;@gcoop.coop&quot;)" office:value-type="string" office:string-value="cliente51@gcoop.coop" calcext:value-type="string">
            <text:p>cliente51@gcoop.coop</text:p>
          </table:table-cell>
          <table:table-cell table:formula="of:=COM.MICROSOFT.CONCAT(&quot;cliente_test&quot;;[.F52])" office:value-type="string" office:string-value="cliente_test51" calcext:value-type="string">
            <text:p>cliente_test5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est 4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table:formula="of:=COM.MICROSOFT.CONCAT(&quot;cliente&quot;;[.F53];&quot;@gcoop.coop&quot;)" office:value-type="string" office:string-value="cliente52@gcoop.coop" calcext:value-type="string">
            <text:p>cliente52@gcoop.coop</text:p>
          </table:table-cell>
          <table:table-cell table:formula="of:=COM.MICROSOFT.CONCAT(&quot;cliente_test&quot;;[.F53])" office:value-type="string" office:string-value="cliente_test52" calcext:value-type="string">
            <text:p>cliente_test5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est 5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table:formula="of:=COM.MICROSOFT.CONCAT(&quot;cliente&quot;;[.F54];&quot;@gcoop.coop&quot;)" office:value-type="string" office:string-value="cliente53@gcoop.coop" calcext:value-type="string">
            <text:p>cliente53@gcoop.coop</text:p>
          </table:table-cell>
          <table:table-cell table:formula="of:=COM.MICROSOFT.CONCAT(&quot;cliente_test&quot;;[.F54])" office:value-type="string" office:string-value="cliente_test53" calcext:value-type="string">
            <text:p>cliente_test5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est 5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table:formula="of:=COM.MICROSOFT.CONCAT(&quot;cliente&quot;;[.F55];&quot;@gcoop.coop&quot;)" office:value-type="string" office:string-value="cliente54@gcoop.coop" calcext:value-type="string">
            <text:p>cliente54@gcoop.coop</text:p>
          </table:table-cell>
          <table:table-cell table:formula="of:=COM.MICROSOFT.CONCAT(&quot;cliente_test&quot;;[.F55])" office:value-type="string" office:string-value="cliente_test54" calcext:value-type="string">
            <text:p>cliente_test5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est 5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table:formula="of:=COM.MICROSOFT.CONCAT(&quot;cliente&quot;;[.F56];&quot;@gcoop.coop&quot;)" office:value-type="string" office:string-value="cliente55@gcoop.coop" calcext:value-type="string">
            <text:p>cliente55@gcoop.coop</text:p>
          </table:table-cell>
          <table:table-cell table:formula="of:=COM.MICROSOFT.CONCAT(&quot;cliente_test&quot;;[.F56])" office:value-type="string" office:string-value="cliente_test55" calcext:value-type="string">
            <text:p>cliente_test5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est 5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table:formula="of:=COM.MICROSOFT.CONCAT(&quot;cliente&quot;;[.F57];&quot;@gcoop.coop&quot;)" office:value-type="string" office:string-value="cliente56@gcoop.coop" calcext:value-type="string">
            <text:p>cliente56@gcoop.coop</text:p>
          </table:table-cell>
          <table:table-cell table:formula="of:=COM.MICROSOFT.CONCAT(&quot;cliente_test&quot;;[.F57])" office:value-type="string" office:string-value="cliente_test56" calcext:value-type="string">
            <text:p>cliente_test5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est 5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table:formula="of:=COM.MICROSOFT.CONCAT(&quot;cliente&quot;;[.F58];&quot;@gcoop.coop&quot;)" office:value-type="string" office:string-value="cliente57@gcoop.coop" calcext:value-type="string">
            <text:p>cliente57@gcoop.coop</text:p>
          </table:table-cell>
          <table:table-cell table:formula="of:=COM.MICROSOFT.CONCAT(&quot;cliente_test&quot;;[.F58])" office:value-type="string" office:string-value="cliente_test57" calcext:value-type="string">
            <text:p>cliente_test5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est 5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formula="of:=COM.MICROSOFT.CONCAT(&quot;cliente&quot;;[.F59];&quot;@gcoop.coop&quot;)" office:value-type="string" office:string-value="cliente58@gcoop.coop" calcext:value-type="string">
            <text:p>cliente58@gcoop.coop</text:p>
          </table:table-cell>
          <table:table-cell table:formula="of:=COM.MICROSOFT.CONCAT(&quot;cliente_test&quot;;[.F59])" office:value-type="string" office:string-value="cliente_test58" calcext:value-type="string">
            <text:p>cliente_test5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est 5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formula="of:=COM.MICROSOFT.CONCAT(&quot;cliente&quot;;[.F60];&quot;@gcoop.coop&quot;)" office:value-type="string" office:string-value="cliente59@gcoop.coop" calcext:value-type="string">
            <text:p>cliente59@gcoop.coop</text:p>
          </table:table-cell>
          <table:table-cell table:formula="of:=COM.MICROSOFT.CONCAT(&quot;cliente_test&quot;;[.F60])" office:value-type="string" office:string-value="cliente_test59" calcext:value-type="string">
            <text:p>cliente_test5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est 5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table:formula="of:=COM.MICROSOFT.CONCAT(&quot;cliente&quot;;[.F61];&quot;@gcoop.coop&quot;)" office:value-type="string" office:string-value="cliente60@gcoop.coop" calcext:value-type="string">
            <text:p>cliente60@gcoop.coop</text:p>
          </table:table-cell>
          <table:table-cell table:formula="of:=COM.MICROSOFT.CONCAT(&quot;cliente_test&quot;;[.F61])" office:value-type="string" office:string-value="cliente_test60" calcext:value-type="string">
            <text:p>cliente_test6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est 5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formula="of:=COM.MICROSOFT.CONCAT(&quot;cliente&quot;;[.F62];&quot;@gcoop.coop&quot;)" office:value-type="string" office:string-value="cliente61@gcoop.coop" calcext:value-type="string">
            <text:p>cliente61@gcoop.coop</text:p>
          </table:table-cell>
          <table:table-cell table:formula="of:=COM.MICROSOFT.CONCAT(&quot;cliente_test&quot;;[.F62])" office:value-type="string" office:string-value="cliente_test61" calcext:value-type="string">
            <text:p>cliente_test6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est 5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table:formula="of:=COM.MICROSOFT.CONCAT(&quot;cliente&quot;;[.F63];&quot;@gcoop.coop&quot;)" office:value-type="string" office:string-value="cliente62@gcoop.coop" calcext:value-type="string">
            <text:p>cliente62@gcoop.coop</text:p>
          </table:table-cell>
          <table:table-cell table:formula="of:=COM.MICROSOFT.CONCAT(&quot;cliente_test&quot;;[.F63])" office:value-type="string" office:string-value="cliente_test62" calcext:value-type="string">
            <text:p>cliente_test6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est 6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table:formula="of:=COM.MICROSOFT.CONCAT(&quot;cliente&quot;;[.F64];&quot;@gcoop.coop&quot;)" office:value-type="string" office:string-value="cliente63@gcoop.coop" calcext:value-type="string">
            <text:p>cliente63@gcoop.coop</text:p>
          </table:table-cell>
          <table:table-cell table:formula="of:=COM.MICROSOFT.CONCAT(&quot;cliente_test&quot;;[.F64])" office:value-type="string" office:string-value="cliente_test63" calcext:value-type="string">
            <text:p>cliente_test6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est 6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table:formula="of:=COM.MICROSOFT.CONCAT(&quot;cliente&quot;;[.F65];&quot;@gcoop.coop&quot;)" office:value-type="string" office:string-value="cliente64@gcoop.coop" calcext:value-type="string">
            <text:p>cliente64@gcoop.coop</text:p>
          </table:table-cell>
          <table:table-cell table:formula="of:=COM.MICROSOFT.CONCAT(&quot;cliente_test&quot;;[.F65])" office:value-type="string" office:string-value="cliente_test64" calcext:value-type="string">
            <text:p>cliente_test6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st 6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table:formula="of:=COM.MICROSOFT.CONCAT(&quot;cliente&quot;;[.F66];&quot;@gcoop.coop&quot;)" office:value-type="string" office:string-value="cliente65@gcoop.coop" calcext:value-type="string">
            <text:p>cliente65@gcoop.coop</text:p>
          </table:table-cell>
          <table:table-cell table:formula="of:=COM.MICROSOFT.CONCAT(&quot;cliente_test&quot;;[.F66])" office:value-type="string" office:string-value="cliente_test65" calcext:value-type="string">
            <text:p>cliente_test6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est 6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2</text:p>
          </table:table-cell>
        </table:table-row>
        <table:table-row table:style-name="ro1">
          <table:table-cell table:formula="of:=COM.MICROSOFT.CONCAT(&quot;cliente&quot;;[.F67];&quot;@gcoop.coop&quot;)" office:value-type="string" office:string-value="cliente66@gcoop.coop" calcext:value-type="string">
            <text:p>cliente66@gcoop.coop</text:p>
          </table:table-cell>
          <table:table-cell table:formula="of:=COM.MICROSOFT.CONCAT(&quot;cliente_test&quot;;[.F67])" office:value-type="string" office:string-value="cliente_test66" calcext:value-type="string">
            <text:p>cliente_test6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est 6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table:formula="of:=COM.MICROSOFT.CONCAT(&quot;cliente&quot;;[.F68];&quot;@gcoop.coop&quot;)" office:value-type="string" office:string-value="cliente67@gcoop.coop" calcext:value-type="string">
            <text:p>cliente67@gcoop.coop</text:p>
          </table:table-cell>
          <table:table-cell table:formula="of:=COM.MICROSOFT.CONCAT(&quot;cliente_test&quot;;[.F68])" office:value-type="string" office:string-value="cliente_test67" calcext:value-type="string">
            <text:p>cliente_test6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est 6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4</text:p>
          </table:table-cell>
        </table:table-row>
        <table:table-row table:style-name="ro1">
          <table:table-cell table:formula="of:=COM.MICROSOFT.CONCAT(&quot;cliente&quot;;[.F69];&quot;@gcoop.coop&quot;)" office:value-type="string" office:string-value="cliente68@gcoop.coop" calcext:value-type="string">
            <text:p>cliente68@gcoop.coop</text:p>
          </table:table-cell>
          <table:table-cell table:formula="of:=COM.MICROSOFT.CONCAT(&quot;cliente_test&quot;;[.F69])" office:value-type="string" office:string-value="cliente_test68" calcext:value-type="string">
            <text:p>cliente_test6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est 6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table:formula="of:=COM.MICROSOFT.CONCAT(&quot;cliente&quot;;[.F70];&quot;@gcoop.coop&quot;)" office:value-type="string" office:string-value="cliente69@gcoop.coop" calcext:value-type="string">
            <text:p>cliente69@gcoop.coop</text:p>
          </table:table-cell>
          <table:table-cell table:formula="of:=COM.MICROSOFT.CONCAT(&quot;cliente_test&quot;;[.F70])" office:value-type="string" office:string-value="cliente_test69" calcext:value-type="string">
            <text:p>cliente_test6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est 6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formula="of:=COM.MICROSOFT.CONCAT(&quot;cliente&quot;;[.F71];&quot;@gcoop.coop&quot;)" office:value-type="string" office:string-value="cliente70@gcoop.coop" calcext:value-type="string">
            <text:p>cliente70@gcoop.coop</text:p>
          </table:table-cell>
          <table:table-cell table:formula="of:=COM.MICROSOFT.CONCAT(&quot;cliente_test&quot;;[.F71])" office:value-type="string" office:string-value="cliente_test70" calcext:value-type="string">
            <text:p>cliente_test7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est 6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table:formula="of:=COM.MICROSOFT.CONCAT(&quot;cliente&quot;;[.F72];&quot;@gcoop.coop&quot;)" office:value-type="string" office:string-value="cliente71@gcoop.coop" calcext:value-type="string">
            <text:p>cliente71@gcoop.coop</text:p>
          </table:table-cell>
          <table:table-cell table:formula="of:=COM.MICROSOFT.CONCAT(&quot;cliente_test&quot;;[.F72])" office:value-type="string" office:string-value="cliente_test71" calcext:value-type="string">
            <text:p>cliente_test7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est 6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table:formula="of:=COM.MICROSOFT.CONCAT(&quot;cliente&quot;;[.F73];&quot;@gcoop.coop&quot;)" office:value-type="string" office:string-value="cliente72@gcoop.coop" calcext:value-type="string">
            <text:p>cliente72@gcoop.coop</text:p>
          </table:table-cell>
          <table:table-cell table:formula="of:=COM.MICROSOFT.CONCAT(&quot;cliente_test&quot;;[.F73])" office:value-type="string" office:string-value="cliente_test72" calcext:value-type="string">
            <text:p>cliente_test7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est 7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formula="of:=COM.MICROSOFT.CONCAT(&quot;cliente&quot;;[.F74];&quot;@gcoop.coop&quot;)" office:value-type="string" office:string-value="cliente73@gcoop.coop" calcext:value-type="string">
            <text:p>cliente73@gcoop.coop</text:p>
          </table:table-cell>
          <table:table-cell table:formula="of:=COM.MICROSOFT.CONCAT(&quot;cliente_test&quot;;[.F74])" office:value-type="string" office:string-value="cliente_test73" calcext:value-type="string">
            <text:p>cliente_test7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st 7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0</text:p>
          </table:table-cell>
        </table:table-row>
        <table:table-row table:style-name="ro1">
          <table:table-cell table:formula="of:=COM.MICROSOFT.CONCAT(&quot;cliente&quot;;[.F75];&quot;@gcoop.coop&quot;)" office:value-type="string" office:string-value="cliente74@gcoop.coop" calcext:value-type="string">
            <text:p>cliente74@gcoop.coop</text:p>
          </table:table-cell>
          <table:table-cell table:formula="of:=COM.MICROSOFT.CONCAT(&quot;cliente_test&quot;;[.F75])" office:value-type="string" office:string-value="cliente_test74" calcext:value-type="string">
            <text:p>cliente_test7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est 7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table:formula="of:=COM.MICROSOFT.CONCAT(&quot;cliente&quot;;[.F76];&quot;@gcoop.coop&quot;)" office:value-type="string" office:string-value="cliente75@gcoop.coop" calcext:value-type="string">
            <text:p>cliente75@gcoop.coop</text:p>
          </table:table-cell>
          <table:table-cell table:formula="of:=COM.MICROSOFT.CONCAT(&quot;cliente_test&quot;;[.F76])" office:value-type="string" office:string-value="cliente_test75" calcext:value-type="string">
            <text:p>cliente_test7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est 7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table:formula="of:=COM.MICROSOFT.CONCAT(&quot;cliente&quot;;[.F77];&quot;@gcoop.coop&quot;)" office:value-type="string" office:string-value="cliente76@gcoop.coop" calcext:value-type="string">
            <text:p>cliente76@gcoop.coop</text:p>
          </table:table-cell>
          <table:table-cell table:formula="of:=COM.MICROSOFT.CONCAT(&quot;cliente_test&quot;;[.F77])" office:value-type="string" office:string-value="cliente_test76" calcext:value-type="string">
            <text:p>cliente_test7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est 7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3</text:p>
          </table:table-cell>
        </table:table-row>
        <table:table-row table:style-name="ro1">
          <table:table-cell table:formula="of:=COM.MICROSOFT.CONCAT(&quot;cliente&quot;;[.F78];&quot;@gcoop.coop&quot;)" office:value-type="string" office:string-value="cliente77@gcoop.coop" calcext:value-type="string">
            <text:p>cliente77@gcoop.coop</text:p>
          </table:table-cell>
          <table:table-cell table:formula="of:=COM.MICROSOFT.CONCAT(&quot;cliente_test&quot;;[.F78])" office:value-type="string" office:string-value="cliente_test77" calcext:value-type="string">
            <text:p>cliente_test7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est 7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table:formula="of:=COM.MICROSOFT.CONCAT(&quot;cliente&quot;;[.F79];&quot;@gcoop.coop&quot;)" office:value-type="string" office:string-value="cliente78@gcoop.coop" calcext:value-type="string">
            <text:p>cliente78@gcoop.coop</text:p>
          </table:table-cell>
          <table:table-cell table:formula="of:=COM.MICROSOFT.CONCAT(&quot;cliente_test&quot;;[.F79])" office:value-type="string" office:string-value="cliente_test78" calcext:value-type="string">
            <text:p>cliente_test7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est 7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table:formula="of:=COM.MICROSOFT.CONCAT(&quot;cliente&quot;;[.F80];&quot;@gcoop.coop&quot;)" office:value-type="string" office:string-value="cliente79@gcoop.coop" calcext:value-type="string">
            <text:p>cliente79@gcoop.coop</text:p>
          </table:table-cell>
          <table:table-cell table:formula="of:=COM.MICROSOFT.CONCAT(&quot;cliente_test&quot;;[.F80])" office:value-type="string" office:string-value="cliente_test79" calcext:value-type="string">
            <text:p>cliente_test7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est 7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table:formula="of:=COM.MICROSOFT.CONCAT(&quot;cliente&quot;;[.F81];&quot;@gcoop.coop&quot;)" office:value-type="string" office:string-value="cliente80@gcoop.coop" calcext:value-type="string">
            <text:p>cliente80@gcoop.coop</text:p>
          </table:table-cell>
          <table:table-cell table:formula="of:=COM.MICROSOFT.CONCAT(&quot;cliente_test&quot;;[.F81])" office:value-type="string" office:string-value="cliente_test80" calcext:value-type="string">
            <text:p>cliente_test8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est 7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7</text:p>
          </table:table-cell>
        </table:table-row>
        <table:table-row table:style-name="ro1">
          <table:table-cell table:formula="of:=COM.MICROSOFT.CONCAT(&quot;cliente&quot;;[.F82];&quot;@gcoop.coop&quot;)" office:value-type="string" office:string-value="cliente81@gcoop.coop" calcext:value-type="string">
            <text:p>cliente81@gcoop.coop</text:p>
          </table:table-cell>
          <table:table-cell table:formula="of:=COM.MICROSOFT.CONCAT(&quot;cliente_test&quot;;[.F82])" office:value-type="string" office:string-value="cliente_test81" calcext:value-type="string">
            <text:p>cliente_test8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est 7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table:formula="of:=COM.MICROSOFT.CONCAT(&quot;cliente&quot;;[.F83];&quot;@gcoop.coop&quot;)" office:value-type="string" office:string-value="cliente82@gcoop.coop" calcext:value-type="string">
            <text:p>cliente82@gcoop.coop</text:p>
          </table:table-cell>
          <table:table-cell table:formula="of:=COM.MICROSOFT.CONCAT(&quot;cliente_test&quot;;[.F83])" office:value-type="string" office:string-value="cliente_test82" calcext:value-type="string">
            <text:p>cliente_test8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est 8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79</text:p>
          </table:table-cell>
        </table:table-row>
        <table:table-row table:style-name="ro1">
          <table:table-cell table:formula="of:=COM.MICROSOFT.CONCAT(&quot;cliente&quot;;[.F84];&quot;@gcoop.coop&quot;)" office:value-type="string" office:string-value="cliente83@gcoop.coop" calcext:value-type="string">
            <text:p>cliente83@gcoop.coop</text:p>
          </table:table-cell>
          <table:table-cell table:formula="of:=COM.MICROSOFT.CONCAT(&quot;cliente_test&quot;;[.F84])" office:value-type="string" office:string-value="cliente_test83" calcext:value-type="string">
            <text:p>cliente_test8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est 8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table:formula="of:=COM.MICROSOFT.CONCAT(&quot;cliente&quot;;[.F85];&quot;@gcoop.coop&quot;)" office:value-type="string" office:string-value="cliente84@gcoop.coop" calcext:value-type="string">
            <text:p>cliente84@gcoop.coop</text:p>
          </table:table-cell>
          <table:table-cell table:formula="of:=COM.MICROSOFT.CONCAT(&quot;cliente_test&quot;;[.F85])" office:value-type="string" office:string-value="cliente_test84" calcext:value-type="string">
            <text:p>cliente_test8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est 8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table:formula="of:=COM.MICROSOFT.CONCAT(&quot;cliente&quot;;[.F86];&quot;@gcoop.coop&quot;)" office:value-type="string" office:string-value="cliente85@gcoop.coop" calcext:value-type="string">
            <text:p>cliente85@gcoop.coop</text:p>
          </table:table-cell>
          <table:table-cell table:formula="of:=COM.MICROSOFT.CONCAT(&quot;cliente_test&quot;;[.F86])" office:value-type="string" office:string-value="cliente_test85" calcext:value-type="string">
            <text:p>cliente_test8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est 8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2</text:p>
          </table:table-cell>
        </table:table-row>
        <table:table-row table:style-name="ro1">
          <table:table-cell table:formula="of:=COM.MICROSOFT.CONCAT(&quot;cliente&quot;;[.F87];&quot;@gcoop.coop&quot;)" office:value-type="string" office:string-value="cliente86@gcoop.coop" calcext:value-type="string">
            <text:p>cliente86@gcoop.coop</text:p>
          </table:table-cell>
          <table:table-cell table:formula="of:=COM.MICROSOFT.CONCAT(&quot;cliente_test&quot;;[.F87])" office:value-type="string" office:string-value="cliente_test86" calcext:value-type="string">
            <text:p>cliente_test8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est 84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table:formula="of:=COM.MICROSOFT.CONCAT(&quot;cliente&quot;;[.F88];&quot;@gcoop.coop&quot;)" office:value-type="string" office:string-value="cliente87@gcoop.coop" calcext:value-type="string">
            <text:p>cliente87@gcoop.coop</text:p>
          </table:table-cell>
          <table:table-cell table:formula="of:=COM.MICROSOFT.CONCAT(&quot;cliente_test&quot;;[.F88])" office:value-type="string" office:string-value="cliente_test87" calcext:value-type="string">
            <text:p>cliente_test8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est 8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table:formula="of:=COM.MICROSOFT.CONCAT(&quot;cliente&quot;;[.F89];&quot;@gcoop.coop&quot;)" office:value-type="string" office:string-value="cliente88@gcoop.coop" calcext:value-type="string">
            <text:p>cliente88@gcoop.coop</text:p>
          </table:table-cell>
          <table:table-cell table:formula="of:=COM.MICROSOFT.CONCAT(&quot;cliente_test&quot;;[.F89])" office:value-type="string" office:string-value="cliente_test88" calcext:value-type="string">
            <text:p>cliente_test8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est 8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5</text:p>
          </table:table-cell>
        </table:table-row>
        <table:table-row table:style-name="ro1">
          <table:table-cell table:formula="of:=COM.MICROSOFT.CONCAT(&quot;cliente&quot;;[.F90];&quot;@gcoop.coop&quot;)" office:value-type="string" office:string-value="cliente89@gcoop.coop" calcext:value-type="string">
            <text:p>cliente89@gcoop.coop</text:p>
          </table:table-cell>
          <table:table-cell table:formula="of:=COM.MICROSOFT.CONCAT(&quot;cliente_test&quot;;[.F90])" office:value-type="string" office:string-value="cliente_test89" calcext:value-type="string">
            <text:p>cliente_test8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est 8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6</text:p>
          </table:table-cell>
        </table:table-row>
        <table:table-row table:style-name="ro1">
          <table:table-cell table:formula="of:=COM.MICROSOFT.CONCAT(&quot;cliente&quot;;[.F91];&quot;@gcoop.coop&quot;)" office:value-type="string" office:string-value="cliente90@gcoop.coop" calcext:value-type="string">
            <text:p>cliente90@gcoop.coop</text:p>
          </table:table-cell>
          <table:table-cell table:formula="of:=COM.MICROSOFT.CONCAT(&quot;cliente_test&quot;;[.F91])" office:value-type="string" office:string-value="cliente_test90" calcext:value-type="string">
            <text:p>cliente_test9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est 8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formula="of:=COM.MICROSOFT.CONCAT(&quot;cliente&quot;;[.F92];&quot;@gcoop.coop&quot;)" office:value-type="string" office:string-value="cliente91@gcoop.coop" calcext:value-type="string">
            <text:p>cliente91@gcoop.coop</text:p>
          </table:table-cell>
          <table:table-cell table:formula="of:=COM.MICROSOFT.CONCAT(&quot;cliente_test&quot;;[.F92])" office:value-type="string" office:string-value="cliente_test91" calcext:value-type="string">
            <text:p>cliente_test9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est 8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8</text:p>
          </table:table-cell>
        </table:table-row>
        <table:table-row table:style-name="ro1">
          <table:table-cell table:formula="of:=COM.MICROSOFT.CONCAT(&quot;cliente&quot;;[.F93];&quot;@gcoop.coop&quot;)" office:value-type="string" office:string-value="cliente92@gcoop.coop" calcext:value-type="string">
            <text:p>cliente92@gcoop.coop</text:p>
          </table:table-cell>
          <table:table-cell table:formula="of:=COM.MICROSOFT.CONCAT(&quot;cliente_test&quot;;[.F93])" office:value-type="string" office:string-value="cliente_test92" calcext:value-type="string">
            <text:p>cliente_test9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est 9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table:formula="of:=COM.MICROSOFT.CONCAT(&quot;cliente&quot;;[.F94];&quot;@gcoop.coop&quot;)" office:value-type="string" office:string-value="cliente93@gcoop.coop" calcext:value-type="string">
            <text:p>cliente93@gcoop.coop</text:p>
          </table:table-cell>
          <table:table-cell table:formula="of:=COM.MICROSOFT.CONCAT(&quot;cliente_test&quot;;[.F94])" office:value-type="string" office:string-value="cliente_test93" calcext:value-type="string">
            <text:p>cliente_test9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est 9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table:formula="of:=COM.MICROSOFT.CONCAT(&quot;cliente&quot;;[.F95];&quot;@gcoop.coop&quot;)" office:value-type="string" office:string-value="cliente94@gcoop.coop" calcext:value-type="string">
            <text:p>cliente94@gcoop.coop</text:p>
          </table:table-cell>
          <table:table-cell table:formula="of:=COM.MICROSOFT.CONCAT(&quot;cliente_test&quot;;[.F95])" office:value-type="string" office:string-value="cliente_test94" calcext:value-type="string">
            <text:p>cliente_test9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est 9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table:formula="of:=COM.MICROSOFT.CONCAT(&quot;cliente&quot;;[.F96];&quot;@gcoop.coop&quot;)" office:value-type="string" office:string-value="cliente95@gcoop.coop" calcext:value-type="string">
            <text:p>cliente95@gcoop.coop</text:p>
          </table:table-cell>
          <table:table-cell table:formula="of:=COM.MICROSOFT.CONCAT(&quot;cliente_test&quot;;[.F96])" office:value-type="string" office:string-value="cliente_test95" calcext:value-type="string">
            <text:p>cliente_test9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est 9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table:formula="of:=COM.MICROSOFT.CONCAT(&quot;cliente&quot;;[.F97];&quot;@gcoop.coop&quot;)" office:value-type="string" office:string-value="cliente96@gcoop.coop" calcext:value-type="string">
            <text:p>cliente96@gcoop.coop</text:p>
          </table:table-cell>
          <table:table-cell table:formula="of:=COM.MICROSOFT.CONCAT(&quot;cliente_test&quot;;[.F97])" office:value-type="string" office:string-value="cliente_test96" calcext:value-type="string">
            <text:p>cliente_test9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est 9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table:formula="of:=COM.MICROSOFT.CONCAT(&quot;cliente&quot;;[.F98];&quot;@gcoop.coop&quot;)" office:value-type="string" office:string-value="cliente97@gcoop.coop" calcext:value-type="string">
            <text:p>cliente97@gcoop.coop</text:p>
          </table:table-cell>
          <table:table-cell table:formula="of:=COM.MICROSOFT.CONCAT(&quot;cliente_test&quot;;[.F98])" office:value-type="string" office:string-value="cliente_test97" calcext:value-type="string">
            <text:p>cliente_test9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est 9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4</text:p>
          </table:table-cell>
        </table:table-row>
        <table:table-row table:style-name="ro1">
          <table:table-cell table:formula="of:=COM.MICROSOFT.CONCAT(&quot;cliente&quot;;[.F99];&quot;@gcoop.coop&quot;)" office:value-type="string" office:string-value="cliente98@gcoop.coop" calcext:value-type="string">
            <text:p>cliente98@gcoop.coop</text:p>
          </table:table-cell>
          <table:table-cell table:formula="of:=COM.MICROSOFT.CONCAT(&quot;cliente_test&quot;;[.F99])" office:value-type="string" office:string-value="cliente_test98" calcext:value-type="string">
            <text:p>cliente_test9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est 9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5</text:p>
          </table:table-cell>
        </table:table-row>
        <table:table-row table:style-name="ro1">
          <table:table-cell table:formula="of:=COM.MICROSOFT.CONCAT(&quot;cliente&quot;;[.F100];&quot;@gcoop.coop&quot;)" office:value-type="string" office:string-value="cliente99@gcoop.coop" calcext:value-type="string">
            <text:p>cliente99@gcoop.coop</text:p>
          </table:table-cell>
          <table:table-cell table:formula="of:=COM.MICROSOFT.CONCAT(&quot;cliente_test&quot;;[.F100])" office:value-type="string" office:string-value="cliente_test99" calcext:value-type="string">
            <text:p>cliente_test9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est 9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table:formula="of:=COM.MICROSOFT.CONCAT(&quot;cliente&quot;;[.F101];&quot;@gcoop.coop&quot;)" office:value-type="string" office:string-value="cliente100@gcoop.coop" calcext:value-type="string">
            <text:p>cliente100@gcoop.coop</text:p>
          </table:table-cell>
          <table:table-cell table:formula="of:=COM.MICROSOFT.CONCAT(&quot;cliente_test&quot;;[.F101])" office:value-type="string" office:string-value="cliente_test100" calcext:value-type="string">
            <text:p>cliente_test1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est 9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7</text:p>
          </table:table-cell>
        </table:table-row>
        <table:table-row table:style-name="ro1">
          <table:table-cell table:formula="of:=COM.MICROSOFT.CONCAT(&quot;cliente&quot;;[.F102];&quot;@gcoop.coop&quot;)" office:value-type="string" office:string-value="cliente101@gcoop.coop" calcext:value-type="string">
            <text:p>cliente101@gcoop.coop</text:p>
          </table:table-cell>
          <table:table-cell table:formula="of:=COM.MICROSOFT.CONCAT(&quot;cliente_test&quot;;[.F102])" office:value-type="string" office:string-value="cliente_test101" calcext:value-type="string">
            <text:p>cliente_test10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est 9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8</text:p>
          </table:table-cell>
        </table:table-row>
        <table:table-row table:style-name="ro1">
          <table:table-cell table:formula="of:=COM.MICROSOFT.CONCAT(&quot;cliente&quot;;[.F103];&quot;@gcoop.coop&quot;)" office:value-type="string" office:string-value="cliente102@gcoop.coop" calcext:value-type="string">
            <text:p>cliente102@gcoop.coop</text:p>
          </table:table-cell>
          <table:table-cell table:formula="of:=COM.MICROSOFT.CONCAT(&quot;cliente_test&quot;;[.F103])" office:value-type="string" office:string-value="cliente_test102" calcext:value-type="string">
            <text:p>cliente_test10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est 10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9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9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table:formula="of:=COM.MICROSOFT.CONCAT(&quot;cliente&quot;;[.F104];&quot;@gcoop.coop&quot;)" office:value-type="string" office:string-value="cliente103@gcoop.coop" calcext:value-type="string">
            <text:p>cliente103@gcoop.coop</text:p>
          </table:table-cell>
          <table:table-cell table:formula="of:=COM.MICROSOFT.CONCAT(&quot;cliente_test&quot;;[.F104])" office:value-type="string" office:string-value="cliente_test103" calcext:value-type="string">
            <text:p>cliente_test10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est 10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table:formula="of:=COM.MICROSOFT.CONCAT(&quot;cliente&quot;;[.F105];&quot;@gcoop.coop&quot;)" office:value-type="string" office:string-value="cliente104@gcoop.coop" calcext:value-type="string">
            <text:p>cliente104@gcoop.coop</text:p>
          </table:table-cell>
          <table:table-cell table:formula="of:=COM.MICROSOFT.CONCAT(&quot;cliente_test&quot;;[.F105])" office:value-type="string" office:string-value="cliente_test104" calcext:value-type="string">
            <text:p>cliente_test10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est 10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table:formula="of:=COM.MICROSOFT.CONCAT(&quot;cliente&quot;;[.F106];&quot;@gcoop.coop&quot;)" office:value-type="string" office:string-value="cliente105@gcoop.coop" calcext:value-type="string">
            <text:p>cliente105@gcoop.coop</text:p>
          </table:table-cell>
          <table:table-cell table:formula="of:=COM.MICROSOFT.CONCAT(&quot;cliente_test&quot;;[.F106])" office:value-type="string" office:string-value="cliente_test105" calcext:value-type="string">
            <text:p>cliente_test10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est 10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table:formula="of:=COM.MICROSOFT.CONCAT(&quot;cliente&quot;;[.F107];&quot;@gcoop.coop&quot;)" office:value-type="string" office:string-value="cliente106@gcoop.coop" calcext:value-type="string">
            <text:p>cliente106@gcoop.coop</text:p>
          </table:table-cell>
          <table:table-cell table:formula="of:=COM.MICROSOFT.CONCAT(&quot;cliente_test&quot;;[.F107])" office:value-type="string" office:string-value="cliente_test106" calcext:value-type="string">
            <text:p>cliente_test10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est 10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table:formula="of:=COM.MICROSOFT.CONCAT(&quot;cliente&quot;;[.F108];&quot;@gcoop.coop&quot;)" office:value-type="string" office:string-value="cliente107@gcoop.coop" calcext:value-type="string">
            <text:p>cliente107@gcoop.coop</text:p>
          </table:table-cell>
          <table:table-cell table:formula="of:=COM.MICROSOFT.CONCAT(&quot;cliente_test&quot;;[.F108])" office:value-type="string" office:string-value="cliente_test107" calcext:value-type="string">
            <text:p>cliente_test10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est 10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table:formula="of:=COM.MICROSOFT.CONCAT(&quot;cliente&quot;;[.F109];&quot;@gcoop.coop&quot;)" office:value-type="string" office:string-value="cliente108@gcoop.coop" calcext:value-type="string">
            <text:p>cliente108@gcoop.coop</text:p>
          </table:table-cell>
          <table:table-cell table:formula="of:=COM.MICROSOFT.CONCAT(&quot;cliente_test&quot;;[.F109])" office:value-type="string" office:string-value="cliente_test108" calcext:value-type="string">
            <text:p>cliente_test10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est 10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table:formula="of:=COM.MICROSOFT.CONCAT(&quot;cliente&quot;;[.F110];&quot;@gcoop.coop&quot;)" office:value-type="string" office:string-value="cliente109@gcoop.coop" calcext:value-type="string">
            <text:p>cliente109@gcoop.coop</text:p>
          </table:table-cell>
          <table:table-cell table:formula="of:=COM.MICROSOFT.CONCAT(&quot;cliente_test&quot;;[.F110])" office:value-type="string" office:string-value="cliente_test109" calcext:value-type="string">
            <text:p>cliente_test10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est 10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6</text:p>
          </table:table-cell>
        </table:table-row>
        <table:table-row table:style-name="ro1">
          <table:table-cell table:formula="of:=COM.MICROSOFT.CONCAT(&quot;cliente&quot;;[.F111];&quot;@gcoop.coop&quot;)" office:value-type="string" office:string-value="cliente110@gcoop.coop" calcext:value-type="string">
            <text:p>cliente110@gcoop.coop</text:p>
          </table:table-cell>
          <table:table-cell table:formula="of:=COM.MICROSOFT.CONCAT(&quot;cliente_test&quot;;[.F111])" office:value-type="string" office:string-value="cliente_test110" calcext:value-type="string">
            <text:p>cliente_test11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est 10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7</text:p>
          </table:table-cell>
        </table:table-row>
        <table:table-row table:style-name="ro1">
          <table:table-cell table:formula="of:=COM.MICROSOFT.CONCAT(&quot;cliente&quot;;[.F112];&quot;@gcoop.coop&quot;)" office:value-type="string" office:string-value="cliente111@gcoop.coop" calcext:value-type="string">
            <text:p>cliente111@gcoop.coop</text:p>
          </table:table-cell>
          <table:table-cell table:formula="of:=COM.MICROSOFT.CONCAT(&quot;cliente_test&quot;;[.F112])" office:value-type="string" office:string-value="cliente_test111" calcext:value-type="string">
            <text:p>cliente_test11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est 10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table:formula="of:=COM.MICROSOFT.CONCAT(&quot;cliente&quot;;[.F113];&quot;@gcoop.coop&quot;)" office:value-type="string" office:string-value="cliente112@gcoop.coop" calcext:value-type="string">
            <text:p>cliente112@gcoop.coop</text:p>
          </table:table-cell>
          <table:table-cell table:formula="of:=COM.MICROSOFT.CONCAT(&quot;cliente_test&quot;;[.F113])" office:value-type="string" office:string-value="cliente_test112" calcext:value-type="string">
            <text:p>cliente_test11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est 11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09</text:p>
          </table:table-cell>
        </table:table-row>
        <table:table-row table:style-name="ro1">
          <table:table-cell table:formula="of:=COM.MICROSOFT.CONCAT(&quot;cliente&quot;;[.F114];&quot;@gcoop.coop&quot;)" office:value-type="string" office:string-value="cliente113@gcoop.coop" calcext:value-type="string">
            <text:p>cliente113@gcoop.coop</text:p>
          </table:table-cell>
          <table:table-cell table:formula="of:=COM.MICROSOFT.CONCAT(&quot;cliente_test&quot;;[.F114])" office:value-type="string" office:string-value="cliente_test113" calcext:value-type="string">
            <text:p>cliente_test11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est 11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0</text:p>
          </table:table-cell>
        </table:table-row>
        <table:table-row table:style-name="ro1">
          <table:table-cell table:formula="of:=COM.MICROSOFT.CONCAT(&quot;cliente&quot;;[.F115];&quot;@gcoop.coop&quot;)" office:value-type="string" office:string-value="cliente114@gcoop.coop" calcext:value-type="string">
            <text:p>cliente114@gcoop.coop</text:p>
          </table:table-cell>
          <table:table-cell table:formula="of:=COM.MICROSOFT.CONCAT(&quot;cliente_test&quot;;[.F115])" office:value-type="string" office:string-value="cliente_test114" calcext:value-type="string">
            <text:p>cliente_test11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est 11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table:formula="of:=COM.MICROSOFT.CONCAT(&quot;cliente&quot;;[.F116];&quot;@gcoop.coop&quot;)" office:value-type="string" office:string-value="cliente115@gcoop.coop" calcext:value-type="string">
            <text:p>cliente115@gcoop.coop</text:p>
          </table:table-cell>
          <table:table-cell table:formula="of:=COM.MICROSOFT.CONCAT(&quot;cliente_test&quot;;[.F116])" office:value-type="string" office:string-value="cliente_test115" calcext:value-type="string">
            <text:p>cliente_test11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est 11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table:formula="of:=COM.MICROSOFT.CONCAT(&quot;cliente&quot;;[.F117];&quot;@gcoop.coop&quot;)" office:value-type="string" office:string-value="cliente116@gcoop.coop" calcext:value-type="string">
            <text:p>cliente116@gcoop.coop</text:p>
          </table:table-cell>
          <table:table-cell table:formula="of:=COM.MICROSOFT.CONCAT(&quot;cliente_test&quot;;[.F117])" office:value-type="string" office:string-value="cliente_test116" calcext:value-type="string">
            <text:p>cliente_test11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est 11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table:formula="of:=COM.MICROSOFT.CONCAT(&quot;cliente&quot;;[.F118];&quot;@gcoop.coop&quot;)" office:value-type="string" office:string-value="cliente117@gcoop.coop" calcext:value-type="string">
            <text:p>cliente117@gcoop.coop</text:p>
          </table:table-cell>
          <table:table-cell table:formula="of:=COM.MICROSOFT.CONCAT(&quot;cliente_test&quot;;[.F118])" office:value-type="string" office:string-value="cliente_test117" calcext:value-type="string">
            <text:p>cliente_test11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est 11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table:formula="of:=COM.MICROSOFT.CONCAT(&quot;cliente&quot;;[.F119];&quot;@gcoop.coop&quot;)" office:value-type="string" office:string-value="cliente118@gcoop.coop" calcext:value-type="string">
            <text:p>cliente118@gcoop.coop</text:p>
          </table:table-cell>
          <table:table-cell table:formula="of:=COM.MICROSOFT.CONCAT(&quot;cliente_test&quot;;[.F119])" office:value-type="string" office:string-value="cliente_test118" calcext:value-type="string">
            <text:p>cliente_test11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est 11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5</text:p>
          </table:table-cell>
        </table:table-row>
        <table:table-row table:style-name="ro1">
          <table:table-cell table:formula="of:=COM.MICROSOFT.CONCAT(&quot;cliente&quot;;[.F120];&quot;@gcoop.coop&quot;)" office:value-type="string" office:string-value="cliente119@gcoop.coop" calcext:value-type="string">
            <text:p>cliente119@gcoop.coop</text:p>
          </table:table-cell>
          <table:table-cell table:formula="of:=COM.MICROSOFT.CONCAT(&quot;cliente_test&quot;;[.F120])" office:value-type="string" office:string-value="cliente_test119" calcext:value-type="string">
            <text:p>cliente_test11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est 117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6</text:p>
          </table:table-cell>
        </table:table-row>
        <table:table-row table:style-name="ro1">
          <table:table-cell table:formula="of:=COM.MICROSOFT.CONCAT(&quot;cliente&quot;;[.F121];&quot;@gcoop.coop&quot;)" office:value-type="string" office:string-value="cliente120@gcoop.coop" calcext:value-type="string">
            <text:p>cliente120@gcoop.coop</text:p>
          </table:table-cell>
          <table:table-cell table:formula="of:=COM.MICROSOFT.CONCAT(&quot;cliente_test&quot;;[.F121])" office:value-type="string" office:string-value="cliente_test120" calcext:value-type="string">
            <text:p>cliente_test12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est 11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table:formula="of:=COM.MICROSOFT.CONCAT(&quot;cliente&quot;;[.F122];&quot;@gcoop.coop&quot;)" office:value-type="string" office:string-value="cliente121@gcoop.coop" calcext:value-type="string">
            <text:p>cliente121@gcoop.coop</text:p>
          </table:table-cell>
          <table:table-cell table:formula="of:=COM.MICROSOFT.CONCAT(&quot;cliente_test&quot;;[.F122])" office:value-type="string" office:string-value="cliente_test121" calcext:value-type="string">
            <text:p>cliente_test12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est 11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8</text:p>
          </table:table-cell>
        </table:table-row>
        <table:table-row table:style-name="ro1">
          <table:table-cell table:formula="of:=COM.MICROSOFT.CONCAT(&quot;cliente&quot;;[.F123];&quot;@gcoop.coop&quot;)" office:value-type="string" office:string-value="cliente122@gcoop.coop" calcext:value-type="string">
            <text:p>cliente122@gcoop.coop</text:p>
          </table:table-cell>
          <table:table-cell table:formula="of:=COM.MICROSOFT.CONCAT(&quot;cliente_test&quot;;[.F123])" office:value-type="string" office:string-value="cliente_test122" calcext:value-type="string">
            <text:p>cliente_test12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est 120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19</text:p>
          </table:table-cell>
        </table:table-row>
        <table:table-row table:style-name="ro1">
          <table:table-cell table:formula="of:=COM.MICROSOFT.CONCAT(&quot;cliente&quot;;[.F124];&quot;@gcoop.coop&quot;)" office:value-type="string" office:string-value="cliente123@gcoop.coop" calcext:value-type="string">
            <text:p>cliente123@gcoop.coop</text:p>
          </table:table-cell>
          <table:table-cell table:formula="of:=COM.MICROSOFT.CONCAT(&quot;cliente_test&quot;;[.F124])" office:value-type="string" office:string-value="cliente_test123" calcext:value-type="string">
            <text:p>cliente_test12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est 12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table:formula="of:=COM.MICROSOFT.CONCAT(&quot;cliente&quot;;[.F125];&quot;@gcoop.coop&quot;)" office:value-type="string" office:string-value="cliente124@gcoop.coop" calcext:value-type="string">
            <text:p>cliente124@gcoop.coop</text:p>
          </table:table-cell>
          <table:table-cell table:formula="of:=COM.MICROSOFT.CONCAT(&quot;cliente_test&quot;;[.F125])" office:value-type="string" office:string-value="cliente_test124" calcext:value-type="string">
            <text:p>cliente_test12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est 12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table:formula="of:=COM.MICROSOFT.CONCAT(&quot;cliente&quot;;[.F126];&quot;@gcoop.coop&quot;)" office:value-type="string" office:string-value="cliente125@gcoop.coop" calcext:value-type="string">
            <text:p>cliente125@gcoop.coop</text:p>
          </table:table-cell>
          <table:table-cell table:formula="of:=COM.MICROSOFT.CONCAT(&quot;cliente_test&quot;;[.F126])" office:value-type="string" office:string-value="cliente_test125" calcext:value-type="string">
            <text:p>cliente_test12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est 12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2</text:p>
          </table:table-cell>
        </table:table-row>
        <table:table-row table:style-name="ro1">
          <table:table-cell table:formula="of:=COM.MICROSOFT.CONCAT(&quot;cliente&quot;;[.F127];&quot;@gcoop.coop&quot;)" office:value-type="string" office:string-value="cliente126@gcoop.coop" calcext:value-type="string">
            <text:p>cliente126@gcoop.coop</text:p>
          </table:table-cell>
          <table:table-cell table:formula="of:=COM.MICROSOFT.CONCAT(&quot;cliente_test&quot;;[.F127])" office:value-type="string" office:string-value="cliente_test126" calcext:value-type="string">
            <text:p>cliente_test12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est 12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table:formula="of:=COM.MICROSOFT.CONCAT(&quot;cliente&quot;;[.F128];&quot;@gcoop.coop&quot;)" office:value-type="string" office:string-value="cliente127@gcoop.coop" calcext:value-type="string">
            <text:p>cliente127@gcoop.coop</text:p>
          </table:table-cell>
          <table:table-cell table:formula="of:=COM.MICROSOFT.CONCAT(&quot;cliente_test&quot;;[.F128])" office:value-type="string" office:string-value="cliente_test127" calcext:value-type="string">
            <text:p>cliente_test12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est 125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4</text:p>
          </table:table-cell>
        </table:table-row>
        <table:table-row table:style-name="ro1">
          <table:table-cell table:formula="of:=COM.MICROSOFT.CONCAT(&quot;cliente&quot;;[.F129];&quot;@gcoop.coop&quot;)" office:value-type="string" office:string-value="cliente128@gcoop.coop" calcext:value-type="string">
            <text:p>cliente128@gcoop.coop</text:p>
          </table:table-cell>
          <table:table-cell table:formula="of:=COM.MICROSOFT.CONCAT(&quot;cliente_test&quot;;[.F129])" office:value-type="string" office:string-value="cliente_test128" calcext:value-type="string">
            <text:p>cliente_test12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est 12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5</text:p>
          </table:table-cell>
        </table:table-row>
        <table:table-row table:style-name="ro1">
          <table:table-cell table:formula="of:=COM.MICROSOFT.CONCAT(&quot;cliente&quot;;[.F130];&quot;@gcoop.coop&quot;)" office:value-type="string" office:string-value="cliente129@gcoop.coop" calcext:value-type="string">
            <text:p>cliente129@gcoop.coop</text:p>
          </table:table-cell>
          <table:table-cell table:formula="of:=COM.MICROSOFT.CONCAT(&quot;cliente_test&quot;;[.F130])" office:value-type="string" office:string-value="cliente_test129" calcext:value-type="string">
            <text:p>cliente_test12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est 12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table:formula="of:=COM.MICROSOFT.CONCAT(&quot;cliente&quot;;[.F131];&quot;@gcoop.coop&quot;)" office:value-type="string" office:string-value="cliente130@gcoop.coop" calcext:value-type="string">
            <text:p>cliente130@gcoop.coop</text:p>
          </table:table-cell>
          <table:table-cell table:formula="of:=COM.MICROSOFT.CONCAT(&quot;cliente_test&quot;;[.F131])" office:value-type="string" office:string-value="cliente_test130" calcext:value-type="string">
            <text:p>cliente_test13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est 12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table:formula="of:=COM.MICROSOFT.CONCAT(&quot;cliente&quot;;[.F132];&quot;@gcoop.coop&quot;)" office:value-type="string" office:string-value="cliente131@gcoop.coop" calcext:value-type="string">
            <text:p>cliente131@gcoop.coop</text:p>
          </table:table-cell>
          <table:table-cell table:formula="of:=COM.MICROSOFT.CONCAT(&quot;cliente_test&quot;;[.F132])" office:value-type="string" office:string-value="cliente_test131" calcext:value-type="string">
            <text:p>cliente_test13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est 12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8</text:p>
          </table:table-cell>
        </table:table-row>
        <table:table-row table:style-name="ro1">
          <table:table-cell table:formula="of:=COM.MICROSOFT.CONCAT(&quot;cliente&quot;;[.F133];&quot;@gcoop.coop&quot;)" office:value-type="string" office:string-value="cliente132@gcoop.coop" calcext:value-type="string">
            <text:p>cliente132@gcoop.coop</text:p>
          </table:table-cell>
          <table:table-cell table:formula="of:=COM.MICROSOFT.CONCAT(&quot;cliente_test&quot;;[.F133])" office:value-type="string" office:string-value="cliente_test132" calcext:value-type="string">
            <text:p>cliente_test13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est 13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table:formula="of:=COM.MICROSOFT.CONCAT(&quot;cliente&quot;;[.F134];&quot;@gcoop.coop&quot;)" office:value-type="string" office:string-value="cliente133@gcoop.coop" calcext:value-type="string">
            <text:p>cliente133@gcoop.coop</text:p>
          </table:table-cell>
          <table:table-cell table:formula="of:=COM.MICROSOFT.CONCAT(&quot;cliente_test&quot;;[.F134])" office:value-type="string" office:string-value="cliente_test133" calcext:value-type="string">
            <text:p>cliente_test13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est 13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0</text:p>
          </table:table-cell>
        </table:table-row>
        <table:table-row table:style-name="ro1">
          <table:table-cell table:formula="of:=COM.MICROSOFT.CONCAT(&quot;cliente&quot;;[.F135];&quot;@gcoop.coop&quot;)" office:value-type="string" office:string-value="cliente134@gcoop.coop" calcext:value-type="string">
            <text:p>cliente134@gcoop.coop</text:p>
          </table:table-cell>
          <table:table-cell table:formula="of:=COM.MICROSOFT.CONCAT(&quot;cliente_test&quot;;[.F135])" office:value-type="string" office:string-value="cliente_test134" calcext:value-type="string">
            <text:p>cliente_test13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est 13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table:formula="of:=COM.MICROSOFT.CONCAT(&quot;cliente&quot;;[.F136];&quot;@gcoop.coop&quot;)" office:value-type="string" office:string-value="cliente135@gcoop.coop" calcext:value-type="string">
            <text:p>cliente135@gcoop.coop</text:p>
          </table:table-cell>
          <table:table-cell table:formula="of:=COM.MICROSOFT.CONCAT(&quot;cliente_test&quot;;[.F136])" office:value-type="string" office:string-value="cliente_test135" calcext:value-type="string">
            <text:p>cliente_test13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est 13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table:formula="of:=COM.MICROSOFT.CONCAT(&quot;cliente&quot;;[.F137];&quot;@gcoop.coop&quot;)" office:value-type="string" office:string-value="cliente136@gcoop.coop" calcext:value-type="string">
            <text:p>cliente136@gcoop.coop</text:p>
          </table:table-cell>
          <table:table-cell table:formula="of:=COM.MICROSOFT.CONCAT(&quot;cliente_test&quot;;[.F137])" office:value-type="string" office:string-value="cliente_test136" calcext:value-type="string">
            <text:p>cliente_test13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est 13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table:formula="of:=COM.MICROSOFT.CONCAT(&quot;cliente&quot;;[.F138];&quot;@gcoop.coop&quot;)" office:value-type="string" office:string-value="cliente137@gcoop.coop" calcext:value-type="string">
            <text:p>cliente137@gcoop.coop</text:p>
          </table:table-cell>
          <table:table-cell table:formula="of:=COM.MICROSOFT.CONCAT(&quot;cliente_test&quot;;[.F138])" office:value-type="string" office:string-value="cliente_test137" calcext:value-type="string">
            <text:p>cliente_test13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est 13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table:formula="of:=COM.MICROSOFT.CONCAT(&quot;cliente&quot;;[.F139];&quot;@gcoop.coop&quot;)" office:value-type="string" office:string-value="cliente138@gcoop.coop" calcext:value-type="string">
            <text:p>cliente138@gcoop.coop</text:p>
          </table:table-cell>
          <table:table-cell table:formula="of:=COM.MICROSOFT.CONCAT(&quot;cliente_test&quot;;[.F139])" office:value-type="string" office:string-value="cliente_test138" calcext:value-type="string">
            <text:p>cliente_test13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est 13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table:formula="of:=COM.MICROSOFT.CONCAT(&quot;cliente&quot;;[.F140];&quot;@gcoop.coop&quot;)" office:value-type="string" office:string-value="cliente139@gcoop.coop" calcext:value-type="string">
            <text:p>cliente139@gcoop.coop</text:p>
          </table:table-cell>
          <table:table-cell table:formula="of:=COM.MICROSOFT.CONCAT(&quot;cliente_test&quot;;[.F140])" office:value-type="string" office:string-value="cliente_test139" calcext:value-type="string">
            <text:p>cliente_test13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est 13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table:formula="of:=COM.MICROSOFT.CONCAT(&quot;cliente&quot;;[.F141];&quot;@gcoop.coop&quot;)" office:value-type="string" office:string-value="cliente140@gcoop.coop" calcext:value-type="string">
            <text:p>cliente140@gcoop.coop</text:p>
          </table:table-cell>
          <table:table-cell table:formula="of:=COM.MICROSOFT.CONCAT(&quot;cliente_test&quot;;[.F141])" office:value-type="string" office:string-value="cliente_test140" calcext:value-type="string">
            <text:p>cliente_test14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est 13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7</text:p>
          </table:table-cell>
        </table:table-row>
        <table:table-row table:style-name="ro1">
          <table:table-cell table:formula="of:=COM.MICROSOFT.CONCAT(&quot;cliente&quot;;[.F142];&quot;@gcoop.coop&quot;)" office:value-type="string" office:string-value="cliente141@gcoop.coop" calcext:value-type="string">
            <text:p>cliente141@gcoop.coop</text:p>
          </table:table-cell>
          <table:table-cell table:formula="of:=COM.MICROSOFT.CONCAT(&quot;cliente_test&quot;;[.F142])" office:value-type="string" office:string-value="cliente_test141" calcext:value-type="string">
            <text:p>cliente_test14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est 13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table:formula="of:=COM.MICROSOFT.CONCAT(&quot;cliente&quot;;[.F143];&quot;@gcoop.coop&quot;)" office:value-type="string" office:string-value="cliente142@gcoop.coop" calcext:value-type="string">
            <text:p>cliente142@gcoop.coop</text:p>
          </table:table-cell>
          <table:table-cell table:formula="of:=COM.MICROSOFT.CONCAT(&quot;cliente_test&quot;;[.F143])" office:value-type="string" office:string-value="cliente_test142" calcext:value-type="string">
            <text:p>cliente_test14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est 14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39</text:p>
          </table:table-cell>
        </table:table-row>
        <table:table-row table:style-name="ro1">
          <table:table-cell table:formula="of:=COM.MICROSOFT.CONCAT(&quot;cliente&quot;;[.F144];&quot;@gcoop.coop&quot;)" office:value-type="string" office:string-value="cliente143@gcoop.coop" calcext:value-type="string">
            <text:p>cliente143@gcoop.coop</text:p>
          </table:table-cell>
          <table:table-cell table:formula="of:=COM.MICROSOFT.CONCAT(&quot;cliente_test&quot;;[.F144])" office:value-type="string" office:string-value="cliente_test143" calcext:value-type="string">
            <text:p>cliente_test14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est 14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 table:formula="of:=COM.MICROSOFT.CONCAT(&quot;cliente&quot;;[.F145];&quot;@gcoop.coop&quot;)" office:value-type="string" office:string-value="cliente144@gcoop.coop" calcext:value-type="string">
            <text:p>cliente144@gcoop.coop</text:p>
          </table:table-cell>
          <table:table-cell table:formula="of:=COM.MICROSOFT.CONCAT(&quot;cliente_test&quot;;[.F145])" office:value-type="string" office:string-value="cliente_test144" calcext:value-type="string">
            <text:p>cliente_test14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est 14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table:formula="of:=COM.MICROSOFT.CONCAT(&quot;cliente&quot;;[.F146];&quot;@gcoop.coop&quot;)" office:value-type="string" office:string-value="cliente145@gcoop.coop" calcext:value-type="string">
            <text:p>cliente145@gcoop.coop</text:p>
          </table:table-cell>
          <table:table-cell table:formula="of:=COM.MICROSOFT.CONCAT(&quot;cliente_test&quot;;[.F146])" office:value-type="string" office:string-value="cliente_test145" calcext:value-type="string">
            <text:p>cliente_test14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st 14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table:formula="of:=COM.MICROSOFT.CONCAT(&quot;cliente&quot;;[.F147];&quot;@gcoop.coop&quot;)" office:value-type="string" office:string-value="cliente146@gcoop.coop" calcext:value-type="string">
            <text:p>cliente146@gcoop.coop</text:p>
          </table:table-cell>
          <table:table-cell table:formula="of:=COM.MICROSOFT.CONCAT(&quot;cliente_test&quot;;[.F147])" office:value-type="string" office:string-value="cliente_test146" calcext:value-type="string">
            <text:p>cliente_test14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est 14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3</text:p>
          </table:table-cell>
        </table:table-row>
        <table:table-row table:style-name="ro1">
          <table:table-cell table:formula="of:=COM.MICROSOFT.CONCAT(&quot;cliente&quot;;[.F148];&quot;@gcoop.coop&quot;)" office:value-type="string" office:string-value="cliente147@gcoop.coop" calcext:value-type="string">
            <text:p>cliente147@gcoop.coop</text:p>
          </table:table-cell>
          <table:table-cell table:formula="of:=COM.MICROSOFT.CONCAT(&quot;cliente_test&quot;;[.F148])" office:value-type="string" office:string-value="cliente_test147" calcext:value-type="string">
            <text:p>cliente_test14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est 14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table:formula="of:=COM.MICROSOFT.CONCAT(&quot;cliente&quot;;[.F149];&quot;@gcoop.coop&quot;)" office:value-type="string" office:string-value="cliente148@gcoop.coop" calcext:value-type="string">
            <text:p>cliente148@gcoop.coop</text:p>
          </table:table-cell>
          <table:table-cell table:formula="of:=COM.MICROSOFT.CONCAT(&quot;cliente_test&quot;;[.F149])" office:value-type="string" office:string-value="cliente_test148" calcext:value-type="string">
            <text:p>cliente_test14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Test 14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5</text:p>
          </table:table-cell>
        </table:table-row>
        <table:table-row table:style-name="ro1">
          <table:table-cell table:formula="of:=COM.MICROSOFT.CONCAT(&quot;cliente&quot;;[.F150];&quot;@gcoop.coop&quot;)" office:value-type="string" office:string-value="cliente149@gcoop.coop" calcext:value-type="string">
            <text:p>cliente149@gcoop.coop</text:p>
          </table:table-cell>
          <table:table-cell table:formula="of:=COM.MICROSOFT.CONCAT(&quot;cliente_test&quot;;[.F150])" office:value-type="string" office:string-value="cliente_test149" calcext:value-type="string">
            <text:p>cliente_test14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Test 14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6</text:p>
          </table:table-cell>
        </table:table-row>
        <table:table-row table:style-name="ro1">
          <table:table-cell table:formula="of:=COM.MICROSOFT.CONCAT(&quot;cliente&quot;;[.F151];&quot;@gcoop.coop&quot;)" office:value-type="string" office:string-value="cliente150@gcoop.coop" calcext:value-type="string">
            <text:p>cliente150@gcoop.coop</text:p>
          </table:table-cell>
          <table:table-cell table:formula="of:=COM.MICROSOFT.CONCAT(&quot;cliente_test&quot;;[.F151])" office:value-type="string" office:string-value="cliente_test150" calcext:value-type="string">
            <text:p>cliente_test15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est 148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table:formula="of:=COM.MICROSOFT.CONCAT(&quot;cliente&quot;;[.F152];&quot;@gcoop.coop&quot;)" office:value-type="string" office:string-value="cliente151@gcoop.coop" calcext:value-type="string">
            <text:p>cliente151@gcoop.coop</text:p>
          </table:table-cell>
          <table:table-cell table:formula="of:=COM.MICROSOFT.CONCAT(&quot;cliente_test&quot;;[.F152])" office:value-type="string" office:string-value="cliente_test151" calcext:value-type="string">
            <text:p>cliente_test15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Test 14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8</text:p>
          </table:table-cell>
        </table:table-row>
        <table:table-row table:style-name="ro1">
          <table:table-cell table:formula="of:=COM.MICROSOFT.CONCAT(&quot;cliente&quot;;[.F153];&quot;@gcoop.coop&quot;)" office:value-type="string" office:string-value="cliente152@gcoop.coop" calcext:value-type="string">
            <text:p>cliente152@gcoop.coop</text:p>
          </table:table-cell>
          <table:table-cell table:formula="of:=COM.MICROSOFT.CONCAT(&quot;cliente_test&quot;;[.F153])" office:value-type="string" office:string-value="cliente_test152" calcext:value-type="string">
            <text:p>cliente_test15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Test 15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49</text:p>
          </table:table-cell>
        </table:table-row>
        <table:table-row table:style-name="ro1">
          <table:table-cell table:formula="of:=COM.MICROSOFT.CONCAT(&quot;cliente&quot;;[.F154];&quot;@gcoop.coop&quot;)" office:value-type="string" office:string-value="cliente153@gcoop.coop" calcext:value-type="string">
            <text:p>cliente153@gcoop.coop</text:p>
          </table:table-cell>
          <table:table-cell table:formula="of:=COM.MICROSOFT.CONCAT(&quot;cliente_test&quot;;[.F154])" office:value-type="string" office:string-value="cliente_test153" calcext:value-type="string">
            <text:p>cliente_test15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Test 15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table:formula="of:=COM.MICROSOFT.CONCAT(&quot;cliente&quot;;[.F155];&quot;@gcoop.coop&quot;)" office:value-type="string" office:string-value="cliente154@gcoop.coop" calcext:value-type="string">
            <text:p>cliente154@gcoop.coop</text:p>
          </table:table-cell>
          <table:table-cell table:formula="of:=COM.MICROSOFT.CONCAT(&quot;cliente_test&quot;;[.F155])" office:value-type="string" office:string-value="cliente_test154" calcext:value-type="string">
            <text:p>cliente_test15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Test 15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1</text:p>
          </table:table-cell>
        </table:table-row>
        <table:table-row table:style-name="ro1">
          <table:table-cell table:formula="of:=COM.MICROSOFT.CONCAT(&quot;cliente&quot;;[.F156];&quot;@gcoop.coop&quot;)" office:value-type="string" office:string-value="cliente155@gcoop.coop" calcext:value-type="string">
            <text:p>cliente155@gcoop.coop</text:p>
          </table:table-cell>
          <table:table-cell table:formula="of:=COM.MICROSOFT.CONCAT(&quot;cliente_test&quot;;[.F156])" office:value-type="string" office:string-value="cliente_test155" calcext:value-type="string">
            <text:p>cliente_test15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Test 153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2</text:p>
          </table:table-cell>
        </table:table-row>
        <table:table-row table:style-name="ro1">
          <table:table-cell table:formula="of:=COM.MICROSOFT.CONCAT(&quot;cliente&quot;;[.F157];&quot;@gcoop.coop&quot;)" office:value-type="string" office:string-value="cliente156@gcoop.coop" calcext:value-type="string">
            <text:p>cliente156@gcoop.coop</text:p>
          </table:table-cell>
          <table:table-cell table:formula="of:=COM.MICROSOFT.CONCAT(&quot;cliente_test&quot;;[.F157])" office:value-type="string" office:string-value="cliente_test156" calcext:value-type="string">
            <text:p>cliente_test15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Test 15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table:formula="of:=COM.MICROSOFT.CONCAT(&quot;cliente&quot;;[.F158];&quot;@gcoop.coop&quot;)" office:value-type="string" office:string-value="cliente157@gcoop.coop" calcext:value-type="string">
            <text:p>cliente157@gcoop.coop</text:p>
          </table:table-cell>
          <table:table-cell table:formula="of:=COM.MICROSOFT.CONCAT(&quot;cliente_test&quot;;[.F158])" office:value-type="string" office:string-value="cliente_test157" calcext:value-type="string">
            <text:p>cliente_test15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Test 15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4</text:p>
          </table:table-cell>
        </table:table-row>
        <table:table-row table:style-name="ro1">
          <table:table-cell table:formula="of:=COM.MICROSOFT.CONCAT(&quot;cliente&quot;;[.F159];&quot;@gcoop.coop&quot;)" office:value-type="string" office:string-value="cliente158@gcoop.coop" calcext:value-type="string">
            <text:p>cliente158@gcoop.coop</text:p>
          </table:table-cell>
          <table:table-cell table:formula="of:=COM.MICROSOFT.CONCAT(&quot;cliente_test&quot;;[.F159])" office:value-type="string" office:string-value="cliente_test158" calcext:value-type="string">
            <text:p>cliente_test15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Test 15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5</text:p>
          </table:table-cell>
        </table:table-row>
        <table:table-row table:style-name="ro1">
          <table:table-cell table:formula="of:=COM.MICROSOFT.CONCAT(&quot;cliente&quot;;[.F160];&quot;@gcoop.coop&quot;)" office:value-type="string" office:string-value="cliente159@gcoop.coop" calcext:value-type="string">
            <text:p>cliente159@gcoop.coop</text:p>
          </table:table-cell>
          <table:table-cell table:formula="of:=COM.MICROSOFT.CONCAT(&quot;cliente_test&quot;;[.F160])" office:value-type="string" office:string-value="cliente_test159" calcext:value-type="string">
            <text:p>cliente_test15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Test 157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table:formula="of:=COM.MICROSOFT.CONCAT(&quot;cliente&quot;;[.F161];&quot;@gcoop.coop&quot;)" office:value-type="string" office:string-value="cliente160@gcoop.coop" calcext:value-type="string">
            <text:p>cliente160@gcoop.coop</text:p>
          </table:table-cell>
          <table:table-cell table:formula="of:=COM.MICROSOFT.CONCAT(&quot;cliente_test&quot;;[.F161])" office:value-type="string" office:string-value="cliente_test160" calcext:value-type="string">
            <text:p>cliente_test16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Test 15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7</text:p>
          </table:table-cell>
        </table:table-row>
        <table:table-row table:style-name="ro1">
          <table:table-cell table:formula="of:=COM.MICROSOFT.CONCAT(&quot;cliente&quot;;[.F162];&quot;@gcoop.coop&quot;)" office:value-type="string" office:string-value="cliente161@gcoop.coop" calcext:value-type="string">
            <text:p>cliente161@gcoop.coop</text:p>
          </table:table-cell>
          <table:table-cell table:formula="of:=COM.MICROSOFT.CONCAT(&quot;cliente_test&quot;;[.F162])" office:value-type="string" office:string-value="cliente_test161" calcext:value-type="string">
            <text:p>cliente_test16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est 15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8</text:p>
          </table:table-cell>
        </table:table-row>
        <table:table-row table:style-name="ro1">
          <table:table-cell table:formula="of:=COM.MICROSOFT.CONCAT(&quot;cliente&quot;;[.F163];&quot;@gcoop.coop&quot;)" office:value-type="string" office:string-value="cliente162@gcoop.coop" calcext:value-type="string">
            <text:p>cliente162@gcoop.coop</text:p>
          </table:table-cell>
          <table:table-cell table:formula="of:=COM.MICROSOFT.CONCAT(&quot;cliente_test&quot;;[.F163])" office:value-type="string" office:string-value="cliente_test162" calcext:value-type="string">
            <text:p>cliente_test16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Test 16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table:formula="of:=COM.MICROSOFT.CONCAT(&quot;cliente&quot;;[.F164];&quot;@gcoop.coop&quot;)" office:value-type="string" office:string-value="cliente163@gcoop.coop" calcext:value-type="string">
            <text:p>cliente163@gcoop.coop</text:p>
          </table:table-cell>
          <table:table-cell table:formula="of:=COM.MICROSOFT.CONCAT(&quot;cliente_test&quot;;[.F164])" office:value-type="string" office:string-value="cliente_test163" calcext:value-type="string">
            <text:p>cliente_test16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Test 16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 table:formula="of:=COM.MICROSOFT.CONCAT(&quot;cliente&quot;;[.F165];&quot;@gcoop.coop&quot;)" office:value-type="string" office:string-value="cliente164@gcoop.coop" calcext:value-type="string">
            <text:p>cliente164@gcoop.coop</text:p>
          </table:table-cell>
          <table:table-cell table:formula="of:=COM.MICROSOFT.CONCAT(&quot;cliente_test&quot;;[.F165])" office:value-type="string" office:string-value="cliente_test164" calcext:value-type="string">
            <text:p>cliente_test16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Test 16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table:formula="of:=COM.MICROSOFT.CONCAT(&quot;cliente&quot;;[.F166];&quot;@gcoop.coop&quot;)" office:value-type="string" office:string-value="cliente165@gcoop.coop" calcext:value-type="string">
            <text:p>cliente165@gcoop.coop</text:p>
          </table:table-cell>
          <table:table-cell table:formula="of:=COM.MICROSOFT.CONCAT(&quot;cliente_test&quot;;[.F166])" office:value-type="string" office:string-value="cliente_test165" calcext:value-type="string">
            <text:p>cliente_test16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Test 16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table:formula="of:=COM.MICROSOFT.CONCAT(&quot;cliente&quot;;[.F167];&quot;@gcoop.coop&quot;)" office:value-type="string" office:string-value="cliente166@gcoop.coop" calcext:value-type="string">
            <text:p>cliente166@gcoop.coop</text:p>
          </table:table-cell>
          <table:table-cell table:formula="of:=COM.MICROSOFT.CONCAT(&quot;cliente_test&quot;;[.F167])" office:value-type="string" office:string-value="cliente_test166" calcext:value-type="string">
            <text:p>cliente_test16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est 16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table:formula="of:=COM.MICROSOFT.CONCAT(&quot;cliente&quot;;[.F168];&quot;@gcoop.coop&quot;)" office:value-type="string" office:string-value="cliente167@gcoop.coop" calcext:value-type="string">
            <text:p>cliente167@gcoop.coop</text:p>
          </table:table-cell>
          <table:table-cell table:formula="of:=COM.MICROSOFT.CONCAT(&quot;cliente_test&quot;;[.F168])" office:value-type="string" office:string-value="cliente_test167" calcext:value-type="string">
            <text:p>cliente_test16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Test 16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4</text:p>
          </table:table-cell>
        </table:table-row>
        <table:table-row table:style-name="ro1">
          <table:table-cell table:formula="of:=COM.MICROSOFT.CONCAT(&quot;cliente&quot;;[.F169];&quot;@gcoop.coop&quot;)" office:value-type="string" office:string-value="cliente168@gcoop.coop" calcext:value-type="string">
            <text:p>cliente168@gcoop.coop</text:p>
          </table:table-cell>
          <table:table-cell table:formula="of:=COM.MICROSOFT.CONCAT(&quot;cliente_test&quot;;[.F169])" office:value-type="string" office:string-value="cliente_test168" calcext:value-type="string">
            <text:p>cliente_test16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Test 16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table:formula="of:=COM.MICROSOFT.CONCAT(&quot;cliente&quot;;[.F170];&quot;@gcoop.coop&quot;)" office:value-type="string" office:string-value="cliente169@gcoop.coop" calcext:value-type="string">
            <text:p>cliente169@gcoop.coop</text:p>
          </table:table-cell>
          <table:table-cell table:formula="of:=COM.MICROSOFT.CONCAT(&quot;cliente_test&quot;;[.F170])" office:value-type="string" office:string-value="cliente_test169" calcext:value-type="string">
            <text:p>cliente_test16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Test 16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table:formula="of:=COM.MICROSOFT.CONCAT(&quot;cliente&quot;;[.F171];&quot;@gcoop.coop&quot;)" office:value-type="string" office:string-value="cliente170@gcoop.coop" calcext:value-type="string">
            <text:p>cliente170@gcoop.coop</text:p>
          </table:table-cell>
          <table:table-cell table:formula="of:=COM.MICROSOFT.CONCAT(&quot;cliente_test&quot;;[.F171])" office:value-type="string" office:string-value="cliente_test170" calcext:value-type="string">
            <text:p>cliente_test17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Test 16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7</text:p>
          </table:table-cell>
        </table:table-row>
        <table:table-row table:style-name="ro1">
          <table:table-cell table:formula="of:=COM.MICROSOFT.CONCAT(&quot;cliente&quot;;[.F172];&quot;@gcoop.coop&quot;)" office:value-type="string" office:string-value="cliente171@gcoop.coop" calcext:value-type="string">
            <text:p>cliente171@gcoop.coop</text:p>
          </table:table-cell>
          <table:table-cell table:formula="of:=COM.MICROSOFT.CONCAT(&quot;cliente_test&quot;;[.F172])" office:value-type="string" office:string-value="cliente_test171" calcext:value-type="string">
            <text:p>cliente_test17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Test 16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table:formula="of:=COM.MICROSOFT.CONCAT(&quot;cliente&quot;;[.F173];&quot;@gcoop.coop&quot;)" office:value-type="string" office:string-value="cliente172@gcoop.coop" calcext:value-type="string">
            <text:p>cliente172@gcoop.coop</text:p>
          </table:table-cell>
          <table:table-cell table:formula="of:=COM.MICROSOFT.CONCAT(&quot;cliente_test&quot;;[.F173])" office:value-type="string" office:string-value="cliente_test172" calcext:value-type="string">
            <text:p>cliente_test17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Test 17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69</text:p>
          </table:table-cell>
        </table:table-row>
        <table:table-row table:style-name="ro1">
          <table:table-cell table:formula="of:=COM.MICROSOFT.CONCAT(&quot;cliente&quot;;[.F174];&quot;@gcoop.coop&quot;)" office:value-type="string" office:string-value="cliente173@gcoop.coop" calcext:value-type="string">
            <text:p>cliente173@gcoop.coop</text:p>
          </table:table-cell>
          <table:table-cell table:formula="of:=COM.MICROSOFT.CONCAT(&quot;cliente_test&quot;;[.F174])" office:value-type="string" office:string-value="cliente_test173" calcext:value-type="string">
            <text:p>cliente_test17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est 17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0</text:p>
          </table:table-cell>
        </table:table-row>
        <table:table-row table:style-name="ro1">
          <table:table-cell table:formula="of:=COM.MICROSOFT.CONCAT(&quot;cliente&quot;;[.F175];&quot;@gcoop.coop&quot;)" office:value-type="string" office:string-value="cliente174@gcoop.coop" calcext:value-type="string">
            <text:p>cliente174@gcoop.coop</text:p>
          </table:table-cell>
          <table:table-cell table:formula="of:=COM.MICROSOFT.CONCAT(&quot;cliente_test&quot;;[.F175])" office:value-type="string" office:string-value="cliente_test174" calcext:value-type="string">
            <text:p>cliente_test17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Test 17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table:formula="of:=COM.MICROSOFT.CONCAT(&quot;cliente&quot;;[.F176];&quot;@gcoop.coop&quot;)" office:value-type="string" office:string-value="cliente175@gcoop.coop" calcext:value-type="string">
            <text:p>cliente175@gcoop.coop</text:p>
          </table:table-cell>
          <table:table-cell table:formula="of:=COM.MICROSOFT.CONCAT(&quot;cliente_test&quot;;[.F176])" office:value-type="string" office:string-value="cliente_test175" calcext:value-type="string">
            <text:p>cliente_test17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Test 17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2</text:p>
          </table:table-cell>
        </table:table-row>
        <table:table-row table:style-name="ro1">
          <table:table-cell table:formula="of:=COM.MICROSOFT.CONCAT(&quot;cliente&quot;;[.F177];&quot;@gcoop.coop&quot;)" office:value-type="string" office:string-value="cliente176@gcoop.coop" calcext:value-type="string">
            <text:p>cliente176@gcoop.coop</text:p>
          </table:table-cell>
          <table:table-cell table:formula="of:=COM.MICROSOFT.CONCAT(&quot;cliente_test&quot;;[.F177])" office:value-type="string" office:string-value="cliente_test176" calcext:value-type="string">
            <text:p>cliente_test17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Test 17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3</text:p>
          </table:table-cell>
        </table:table-row>
        <table:table-row table:style-name="ro1">
          <table:table-cell table:formula="of:=COM.MICROSOFT.CONCAT(&quot;cliente&quot;;[.F178];&quot;@gcoop.coop&quot;)" office:value-type="string" office:string-value="cliente177@gcoop.coop" calcext:value-type="string">
            <text:p>cliente177@gcoop.coop</text:p>
          </table:table-cell>
          <table:table-cell table:formula="of:=COM.MICROSOFT.CONCAT(&quot;cliente_test&quot;;[.F178])" office:value-type="string" office:string-value="cliente_test177" calcext:value-type="string">
            <text:p>cliente_test17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est 17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table:formula="of:=COM.MICROSOFT.CONCAT(&quot;cliente&quot;;[.F179];&quot;@gcoop.coop&quot;)" office:value-type="string" office:string-value="cliente178@gcoop.coop" calcext:value-type="string">
            <text:p>cliente178@gcoop.coop</text:p>
          </table:table-cell>
          <table:table-cell table:formula="of:=COM.MICROSOFT.CONCAT(&quot;cliente_test&quot;;[.F179])" office:value-type="string" office:string-value="cliente_test178" calcext:value-type="string">
            <text:p>cliente_test17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Test 17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5</text:p>
          </table:table-cell>
        </table:table-row>
        <table:table-row table:style-name="ro1">
          <table:table-cell table:formula="of:=COM.MICROSOFT.CONCAT(&quot;cliente&quot;;[.F180];&quot;@gcoop.coop&quot;)" office:value-type="string" office:string-value="cliente179@gcoop.coop" calcext:value-type="string">
            <text:p>cliente179@gcoop.coop</text:p>
          </table:table-cell>
          <table:table-cell table:formula="of:=COM.MICROSOFT.CONCAT(&quot;cliente_test&quot;;[.F180])" office:value-type="string" office:string-value="cliente_test179" calcext:value-type="string">
            <text:p>cliente_test17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Test 17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table:formula="of:=COM.MICROSOFT.CONCAT(&quot;cliente&quot;;[.F181];&quot;@gcoop.coop&quot;)" office:value-type="string" office:string-value="cliente180@gcoop.coop" calcext:value-type="string">
            <text:p>cliente180@gcoop.coop</text:p>
          </table:table-cell>
          <table:table-cell table:formula="of:=COM.MICROSOFT.CONCAT(&quot;cliente_test&quot;;[.F181])" office:value-type="string" office:string-value="cliente_test180" calcext:value-type="string">
            <text:p>cliente_test18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Test 17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table:formula="of:=COM.MICROSOFT.CONCAT(&quot;cliente&quot;;[.F182];&quot;@gcoop.coop&quot;)" office:value-type="string" office:string-value="cliente181@gcoop.coop" calcext:value-type="string">
            <text:p>cliente181@gcoop.coop</text:p>
          </table:table-cell>
          <table:table-cell table:formula="of:=COM.MICROSOFT.CONCAT(&quot;cliente_test&quot;;[.F182])" office:value-type="string" office:string-value="cliente_test181" calcext:value-type="string">
            <text:p>cliente_test18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Test 17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8</text:p>
          </table:table-cell>
        </table:table-row>
        <table:table-row table:style-name="ro1">
          <table:table-cell table:formula="of:=COM.MICROSOFT.CONCAT(&quot;cliente&quot;;[.F183];&quot;@gcoop.coop&quot;)" office:value-type="string" office:string-value="cliente182@gcoop.coop" calcext:value-type="string">
            <text:p>cliente182@gcoop.coop</text:p>
          </table:table-cell>
          <table:table-cell table:formula="of:=COM.MICROSOFT.CONCAT(&quot;cliente_test&quot;;[.F183])" office:value-type="string" office:string-value="cliente_test182" calcext:value-type="string">
            <text:p>cliente_test18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Test 18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79</text:p>
          </table:table-cell>
        </table:table-row>
        <table:table-row table:style-name="ro1">
          <table:table-cell table:formula="of:=COM.MICROSOFT.CONCAT(&quot;cliente&quot;;[.F184];&quot;@gcoop.coop&quot;)" office:value-type="string" office:string-value="cliente183@gcoop.coop" calcext:value-type="string">
            <text:p>cliente183@gcoop.coop</text:p>
          </table:table-cell>
          <table:table-cell table:formula="of:=COM.MICROSOFT.CONCAT(&quot;cliente_test&quot;;[.F184])" office:value-type="string" office:string-value="cliente_test183" calcext:value-type="string">
            <text:p>cliente_test18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Test 18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table:formula="of:=COM.MICROSOFT.CONCAT(&quot;cliente&quot;;[.F185];&quot;@gcoop.coop&quot;)" office:value-type="string" office:string-value="cliente184@gcoop.coop" calcext:value-type="string">
            <text:p>cliente184@gcoop.coop</text:p>
          </table:table-cell>
          <table:table-cell table:formula="of:=COM.MICROSOFT.CONCAT(&quot;cliente_test&quot;;[.F185])" office:value-type="string" office:string-value="cliente_test184" calcext:value-type="string">
            <text:p>cliente_test18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Test 18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table:formula="of:=COM.MICROSOFT.CONCAT(&quot;cliente&quot;;[.F186];&quot;@gcoop.coop&quot;)" office:value-type="string" office:string-value="cliente185@gcoop.coop" calcext:value-type="string">
            <text:p>cliente185@gcoop.coop</text:p>
          </table:table-cell>
          <table:table-cell table:formula="of:=COM.MICROSOFT.CONCAT(&quot;cliente_test&quot;;[.F186])" office:value-type="string" office:string-value="cliente_test185" calcext:value-type="string">
            <text:p>cliente_test18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Test 18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2</text:p>
          </table:table-cell>
        </table:table-row>
        <table:table-row table:style-name="ro1">
          <table:table-cell table:formula="of:=COM.MICROSOFT.CONCAT(&quot;cliente&quot;;[.F187];&quot;@gcoop.coop&quot;)" office:value-type="string" office:string-value="cliente186@gcoop.coop" calcext:value-type="string">
            <text:p>cliente186@gcoop.coop</text:p>
          </table:table-cell>
          <table:table-cell table:formula="of:=COM.MICROSOFT.CONCAT(&quot;cliente_test&quot;;[.F187])" office:value-type="string" office:string-value="cliente_test186" calcext:value-type="string">
            <text:p>cliente_test18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st 18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table:formula="of:=COM.MICROSOFT.CONCAT(&quot;cliente&quot;;[.F188];&quot;@gcoop.coop&quot;)" office:value-type="string" office:string-value="cliente187@gcoop.coop" calcext:value-type="string">
            <text:p>cliente187@gcoop.coop</text:p>
          </table:table-cell>
          <table:table-cell table:formula="of:=COM.MICROSOFT.CONCAT(&quot;cliente_test&quot;;[.F188])" office:value-type="string" office:string-value="cliente_test187" calcext:value-type="string">
            <text:p>cliente_test18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Test 18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4</text:p>
          </table:table-cell>
        </table:table-row>
        <table:table-row table:style-name="ro1">
          <table:table-cell table:formula="of:=COM.MICROSOFT.CONCAT(&quot;cliente&quot;;[.F189];&quot;@gcoop.coop&quot;)" office:value-type="string" office:string-value="cliente188@gcoop.coop" calcext:value-type="string">
            <text:p>cliente188@gcoop.coop</text:p>
          </table:table-cell>
          <table:table-cell table:formula="of:=COM.MICROSOFT.CONCAT(&quot;cliente_test&quot;;[.F189])" office:value-type="string" office:string-value="cliente_test188" calcext:value-type="string">
            <text:p>cliente_test18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Test 18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5</text:p>
          </table:table-cell>
        </table:table-row>
        <table:table-row table:style-name="ro1">
          <table:table-cell table:formula="of:=COM.MICROSOFT.CONCAT(&quot;cliente&quot;;[.F190];&quot;@gcoop.coop&quot;)" office:value-type="string" office:string-value="cliente189@gcoop.coop" calcext:value-type="string">
            <text:p>cliente189@gcoop.coop</text:p>
          </table:table-cell>
          <table:table-cell table:formula="of:=COM.MICROSOFT.CONCAT(&quot;cliente_test&quot;;[.F190])" office:value-type="string" office:string-value="cliente_test189" calcext:value-type="string">
            <text:p>cliente_test18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Test 18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table:formula="of:=COM.MICROSOFT.CONCAT(&quot;cliente&quot;;[.F191];&quot;@gcoop.coop&quot;)" office:value-type="string" office:string-value="cliente190@gcoop.coop" calcext:value-type="string">
            <text:p>cliente190@gcoop.coop</text:p>
          </table:table-cell>
          <table:table-cell table:formula="of:=COM.MICROSOFT.CONCAT(&quot;cliente_test&quot;;[.F191])" office:value-type="string" office:string-value="cliente_test190" calcext:value-type="string">
            <text:p>cliente_test19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Test 18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7</text:p>
          </table:table-cell>
        </table:table-row>
        <table:table-row table:style-name="ro1">
          <table:table-cell table:formula="of:=COM.MICROSOFT.CONCAT(&quot;cliente&quot;;[.F192];&quot;@gcoop.coop&quot;)" office:value-type="string" office:string-value="cliente191@gcoop.coop" calcext:value-type="string">
            <text:p>cliente191@gcoop.coop</text:p>
          </table:table-cell>
          <table:table-cell table:formula="of:=COM.MICROSOFT.CONCAT(&quot;cliente_test&quot;;[.F192])" office:value-type="string" office:string-value="cliente_test191" calcext:value-type="string">
            <text:p>cliente_test19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est 18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8</text:p>
          </table:table-cell>
        </table:table-row>
        <table:table-row table:style-name="ro1">
          <table:table-cell table:formula="of:=COM.MICROSOFT.CONCAT(&quot;cliente&quot;;[.F193];&quot;@gcoop.coop&quot;)" office:value-type="string" office:string-value="cliente192@gcoop.coop" calcext:value-type="string">
            <text:p>cliente192@gcoop.coop</text:p>
          </table:table-cell>
          <table:table-cell table:formula="of:=COM.MICROSOFT.CONCAT(&quot;cliente_test&quot;;[.F193])" office:value-type="string" office:string-value="cliente_test192" calcext:value-type="string">
            <text:p>cliente_test19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Test 19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table:formula="of:=COM.MICROSOFT.CONCAT(&quot;cliente&quot;;[.F194];&quot;@gcoop.coop&quot;)" office:value-type="string" office:string-value="cliente193@gcoop.coop" calcext:value-type="string">
            <text:p>cliente193@gcoop.coop</text:p>
          </table:table-cell>
          <table:table-cell table:formula="of:=COM.MICROSOFT.CONCAT(&quot;cliente_test&quot;;[.F194])" office:value-type="string" office:string-value="cliente_test193" calcext:value-type="string">
            <text:p>cliente_test19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Test 19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0</text:p>
          </table:table-cell>
        </table:table-row>
        <table:table-row table:style-name="ro1">
          <table:table-cell table:formula="of:=COM.MICROSOFT.CONCAT(&quot;cliente&quot;;[.F195];&quot;@gcoop.coop&quot;)" office:value-type="string" office:string-value="cliente194@gcoop.coop" calcext:value-type="string">
            <text:p>cliente194@gcoop.coop</text:p>
          </table:table-cell>
          <table:table-cell table:formula="of:=COM.MICROSOFT.CONCAT(&quot;cliente_test&quot;;[.F195])" office:value-type="string" office:string-value="cliente_test194" calcext:value-type="string">
            <text:p>cliente_test19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est 19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1</text:p>
          </table:table-cell>
        </table:table-row>
        <table:table-row table:style-name="ro1">
          <table:table-cell table:formula="of:=COM.MICROSOFT.CONCAT(&quot;cliente&quot;;[.F196];&quot;@gcoop.coop&quot;)" office:value-type="string" office:string-value="cliente195@gcoop.coop" calcext:value-type="string">
            <text:p>cliente195@gcoop.coop</text:p>
          </table:table-cell>
          <table:table-cell table:formula="of:=COM.MICROSOFT.CONCAT(&quot;cliente_test&quot;;[.F196])" office:value-type="string" office:string-value="cliente_test195" calcext:value-type="string">
            <text:p>cliente_test19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est 19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table:formula="of:=COM.MICROSOFT.CONCAT(&quot;cliente&quot;;[.F197];&quot;@gcoop.coop&quot;)" office:value-type="string" office:string-value="cliente196@gcoop.coop" calcext:value-type="string">
            <text:p>cliente196@gcoop.coop</text:p>
          </table:table-cell>
          <table:table-cell table:formula="of:=COM.MICROSOFT.CONCAT(&quot;cliente_test&quot;;[.F197])" office:value-type="string" office:string-value="cliente_test196" calcext:value-type="string">
            <text:p>cliente_test19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est 19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3</text:p>
          </table:table-cell>
        </table:table-row>
        <table:table-row table:style-name="ro1">
          <table:table-cell table:formula="of:=COM.MICROSOFT.CONCAT(&quot;cliente&quot;;[.F198];&quot;@gcoop.coop&quot;)" office:value-type="string" office:string-value="cliente197@gcoop.coop" calcext:value-type="string">
            <text:p>cliente197@gcoop.coop</text:p>
          </table:table-cell>
          <table:table-cell table:formula="of:=COM.MICROSOFT.CONCAT(&quot;cliente_test&quot;;[.F198])" office:value-type="string" office:string-value="cliente_test197" calcext:value-type="string">
            <text:p>cliente_test19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est 19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4</text:p>
          </table:table-cell>
        </table:table-row>
        <table:table-row table:style-name="ro1">
          <table:table-cell table:formula="of:=COM.MICROSOFT.CONCAT(&quot;cliente&quot;;[.F199];&quot;@gcoop.coop&quot;)" office:value-type="string" office:string-value="cliente198@gcoop.coop" calcext:value-type="string">
            <text:p>cliente198@gcoop.coop</text:p>
          </table:table-cell>
          <table:table-cell table:formula="of:=COM.MICROSOFT.CONCAT(&quot;cliente_test&quot;;[.F199])" office:value-type="string" office:string-value="cliente_test198" calcext:value-type="string">
            <text:p>cliente_test19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est 19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table:formula="of:=COM.MICROSOFT.CONCAT(&quot;cliente&quot;;[.F200];&quot;@gcoop.coop&quot;)" office:value-type="string" office:string-value="cliente199@gcoop.coop" calcext:value-type="string">
            <text:p>cliente199@gcoop.coop</text:p>
          </table:table-cell>
          <table:table-cell table:formula="of:=COM.MICROSOFT.CONCAT(&quot;cliente_test&quot;;[.F200])" office:value-type="string" office:string-value="cliente_test199" calcext:value-type="string">
            <text:p>cliente_test19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Test 19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6</text:p>
          </table:table-cell>
        </table:table-row>
        <table:table-row table:style-name="ro1">
          <table:table-cell table:formula="of:=COM.MICROSOFT.CONCAT(&quot;cliente&quot;;[.F201];&quot;@gcoop.coop&quot;)" office:value-type="string" office:string-value="cliente200@gcoop.coop" calcext:value-type="string">
            <text:p>cliente200@gcoop.coop</text:p>
          </table:table-cell>
          <table:table-cell table:formula="of:=COM.MICROSOFT.CONCAT(&quot;cliente_test&quot;;[.F201])" office:value-type="string" office:string-value="cliente_test200" calcext:value-type="string">
            <text:p>cliente_test2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est 19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7</text:p>
          </table:table-cell>
        </table:table-row>
        <table:table-row table:style-name="ro1">
          <table:table-cell table:formula="of:=COM.MICROSOFT.CONCAT(&quot;cliente&quot;;[.F202];&quot;@gcoop.coop&quot;)" office:value-type="string" office:string-value="cliente201@gcoop.coop" calcext:value-type="string">
            <text:p>cliente201@gcoop.coop</text:p>
          </table:table-cell>
          <table:table-cell table:formula="of:=COM.MICROSOFT.CONCAT(&quot;cliente_test&quot;;[.F202])" office:value-type="string" office:string-value="cliente_test201" calcext:value-type="string">
            <text:p>cliente_test20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est 19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table:formula="of:=COM.MICROSOFT.CONCAT(&quot;cliente&quot;;[.F203];&quot;@gcoop.coop&quot;)" office:value-type="string" office:string-value="cliente202@gcoop.coop" calcext:value-type="string">
            <text:p>cliente202@gcoop.coop</text:p>
          </table:table-cell>
          <table:table-cell table:formula="of:=COM.MICROSOFT.CONCAT(&quot;cliente_test&quot;;[.F203])" office:value-type="string" office:string-value="cliente_test202" calcext:value-type="string">
            <text:p>cliente_test20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Test 20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19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19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199</text:p>
          </table:table-cell>
        </table:table-row>
        <table:table-row table:style-name="ro1">
          <table:table-cell table:formula="of:=COM.MICROSOFT.CONCAT(&quot;cliente&quot;;[.F204];&quot;@gcoop.coop&quot;)" office:value-type="string" office:string-value="cliente203@gcoop.coop" calcext:value-type="string">
            <text:p>cliente203@gcoop.coop</text:p>
          </table:table-cell>
          <table:table-cell table:formula="of:=COM.MICROSOFT.CONCAT(&quot;cliente_test&quot;;[.F204])" office:value-type="string" office:string-value="cliente_test203" calcext:value-type="string">
            <text:p>cliente_test20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est 20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table:formula="of:=COM.MICROSOFT.CONCAT(&quot;cliente&quot;;[.F205];&quot;@gcoop.coop&quot;)" office:value-type="string" office:string-value="cliente204@gcoop.coop" calcext:value-type="string">
            <text:p>cliente204@gcoop.coop</text:p>
          </table:table-cell>
          <table:table-cell table:formula="of:=COM.MICROSOFT.CONCAT(&quot;cliente_test&quot;;[.F205])" office:value-type="string" office:string-value="cliente_test204" calcext:value-type="string">
            <text:p>cliente_test20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Test 20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table:formula="of:=COM.MICROSOFT.CONCAT(&quot;cliente&quot;;[.F206];&quot;@gcoop.coop&quot;)" office:value-type="string" office:string-value="cliente205@gcoop.coop" calcext:value-type="string">
            <text:p>cliente205@gcoop.coop</text:p>
          </table:table-cell>
          <table:table-cell table:formula="of:=COM.MICROSOFT.CONCAT(&quot;cliente_test&quot;;[.F206])" office:value-type="string" office:string-value="cliente_test205" calcext:value-type="string">
            <text:p>cliente_test20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Test 20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2</text:p>
          </table:table-cell>
        </table:table-row>
        <table:table-row table:style-name="ro1">
          <table:table-cell table:formula="of:=COM.MICROSOFT.CONCAT(&quot;cliente&quot;;[.F207];&quot;@gcoop.coop&quot;)" office:value-type="string" office:string-value="cliente206@gcoop.coop" calcext:value-type="string">
            <text:p>cliente206@gcoop.coop</text:p>
          </table:table-cell>
          <table:table-cell table:formula="of:=COM.MICROSOFT.CONCAT(&quot;cliente_test&quot;;[.F207])" office:value-type="string" office:string-value="cliente_test206" calcext:value-type="string">
            <text:p>cliente_test20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est 20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3</text:p>
          </table:table-cell>
        </table:table-row>
        <table:table-row table:style-name="ro1">
          <table:table-cell table:formula="of:=COM.MICROSOFT.CONCAT(&quot;cliente&quot;;[.F208];&quot;@gcoop.coop&quot;)" office:value-type="string" office:string-value="cliente207@gcoop.coop" calcext:value-type="string">
            <text:p>cliente207@gcoop.coop</text:p>
          </table:table-cell>
          <table:table-cell table:formula="of:=COM.MICROSOFT.CONCAT(&quot;cliente_test&quot;;[.F208])" office:value-type="string" office:string-value="cliente_test207" calcext:value-type="string">
            <text:p>cliente_test20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est 20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table:formula="of:=COM.MICROSOFT.CONCAT(&quot;cliente&quot;;[.F209];&quot;@gcoop.coop&quot;)" office:value-type="string" office:string-value="cliente208@gcoop.coop" calcext:value-type="string">
            <text:p>cliente208@gcoop.coop</text:p>
          </table:table-cell>
          <table:table-cell table:formula="of:=COM.MICROSOFT.CONCAT(&quot;cliente_test&quot;;[.F209])" office:value-type="string" office:string-value="cliente_test208" calcext:value-type="string">
            <text:p>cliente_test20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est 20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5</text:p>
          </table:table-cell>
        </table:table-row>
        <table:table-row table:style-name="ro1">
          <table:table-cell table:formula="of:=COM.MICROSOFT.CONCAT(&quot;cliente&quot;;[.F210];&quot;@gcoop.coop&quot;)" office:value-type="string" office:string-value="cliente209@gcoop.coop" calcext:value-type="string">
            <text:p>cliente209@gcoop.coop</text:p>
          </table:table-cell>
          <table:table-cell table:formula="of:=COM.MICROSOFT.CONCAT(&quot;cliente_test&quot;;[.F210])" office:value-type="string" office:string-value="cliente_test209" calcext:value-type="string">
            <text:p>cliente_test20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est 20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6</text:p>
          </table:table-cell>
        </table:table-row>
        <table:table-row table:style-name="ro1">
          <table:table-cell table:formula="of:=COM.MICROSOFT.CONCAT(&quot;cliente&quot;;[.F211];&quot;@gcoop.coop&quot;)" office:value-type="string" office:string-value="cliente210@gcoop.coop" calcext:value-type="string">
            <text:p>cliente210@gcoop.coop</text:p>
          </table:table-cell>
          <table:table-cell table:formula="of:=COM.MICROSOFT.CONCAT(&quot;cliente_test&quot;;[.F211])" office:value-type="string" office:string-value="cliente_test210" calcext:value-type="string">
            <text:p>cliente_test21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est 20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table:formula="of:=COM.MICROSOFT.CONCAT(&quot;cliente&quot;;[.F212];&quot;@gcoop.coop&quot;)" office:value-type="string" office:string-value="cliente211@gcoop.coop" calcext:value-type="string">
            <text:p>cliente211@gcoop.coop</text:p>
          </table:table-cell>
          <table:table-cell table:formula="of:=COM.MICROSOFT.CONCAT(&quot;cliente_test&quot;;[.F212])" office:value-type="string" office:string-value="cliente_test211" calcext:value-type="string">
            <text:p>cliente_test21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est 20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8</text:p>
          </table:table-cell>
        </table:table-row>
        <table:table-row table:style-name="ro1">
          <table:table-cell table:formula="of:=COM.MICROSOFT.CONCAT(&quot;cliente&quot;;[.F213];&quot;@gcoop.coop&quot;)" office:value-type="string" office:string-value="cliente212@gcoop.coop" calcext:value-type="string">
            <text:p>cliente212@gcoop.coop</text:p>
          </table:table-cell>
          <table:table-cell table:formula="of:=COM.MICROSOFT.CONCAT(&quot;cliente_test&quot;;[.F213])" office:value-type="string" office:string-value="cliente_test212" calcext:value-type="string">
            <text:p>cliente_test21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Test 21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9</text:p>
          </table:table-cell>
        </table:table-row>
        <table:table-row table:style-name="ro1">
          <table:table-cell table:formula="of:=COM.MICROSOFT.CONCAT(&quot;cliente&quot;;[.F214];&quot;@gcoop.coop&quot;)" office:value-type="string" office:string-value="cliente213@gcoop.coop" calcext:value-type="string">
            <text:p>cliente213@gcoop.coop</text:p>
          </table:table-cell>
          <table:table-cell table:formula="of:=COM.MICROSOFT.CONCAT(&quot;cliente_test&quot;;[.F214])" office:value-type="string" office:string-value="cliente_test213" calcext:value-type="string">
            <text:p>cliente_test21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est 21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table:formula="of:=COM.MICROSOFT.CONCAT(&quot;cliente&quot;;[.F215];&quot;@gcoop.coop&quot;)" office:value-type="string" office:string-value="cliente214@gcoop.coop" calcext:value-type="string">
            <text:p>cliente214@gcoop.coop</text:p>
          </table:table-cell>
          <table:table-cell table:formula="of:=COM.MICROSOFT.CONCAT(&quot;cliente_test&quot;;[.F215])" office:value-type="string" office:string-value="cliente_test214" calcext:value-type="string">
            <text:p>cliente_test21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est 21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1</text:p>
          </table:table-cell>
        </table:table-row>
        <table:table-row table:style-name="ro1">
          <table:table-cell table:formula="of:=COM.MICROSOFT.CONCAT(&quot;cliente&quot;;[.F216];&quot;@gcoop.coop&quot;)" office:value-type="string" office:string-value="cliente215@gcoop.coop" calcext:value-type="string">
            <text:p>cliente215@gcoop.coop</text:p>
          </table:table-cell>
          <table:table-cell table:formula="of:=COM.MICROSOFT.CONCAT(&quot;cliente_test&quot;;[.F216])" office:value-type="string" office:string-value="cliente_test215" calcext:value-type="string">
            <text:p>cliente_test21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Test 21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2</text:p>
          </table:table-cell>
        </table:table-row>
        <table:table-row table:style-name="ro1">
          <table:table-cell table:formula="of:=COM.MICROSOFT.CONCAT(&quot;cliente&quot;;[.F217];&quot;@gcoop.coop&quot;)" office:value-type="string" office:string-value="cliente216@gcoop.coop" calcext:value-type="string">
            <text:p>cliente216@gcoop.coop</text:p>
          </table:table-cell>
          <table:table-cell table:formula="of:=COM.MICROSOFT.CONCAT(&quot;cliente_test&quot;;[.F217])" office:value-type="string" office:string-value="cliente_test216" calcext:value-type="string">
            <text:p>cliente_test21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est 21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table:formula="of:=COM.MICROSOFT.CONCAT(&quot;cliente&quot;;[.F218];&quot;@gcoop.coop&quot;)" office:value-type="string" office:string-value="cliente217@gcoop.coop" calcext:value-type="string">
            <text:p>cliente217@gcoop.coop</text:p>
          </table:table-cell>
          <table:table-cell table:formula="of:=COM.MICROSOFT.CONCAT(&quot;cliente_test&quot;;[.F218])" office:value-type="string" office:string-value="cliente_test217" calcext:value-type="string">
            <text:p>cliente_test21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Test 21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4</text:p>
          </table:table-cell>
        </table:table-row>
        <table:table-row table:style-name="ro1">
          <table:table-cell table:formula="of:=COM.MICROSOFT.CONCAT(&quot;cliente&quot;;[.F219];&quot;@gcoop.coop&quot;)" office:value-type="string" office:string-value="cliente218@gcoop.coop" calcext:value-type="string">
            <text:p>cliente218@gcoop.coop</text:p>
          </table:table-cell>
          <table:table-cell table:formula="of:=COM.MICROSOFT.CONCAT(&quot;cliente_test&quot;;[.F219])" office:value-type="string" office:string-value="cliente_test218" calcext:value-type="string">
            <text:p>cliente_test21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Test 21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5</text:p>
          </table:table-cell>
        </table:table-row>
        <table:table-row table:style-name="ro1">
          <table:table-cell table:formula="of:=COM.MICROSOFT.CONCAT(&quot;cliente&quot;;[.F220];&quot;@gcoop.coop&quot;)" office:value-type="string" office:string-value="cliente219@gcoop.coop" calcext:value-type="string">
            <text:p>cliente219@gcoop.coop</text:p>
          </table:table-cell>
          <table:table-cell table:formula="of:=COM.MICROSOFT.CONCAT(&quot;cliente_test&quot;;[.F220])" office:value-type="string" office:string-value="cliente_test219" calcext:value-type="string">
            <text:p>cliente_test21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Test 21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table:formula="of:=COM.MICROSOFT.CONCAT(&quot;cliente&quot;;[.F221];&quot;@gcoop.coop&quot;)" office:value-type="string" office:string-value="cliente220@gcoop.coop" calcext:value-type="string">
            <text:p>cliente220@gcoop.coop</text:p>
          </table:table-cell>
          <table:table-cell table:formula="of:=COM.MICROSOFT.CONCAT(&quot;cliente_test&quot;;[.F221])" office:value-type="string" office:string-value="cliente_test220" calcext:value-type="string">
            <text:p>cliente_test22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Test 21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7</text:p>
          </table:table-cell>
        </table:table-row>
        <table:table-row table:style-name="ro1">
          <table:table-cell table:formula="of:=COM.MICROSOFT.CONCAT(&quot;cliente&quot;;[.F222];&quot;@gcoop.coop&quot;)" office:value-type="string" office:string-value="cliente221@gcoop.coop" calcext:value-type="string">
            <text:p>cliente221@gcoop.coop</text:p>
          </table:table-cell>
          <table:table-cell table:formula="of:=COM.MICROSOFT.CONCAT(&quot;cliente_test&quot;;[.F222])" office:value-type="string" office:string-value="cliente_test221" calcext:value-type="string">
            <text:p>cliente_test22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Test 21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8</text:p>
          </table:table-cell>
        </table:table-row>
        <table:table-row table:style-name="ro1">
          <table:table-cell table:formula="of:=COM.MICROSOFT.CONCAT(&quot;cliente&quot;;[.F223];&quot;@gcoop.coop&quot;)" office:value-type="string" office:string-value="cliente222@gcoop.coop" calcext:value-type="string">
            <text:p>cliente222@gcoop.coop</text:p>
          </table:table-cell>
          <table:table-cell table:formula="of:=COM.MICROSOFT.CONCAT(&quot;cliente_test&quot;;[.F223])" office:value-type="string" office:string-value="cliente_test222" calcext:value-type="string">
            <text:p>cliente_test22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Test 2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table:formula="of:=COM.MICROSOFT.CONCAT(&quot;cliente&quot;;[.F224];&quot;@gcoop.coop&quot;)" office:value-type="string" office:string-value="cliente223@gcoop.coop" calcext:value-type="string">
            <text:p>cliente223@gcoop.coop</text:p>
          </table:table-cell>
          <table:table-cell table:formula="of:=COM.MICROSOFT.CONCAT(&quot;cliente_test&quot;;[.F224])" office:value-type="string" office:string-value="cliente_test223" calcext:value-type="string">
            <text:p>cliente_test22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Test 22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 table:formula="of:=COM.MICROSOFT.CONCAT(&quot;cliente&quot;;[.F225];&quot;@gcoop.coop&quot;)" office:value-type="string" office:string-value="cliente224@gcoop.coop" calcext:value-type="string">
            <text:p>cliente224@gcoop.coop</text:p>
          </table:table-cell>
          <table:table-cell table:formula="of:=COM.MICROSOFT.CONCAT(&quot;cliente_test&quot;;[.F225])" office:value-type="string" office:string-value="cliente_test224" calcext:value-type="string">
            <text:p>cliente_test22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Test 22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1</text:p>
          </table:table-cell>
        </table:table-row>
        <table:table-row table:style-name="ro1">
          <table:table-cell table:formula="of:=COM.MICROSOFT.CONCAT(&quot;cliente&quot;;[.F226];&quot;@gcoop.coop&quot;)" office:value-type="string" office:string-value="cliente225@gcoop.coop" calcext:value-type="string">
            <text:p>cliente225@gcoop.coop</text:p>
          </table:table-cell>
          <table:table-cell table:formula="of:=COM.MICROSOFT.CONCAT(&quot;cliente_test&quot;;[.F226])" office:value-type="string" office:string-value="cliente_test225" calcext:value-type="string">
            <text:p>cliente_test22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Test 22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table:formula="of:=COM.MICROSOFT.CONCAT(&quot;cliente&quot;;[.F227];&quot;@gcoop.coop&quot;)" office:value-type="string" office:string-value="cliente226@gcoop.coop" calcext:value-type="string">
            <text:p>cliente226@gcoop.coop</text:p>
          </table:table-cell>
          <table:table-cell table:formula="of:=COM.MICROSOFT.CONCAT(&quot;cliente_test&quot;;[.F227])" office:value-type="string" office:string-value="cliente_test226" calcext:value-type="string">
            <text:p>cliente_test22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Test 22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3</text:p>
          </table:table-cell>
        </table:table-row>
        <table:table-row table:style-name="ro1">
          <table:table-cell table:formula="of:=COM.MICROSOFT.CONCAT(&quot;cliente&quot;;[.F228];&quot;@gcoop.coop&quot;)" office:value-type="string" office:string-value="cliente227@gcoop.coop" calcext:value-type="string">
            <text:p>cliente227@gcoop.coop</text:p>
          </table:table-cell>
          <table:table-cell table:formula="of:=COM.MICROSOFT.CONCAT(&quot;cliente_test&quot;;[.F228])" office:value-type="string" office:string-value="cliente_test227" calcext:value-type="string">
            <text:p>cliente_test22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Test 22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4</text:p>
          </table:table-cell>
        </table:table-row>
        <table:table-row table:style-name="ro1">
          <table:table-cell table:formula="of:=COM.MICROSOFT.CONCAT(&quot;cliente&quot;;[.F229];&quot;@gcoop.coop&quot;)" office:value-type="string" office:string-value="cliente228@gcoop.coop" calcext:value-type="string">
            <text:p>cliente228@gcoop.coop</text:p>
          </table:table-cell>
          <table:table-cell table:formula="of:=COM.MICROSOFT.CONCAT(&quot;cliente_test&quot;;[.F229])" office:value-type="string" office:string-value="cliente_test228" calcext:value-type="string">
            <text:p>cliente_test22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Test 22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table:formula="of:=COM.MICROSOFT.CONCAT(&quot;cliente&quot;;[.F230];&quot;@gcoop.coop&quot;)" office:value-type="string" office:string-value="cliente229@gcoop.coop" calcext:value-type="string">
            <text:p>cliente229@gcoop.coop</text:p>
          </table:table-cell>
          <table:table-cell table:formula="of:=COM.MICROSOFT.CONCAT(&quot;cliente_test&quot;;[.F230])" office:value-type="string" office:string-value="cliente_test229" calcext:value-type="string">
            <text:p>cliente_test22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Test 22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6</text:p>
          </table:table-cell>
        </table:table-row>
        <table:table-row table:style-name="ro1">
          <table:table-cell table:formula="of:=COM.MICROSOFT.CONCAT(&quot;cliente&quot;;[.F231];&quot;@gcoop.coop&quot;)" office:value-type="string" office:string-value="cliente230@gcoop.coop" calcext:value-type="string">
            <text:p>cliente230@gcoop.coop</text:p>
          </table:table-cell>
          <table:table-cell table:formula="of:=COM.MICROSOFT.CONCAT(&quot;cliente_test&quot;;[.F231])" office:value-type="string" office:string-value="cliente_test230" calcext:value-type="string">
            <text:p>cliente_test23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Test 22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7</text:p>
          </table:table-cell>
        </table:table-row>
        <table:table-row table:style-name="ro1">
          <table:table-cell table:formula="of:=COM.MICROSOFT.CONCAT(&quot;cliente&quot;;[.F232];&quot;@gcoop.coop&quot;)" office:value-type="string" office:string-value="cliente231@gcoop.coop" calcext:value-type="string">
            <text:p>cliente231@gcoop.coop</text:p>
          </table:table-cell>
          <table:table-cell table:formula="of:=COM.MICROSOFT.CONCAT(&quot;cliente_test&quot;;[.F232])" office:value-type="string" office:string-value="cliente_test231" calcext:value-type="string">
            <text:p>cliente_test23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Test 22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table:formula="of:=COM.MICROSOFT.CONCAT(&quot;cliente&quot;;[.F233];&quot;@gcoop.coop&quot;)" office:value-type="string" office:string-value="cliente232@gcoop.coop" calcext:value-type="string">
            <text:p>cliente232@gcoop.coop</text:p>
          </table:table-cell>
          <table:table-cell table:formula="of:=COM.MICROSOFT.CONCAT(&quot;cliente_test&quot;;[.F233])" office:value-type="string" office:string-value="cliente_test232" calcext:value-type="string">
            <text:p>cliente_test23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Test 23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29</text:p>
          </table:table-cell>
        </table:table-row>
        <table:table-row table:style-name="ro1">
          <table:table-cell table:formula="of:=COM.MICROSOFT.CONCAT(&quot;cliente&quot;;[.F234];&quot;@gcoop.coop&quot;)" office:value-type="string" office:string-value="cliente233@gcoop.coop" calcext:value-type="string">
            <text:p>cliente233@gcoop.coop</text:p>
          </table:table-cell>
          <table:table-cell table:formula="of:=COM.MICROSOFT.CONCAT(&quot;cliente_test&quot;;[.F234])" office:value-type="string" office:string-value="cliente_test233" calcext:value-type="string">
            <text:p>cliente_test23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Test 23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0</text:p>
          </table:table-cell>
        </table:table-row>
        <table:table-row table:style-name="ro1">
          <table:table-cell table:formula="of:=COM.MICROSOFT.CONCAT(&quot;cliente&quot;;[.F235];&quot;@gcoop.coop&quot;)" office:value-type="string" office:string-value="cliente234@gcoop.coop" calcext:value-type="string">
            <text:p>cliente234@gcoop.coop</text:p>
          </table:table-cell>
          <table:table-cell table:formula="of:=COM.MICROSOFT.CONCAT(&quot;cliente_test&quot;;[.F235])" office:value-type="string" office:string-value="cliente_test234" calcext:value-type="string">
            <text:p>cliente_test23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Test 23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table:formula="of:=COM.MICROSOFT.CONCAT(&quot;cliente&quot;;[.F236];&quot;@gcoop.coop&quot;)" office:value-type="string" office:string-value="cliente235@gcoop.coop" calcext:value-type="string">
            <text:p>cliente235@gcoop.coop</text:p>
          </table:table-cell>
          <table:table-cell table:formula="of:=COM.MICROSOFT.CONCAT(&quot;cliente_test&quot;;[.F236])" office:value-type="string" office:string-value="cliente_test235" calcext:value-type="string">
            <text:p>cliente_test23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Test 23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2</text:p>
          </table:table-cell>
        </table:table-row>
        <table:table-row table:style-name="ro1">
          <table:table-cell table:formula="of:=COM.MICROSOFT.CONCAT(&quot;cliente&quot;;[.F237];&quot;@gcoop.coop&quot;)" office:value-type="string" office:string-value="cliente236@gcoop.coop" calcext:value-type="string">
            <text:p>cliente236@gcoop.coop</text:p>
          </table:table-cell>
          <table:table-cell table:formula="of:=COM.MICROSOFT.CONCAT(&quot;cliente_test&quot;;[.F237])" office:value-type="string" office:string-value="cliente_test236" calcext:value-type="string">
            <text:p>cliente_test23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Test 23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3</text:p>
          </table:table-cell>
        </table:table-row>
        <table:table-row table:style-name="ro1">
          <table:table-cell table:formula="of:=COM.MICROSOFT.CONCAT(&quot;cliente&quot;;[.F238];&quot;@gcoop.coop&quot;)" office:value-type="string" office:string-value="cliente237@gcoop.coop" calcext:value-type="string">
            <text:p>cliente237@gcoop.coop</text:p>
          </table:table-cell>
          <table:table-cell table:formula="of:=COM.MICROSOFT.CONCAT(&quot;cliente_test&quot;;[.F238])" office:value-type="string" office:string-value="cliente_test237" calcext:value-type="string">
            <text:p>cliente_test23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Test 23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table:formula="of:=COM.MICROSOFT.CONCAT(&quot;cliente&quot;;[.F239];&quot;@gcoop.coop&quot;)" office:value-type="string" office:string-value="cliente238@gcoop.coop" calcext:value-type="string">
            <text:p>cliente238@gcoop.coop</text:p>
          </table:table-cell>
          <table:table-cell table:formula="of:=COM.MICROSOFT.CONCAT(&quot;cliente_test&quot;;[.F239])" office:value-type="string" office:string-value="cliente_test238" calcext:value-type="string">
            <text:p>cliente_test23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Test 23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5</text:p>
          </table:table-cell>
        </table:table-row>
        <table:table-row table:style-name="ro1">
          <table:table-cell table:formula="of:=COM.MICROSOFT.CONCAT(&quot;cliente&quot;;[.F240];&quot;@gcoop.coop&quot;)" office:value-type="string" office:string-value="cliente239@gcoop.coop" calcext:value-type="string">
            <text:p>cliente239@gcoop.coop</text:p>
          </table:table-cell>
          <table:table-cell table:formula="of:=COM.MICROSOFT.CONCAT(&quot;cliente_test&quot;;[.F240])" office:value-type="string" office:string-value="cliente_test239" calcext:value-type="string">
            <text:p>cliente_test23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Test 23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6</text:p>
          </table:table-cell>
        </table:table-row>
        <table:table-row table:style-name="ro1">
          <table:table-cell table:formula="of:=COM.MICROSOFT.CONCAT(&quot;cliente&quot;;[.F241];&quot;@gcoop.coop&quot;)" office:value-type="string" office:string-value="cliente240@gcoop.coop" calcext:value-type="string">
            <text:p>cliente240@gcoop.coop</text:p>
          </table:table-cell>
          <table:table-cell table:formula="of:=COM.MICROSOFT.CONCAT(&quot;cliente_test&quot;;[.F241])" office:value-type="string" office:string-value="cliente_test240" calcext:value-type="string">
            <text:p>cliente_test24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Test 23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table:formula="of:=COM.MICROSOFT.CONCAT(&quot;cliente&quot;;[.F242];&quot;@gcoop.coop&quot;)" office:value-type="string" office:string-value="cliente241@gcoop.coop" calcext:value-type="string">
            <text:p>cliente241@gcoop.coop</text:p>
          </table:table-cell>
          <table:table-cell table:formula="of:=COM.MICROSOFT.CONCAT(&quot;cliente_test&quot;;[.F242])" office:value-type="string" office:string-value="cliente_test241" calcext:value-type="string">
            <text:p>cliente_test24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Test 23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8</text:p>
          </table:table-cell>
        </table:table-row>
        <table:table-row table:style-name="ro1">
          <table:table-cell table:formula="of:=COM.MICROSOFT.CONCAT(&quot;cliente&quot;;[.F243];&quot;@gcoop.coop&quot;)" office:value-type="string" office:string-value="cliente242@gcoop.coop" calcext:value-type="string">
            <text:p>cliente242@gcoop.coop</text:p>
          </table:table-cell>
          <table:table-cell table:formula="of:=COM.MICROSOFT.CONCAT(&quot;cliente_test&quot;;[.F243])" office:value-type="string" office:string-value="cliente_test242" calcext:value-type="string">
            <text:p>cliente_test24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Test 24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39</text:p>
          </table:table-cell>
        </table:table-row>
        <table:table-row table:style-name="ro1">
          <table:table-cell table:formula="of:=COM.MICROSOFT.CONCAT(&quot;cliente&quot;;[.F244];&quot;@gcoop.coop&quot;)" office:value-type="string" office:string-value="cliente243@gcoop.coop" calcext:value-type="string">
            <text:p>cliente243@gcoop.coop</text:p>
          </table:table-cell>
          <table:table-cell table:formula="of:=COM.MICROSOFT.CONCAT(&quot;cliente_test&quot;;[.F244])" office:value-type="string" office:string-value="cliente_test243" calcext:value-type="string">
            <text:p>cliente_test24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Test 24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table:formula="of:=COM.MICROSOFT.CONCAT(&quot;cliente&quot;;[.F245];&quot;@gcoop.coop&quot;)" office:value-type="string" office:string-value="cliente244@gcoop.coop" calcext:value-type="string">
            <text:p>cliente244@gcoop.coop</text:p>
          </table:table-cell>
          <table:table-cell table:formula="of:=COM.MICROSOFT.CONCAT(&quot;cliente_test&quot;;[.F245])" office:value-type="string" office:string-value="cliente_test244" calcext:value-type="string">
            <text:p>cliente_test24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Test 24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1</text:p>
          </table:table-cell>
        </table:table-row>
        <table:table-row table:style-name="ro1">
          <table:table-cell table:formula="of:=COM.MICROSOFT.CONCAT(&quot;cliente&quot;;[.F246];&quot;@gcoop.coop&quot;)" office:value-type="string" office:string-value="cliente245@gcoop.coop" calcext:value-type="string">
            <text:p>cliente245@gcoop.coop</text:p>
          </table:table-cell>
          <table:table-cell table:formula="of:=COM.MICROSOFT.CONCAT(&quot;cliente_test&quot;;[.F246])" office:value-type="string" office:string-value="cliente_test245" calcext:value-type="string">
            <text:p>cliente_test24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Test 24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2</text:p>
          </table:table-cell>
        </table:table-row>
        <table:table-row table:style-name="ro1">
          <table:table-cell table:formula="of:=COM.MICROSOFT.CONCAT(&quot;cliente&quot;;[.F247];&quot;@gcoop.coop&quot;)" office:value-type="string" office:string-value="cliente246@gcoop.coop" calcext:value-type="string">
            <text:p>cliente246@gcoop.coop</text:p>
          </table:table-cell>
          <table:table-cell table:formula="of:=COM.MICROSOFT.CONCAT(&quot;cliente_test&quot;;[.F247])" office:value-type="string" office:string-value="cliente_test246" calcext:value-type="string">
            <text:p>cliente_test24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Test 24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table:formula="of:=COM.MICROSOFT.CONCAT(&quot;cliente&quot;;[.F248];&quot;@gcoop.coop&quot;)" office:value-type="string" office:string-value="cliente247@gcoop.coop" calcext:value-type="string">
            <text:p>cliente247@gcoop.coop</text:p>
          </table:table-cell>
          <table:table-cell table:formula="of:=COM.MICROSOFT.CONCAT(&quot;cliente_test&quot;;[.F248])" office:value-type="string" office:string-value="cliente_test247" calcext:value-type="string">
            <text:p>cliente_test24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Test 24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4</text:p>
          </table:table-cell>
        </table:table-row>
        <table:table-row table:style-name="ro1">
          <table:table-cell table:formula="of:=COM.MICROSOFT.CONCAT(&quot;cliente&quot;;[.F249];&quot;@gcoop.coop&quot;)" office:value-type="string" office:string-value="cliente248@gcoop.coop" calcext:value-type="string">
            <text:p>cliente248@gcoop.coop</text:p>
          </table:table-cell>
          <table:table-cell table:formula="of:=COM.MICROSOFT.CONCAT(&quot;cliente_test&quot;;[.F249])" office:value-type="string" office:string-value="cliente_test248" calcext:value-type="string">
            <text:p>cliente_test24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Test 24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5</text:p>
          </table:table-cell>
        </table:table-row>
        <table:table-row table:style-name="ro1">
          <table:table-cell table:formula="of:=COM.MICROSOFT.CONCAT(&quot;cliente&quot;;[.F250];&quot;@gcoop.coop&quot;)" office:value-type="string" office:string-value="cliente249@gcoop.coop" calcext:value-type="string">
            <text:p>cliente249@gcoop.coop</text:p>
          </table:table-cell>
          <table:table-cell table:formula="of:=COM.MICROSOFT.CONCAT(&quot;cliente_test&quot;;[.F250])" office:value-type="string" office:string-value="cliente_test249" calcext:value-type="string">
            <text:p>cliente_test24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est 24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table:formula="of:=COM.MICROSOFT.CONCAT(&quot;cliente&quot;;[.F251];&quot;@gcoop.coop&quot;)" office:value-type="string" office:string-value="cliente250@gcoop.coop" calcext:value-type="string">
            <text:p>cliente250@gcoop.coop</text:p>
          </table:table-cell>
          <table:table-cell table:formula="of:=COM.MICROSOFT.CONCAT(&quot;cliente_test&quot;;[.F251])" office:value-type="string" office:string-value="cliente_test250" calcext:value-type="string">
            <text:p>cliente_test25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est 24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7</text:p>
          </table:table-cell>
        </table:table-row>
        <table:table-row table:style-name="ro1">
          <table:table-cell table:formula="of:=COM.MICROSOFT.CONCAT(&quot;cliente&quot;;[.F252];&quot;@gcoop.coop&quot;)" office:value-type="string" office:string-value="cliente251@gcoop.coop" calcext:value-type="string">
            <text:p>cliente251@gcoop.coop</text:p>
          </table:table-cell>
          <table:table-cell table:formula="of:=COM.MICROSOFT.CONCAT(&quot;cliente_test&quot;;[.F252])" office:value-type="string" office:string-value="cliente_test251" calcext:value-type="string">
            <text:p>cliente_test25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Test 24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8</text:p>
          </table:table-cell>
        </table:table-row>
        <table:table-row table:style-name="ro1">
          <table:table-cell table:formula="of:=COM.MICROSOFT.CONCAT(&quot;cliente&quot;;[.F253];&quot;@gcoop.coop&quot;)" office:value-type="string" office:string-value="cliente252@gcoop.coop" calcext:value-type="string">
            <text:p>cliente252@gcoop.coop</text:p>
          </table:table-cell>
          <table:table-cell table:formula="of:=COM.MICROSOFT.CONCAT(&quot;cliente_test&quot;;[.F253])" office:value-type="string" office:string-value="cliente_test252" calcext:value-type="string">
            <text:p>cliente_test25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Test 25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table:formula="of:=COM.MICROSOFT.CONCAT(&quot;cliente&quot;;[.F254];&quot;@gcoop.coop&quot;)" office:value-type="string" office:string-value="cliente253@gcoop.coop" calcext:value-type="string">
            <text:p>cliente253@gcoop.coop</text:p>
          </table:table-cell>
          <table:table-cell table:formula="of:=COM.MICROSOFT.CONCAT(&quot;cliente_test&quot;;[.F254])" office:value-type="string" office:string-value="cliente_test253" calcext:value-type="string">
            <text:p>cliente_test25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Test 25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table:formula="of:=COM.MICROSOFT.CONCAT(&quot;cliente&quot;;[.F255];&quot;@gcoop.coop&quot;)" office:value-type="string" office:string-value="cliente254@gcoop.coop" calcext:value-type="string">
            <text:p>cliente254@gcoop.coop</text:p>
          </table:table-cell>
          <table:table-cell table:formula="of:=COM.MICROSOFT.CONCAT(&quot;cliente_test&quot;;[.F255])" office:value-type="string" office:string-value="cliente_test254" calcext:value-type="string">
            <text:p>cliente_test25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Test 25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 table:formula="of:=COM.MICROSOFT.CONCAT(&quot;cliente&quot;;[.F256];&quot;@gcoop.coop&quot;)" office:value-type="string" office:string-value="cliente255@gcoop.coop" calcext:value-type="string">
            <text:p>cliente255@gcoop.coop</text:p>
          </table:table-cell>
          <table:table-cell table:formula="of:=COM.MICROSOFT.CONCAT(&quot;cliente_test&quot;;[.F256])" office:value-type="string" office:string-value="cliente_test255" calcext:value-type="string">
            <text:p>cliente_test25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Test 25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table:formula="of:=COM.MICROSOFT.CONCAT(&quot;cliente&quot;;[.F257];&quot;@gcoop.coop&quot;)" office:value-type="string" office:string-value="cliente256@gcoop.coop" calcext:value-type="string">
            <text:p>cliente256@gcoop.coop</text:p>
          </table:table-cell>
          <table:table-cell table:formula="of:=COM.MICROSOFT.CONCAT(&quot;cliente_test&quot;;[.F257])" office:value-type="string" office:string-value="cliente_test256" calcext:value-type="string">
            <text:p>cliente_test25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Test 25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3</text:p>
          </table:table-cell>
        </table:table-row>
        <table:table-row table:style-name="ro1">
          <table:table-cell table:formula="of:=COM.MICROSOFT.CONCAT(&quot;cliente&quot;;[.F258];&quot;@gcoop.coop&quot;)" office:value-type="string" office:string-value="cliente257@gcoop.coop" calcext:value-type="string">
            <text:p>cliente257@gcoop.coop</text:p>
          </table:table-cell>
          <table:table-cell table:formula="of:=COM.MICROSOFT.CONCAT(&quot;cliente_test&quot;;[.F258])" office:value-type="string" office:string-value="cliente_test257" calcext:value-type="string">
            <text:p>cliente_test25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Test 25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4</text:p>
          </table:table-cell>
        </table:table-row>
        <table:table-row table:style-name="ro1">
          <table:table-cell table:formula="of:=COM.MICROSOFT.CONCAT(&quot;cliente&quot;;[.F259];&quot;@gcoop.coop&quot;)" office:value-type="string" office:string-value="cliente258@gcoop.coop" calcext:value-type="string">
            <text:p>cliente258@gcoop.coop</text:p>
          </table:table-cell>
          <table:table-cell table:formula="of:=COM.MICROSOFT.CONCAT(&quot;cliente_test&quot;;[.F259])" office:value-type="string" office:string-value="cliente_test258" calcext:value-type="string">
            <text:p>cliente_test25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8</text:p>
          </table:table-cell>
          <table:table-cell office:value-type="string" calcext:value-type="string">
            <text:p>Test 25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table:formula="of:=COM.MICROSOFT.CONCAT(&quot;cliente&quot;;[.F260];&quot;@gcoop.coop&quot;)" office:value-type="string" office:string-value="cliente259@gcoop.coop" calcext:value-type="string">
            <text:p>cliente259@gcoop.coop</text:p>
          </table:table-cell>
          <table:table-cell table:formula="of:=COM.MICROSOFT.CONCAT(&quot;cliente_test&quot;;[.F260])" office:value-type="string" office:string-value="cliente_test259" calcext:value-type="string">
            <text:p>cliente_test25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Test 25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6</text:p>
          </table:table-cell>
        </table:table-row>
        <table:table-row table:style-name="ro1">
          <table:table-cell table:formula="of:=COM.MICROSOFT.CONCAT(&quot;cliente&quot;;[.F261];&quot;@gcoop.coop&quot;)" office:value-type="string" office:string-value="cliente260@gcoop.coop" calcext:value-type="string">
            <text:p>cliente260@gcoop.coop</text:p>
          </table:table-cell>
          <table:table-cell table:formula="of:=COM.MICROSOFT.CONCAT(&quot;cliente_test&quot;;[.F261])" office:value-type="string" office:string-value="cliente_test260" calcext:value-type="string">
            <text:p>cliente_test26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Test 25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7</text:p>
          </table:table-cell>
        </table:table-row>
        <table:table-row table:style-name="ro1">
          <table:table-cell table:formula="of:=COM.MICROSOFT.CONCAT(&quot;cliente&quot;;[.F262];&quot;@gcoop.coop&quot;)" office:value-type="string" office:string-value="cliente261@gcoop.coop" calcext:value-type="string">
            <text:p>cliente261@gcoop.coop</text:p>
          </table:table-cell>
          <table:table-cell table:formula="of:=COM.MICROSOFT.CONCAT(&quot;cliente_test&quot;;[.F262])" office:value-type="string" office:string-value="cliente_test261" calcext:value-type="string">
            <text:p>cliente_test26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Test 25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table:formula="of:=COM.MICROSOFT.CONCAT(&quot;cliente&quot;;[.F263];&quot;@gcoop.coop&quot;)" office:value-type="string" office:string-value="cliente262@gcoop.coop" calcext:value-type="string">
            <text:p>cliente262@gcoop.coop</text:p>
          </table:table-cell>
          <table:table-cell table:formula="of:=COM.MICROSOFT.CONCAT(&quot;cliente_test&quot;;[.F263])" office:value-type="string" office:string-value="cliente_test262" calcext:value-type="string">
            <text:p>cliente_test26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Test 26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9</text:p>
          </table:table-cell>
        </table:table-row>
        <table:table-row table:style-name="ro1">
          <table:table-cell table:formula="of:=COM.MICROSOFT.CONCAT(&quot;cliente&quot;;[.F264];&quot;@gcoop.coop&quot;)" office:value-type="string" office:string-value="cliente263@gcoop.coop" calcext:value-type="string">
            <text:p>cliente263@gcoop.coop</text:p>
          </table:table-cell>
          <table:table-cell table:formula="of:=COM.MICROSOFT.CONCAT(&quot;cliente_test&quot;;[.F264])" office:value-type="string" office:string-value="cliente_test263" calcext:value-type="string">
            <text:p>cliente_test26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Test 26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 table:formula="of:=COM.MICROSOFT.CONCAT(&quot;cliente&quot;;[.F265];&quot;@gcoop.coop&quot;)" office:value-type="string" office:string-value="cliente264@gcoop.coop" calcext:value-type="string">
            <text:p>cliente264@gcoop.coop</text:p>
          </table:table-cell>
          <table:table-cell table:formula="of:=COM.MICROSOFT.CONCAT(&quot;cliente_test&quot;;[.F265])" office:value-type="string" office:string-value="cliente_test264" calcext:value-type="string">
            <text:p>cliente_test26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Test 26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table:formula="of:=COM.MICROSOFT.CONCAT(&quot;cliente&quot;;[.F266];&quot;@gcoop.coop&quot;)" office:value-type="string" office:string-value="cliente265@gcoop.coop" calcext:value-type="string">
            <text:p>cliente265@gcoop.coop</text:p>
          </table:table-cell>
          <table:table-cell table:formula="of:=COM.MICROSOFT.CONCAT(&quot;cliente_test&quot;;[.F266])" office:value-type="string" office:string-value="cliente_test265" calcext:value-type="string">
            <text:p>cliente_test26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Test 26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2</text:p>
          </table:table-cell>
        </table:table-row>
        <table:table-row table:style-name="ro1">
          <table:table-cell table:formula="of:=COM.MICROSOFT.CONCAT(&quot;cliente&quot;;[.F267];&quot;@gcoop.coop&quot;)" office:value-type="string" office:string-value="cliente266@gcoop.coop" calcext:value-type="string">
            <text:p>cliente266@gcoop.coop</text:p>
          </table:table-cell>
          <table:table-cell table:formula="of:=COM.MICROSOFT.CONCAT(&quot;cliente_test&quot;;[.F267])" office:value-type="string" office:string-value="cliente_test266" calcext:value-type="string">
            <text:p>cliente_test26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Test 26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3</text:p>
          </table:table-cell>
        </table:table-row>
        <table:table-row table:style-name="ro1">
          <table:table-cell table:formula="of:=COM.MICROSOFT.CONCAT(&quot;cliente&quot;;[.F268];&quot;@gcoop.coop&quot;)" office:value-type="string" office:string-value="cliente267@gcoop.coop" calcext:value-type="string">
            <text:p>cliente267@gcoop.coop</text:p>
          </table:table-cell>
          <table:table-cell table:formula="of:=COM.MICROSOFT.CONCAT(&quot;cliente_test&quot;;[.F268])" office:value-type="string" office:string-value="cliente_test267" calcext:value-type="string">
            <text:p>cliente_test26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Test 26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table:formula="of:=COM.MICROSOFT.CONCAT(&quot;cliente&quot;;[.F269];&quot;@gcoop.coop&quot;)" office:value-type="string" office:string-value="cliente268@gcoop.coop" calcext:value-type="string">
            <text:p>cliente268@gcoop.coop</text:p>
          </table:table-cell>
          <table:table-cell table:formula="of:=COM.MICROSOFT.CONCAT(&quot;cliente_test&quot;;[.F269])" office:value-type="string" office:string-value="cliente_test268" calcext:value-type="string">
            <text:p>cliente_test26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Test 26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5</text:p>
          </table:table-cell>
        </table:table-row>
        <table:table-row table:style-name="ro1">
          <table:table-cell table:formula="of:=COM.MICROSOFT.CONCAT(&quot;cliente&quot;;[.F270];&quot;@gcoop.coop&quot;)" office:value-type="string" office:string-value="cliente269@gcoop.coop" calcext:value-type="string">
            <text:p>cliente269@gcoop.coop</text:p>
          </table:table-cell>
          <table:table-cell table:formula="of:=COM.MICROSOFT.CONCAT(&quot;cliente_test&quot;;[.F270])" office:value-type="string" office:string-value="cliente_test269" calcext:value-type="string">
            <text:p>cliente_test26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Test 26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6</text:p>
          </table:table-cell>
        </table:table-row>
        <table:table-row table:style-name="ro1">
          <table:table-cell table:formula="of:=COM.MICROSOFT.CONCAT(&quot;cliente&quot;;[.F271];&quot;@gcoop.coop&quot;)" office:value-type="string" office:string-value="cliente270@gcoop.coop" calcext:value-type="string">
            <text:p>cliente270@gcoop.coop</text:p>
          </table:table-cell>
          <table:table-cell table:formula="of:=COM.MICROSOFT.CONCAT(&quot;cliente_test&quot;;[.F271])" office:value-type="string" office:string-value="cliente_test270" calcext:value-type="string">
            <text:p>cliente_test27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Test 26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table:formula="of:=COM.MICROSOFT.CONCAT(&quot;cliente&quot;;[.F272];&quot;@gcoop.coop&quot;)" office:value-type="string" office:string-value="cliente271@gcoop.coop" calcext:value-type="string">
            <text:p>cliente271@gcoop.coop</text:p>
          </table:table-cell>
          <table:table-cell table:formula="of:=COM.MICROSOFT.CONCAT(&quot;cliente_test&quot;;[.F272])" office:value-type="string" office:string-value="cliente_test271" calcext:value-type="string">
            <text:p>cliente_test27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Test 26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8</text:p>
          </table:table-cell>
        </table:table-row>
        <table:table-row table:style-name="ro1">
          <table:table-cell table:formula="of:=COM.MICROSOFT.CONCAT(&quot;cliente&quot;;[.F273];&quot;@gcoop.coop&quot;)" office:value-type="string" office:string-value="cliente272@gcoop.coop" calcext:value-type="string">
            <text:p>cliente272@gcoop.coop</text:p>
          </table:table-cell>
          <table:table-cell table:formula="of:=COM.MICROSOFT.CONCAT(&quot;cliente_test&quot;;[.F273])" office:value-type="string" office:string-value="cliente_test272" calcext:value-type="string">
            <text:p>cliente_test27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Test 27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69</text:p>
          </table:table-cell>
        </table:table-row>
        <table:table-row table:style-name="ro1">
          <table:table-cell table:formula="of:=COM.MICROSOFT.CONCAT(&quot;cliente&quot;;[.F274];&quot;@gcoop.coop&quot;)" office:value-type="string" office:string-value="cliente273@gcoop.coop" calcext:value-type="string">
            <text:p>cliente273@gcoop.coop</text:p>
          </table:table-cell>
          <table:table-cell table:formula="of:=COM.MICROSOFT.CONCAT(&quot;cliente_test&quot;;[.F274])" office:value-type="string" office:string-value="cliente_test273" calcext:value-type="string">
            <text:p>cliente_test27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Test 27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table:formula="of:=COM.MICROSOFT.CONCAT(&quot;cliente&quot;;[.F275];&quot;@gcoop.coop&quot;)" office:value-type="string" office:string-value="cliente274@gcoop.coop" calcext:value-type="string">
            <text:p>cliente274@gcoop.coop</text:p>
          </table:table-cell>
          <table:table-cell table:formula="of:=COM.MICROSOFT.CONCAT(&quot;cliente_test&quot;;[.F275])" office:value-type="string" office:string-value="cliente_test274" calcext:value-type="string">
            <text:p>cliente_test27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Test 27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1</text:p>
          </table:table-cell>
        </table:table-row>
        <table:table-row table:style-name="ro1">
          <table:table-cell table:formula="of:=COM.MICROSOFT.CONCAT(&quot;cliente&quot;;[.F276];&quot;@gcoop.coop&quot;)" office:value-type="string" office:string-value="cliente275@gcoop.coop" calcext:value-type="string">
            <text:p>cliente275@gcoop.coop</text:p>
          </table:table-cell>
          <table:table-cell table:formula="of:=COM.MICROSOFT.CONCAT(&quot;cliente_test&quot;;[.F276])" office:value-type="string" office:string-value="cliente_test275" calcext:value-type="string">
            <text:p>cliente_test27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Test 27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2</text:p>
          </table:table-cell>
        </table:table-row>
        <table:table-row table:style-name="ro1">
          <table:table-cell table:formula="of:=COM.MICROSOFT.CONCAT(&quot;cliente&quot;;[.F277];&quot;@gcoop.coop&quot;)" office:value-type="string" office:string-value="cliente276@gcoop.coop" calcext:value-type="string">
            <text:p>cliente276@gcoop.coop</text:p>
          </table:table-cell>
          <table:table-cell table:formula="of:=COM.MICROSOFT.CONCAT(&quot;cliente_test&quot;;[.F277])" office:value-type="string" office:string-value="cliente_test276" calcext:value-type="string">
            <text:p>cliente_test27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Test 27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table:formula="of:=COM.MICROSOFT.CONCAT(&quot;cliente&quot;;[.F278];&quot;@gcoop.coop&quot;)" office:value-type="string" office:string-value="cliente277@gcoop.coop" calcext:value-type="string">
            <text:p>cliente277@gcoop.coop</text:p>
          </table:table-cell>
          <table:table-cell table:formula="of:=COM.MICROSOFT.CONCAT(&quot;cliente_test&quot;;[.F278])" office:value-type="string" office:string-value="cliente_test277" calcext:value-type="string">
            <text:p>cliente_test27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Test 27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4</text:p>
          </table:table-cell>
        </table:table-row>
        <table:table-row table:style-name="ro1">
          <table:table-cell table:formula="of:=COM.MICROSOFT.CONCAT(&quot;cliente&quot;;[.F279];&quot;@gcoop.coop&quot;)" office:value-type="string" office:string-value="cliente278@gcoop.coop" calcext:value-type="string">
            <text:p>cliente278@gcoop.coop</text:p>
          </table:table-cell>
          <table:table-cell table:formula="of:=COM.MICROSOFT.CONCAT(&quot;cliente_test&quot;;[.F279])" office:value-type="string" office:string-value="cliente_test278" calcext:value-type="string">
            <text:p>cliente_test27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Test 27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5</text:p>
          </table:table-cell>
        </table:table-row>
        <table:table-row table:style-name="ro1">
          <table:table-cell table:formula="of:=COM.MICROSOFT.CONCAT(&quot;cliente&quot;;[.F280];&quot;@gcoop.coop&quot;)" office:value-type="string" office:string-value="cliente279@gcoop.coop" calcext:value-type="string">
            <text:p>cliente279@gcoop.coop</text:p>
          </table:table-cell>
          <table:table-cell table:formula="of:=COM.MICROSOFT.CONCAT(&quot;cliente_test&quot;;[.F280])" office:value-type="string" office:string-value="cliente_test279" calcext:value-type="string">
            <text:p>cliente_test27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79</text:p>
          </table:table-cell>
          <table:table-cell office:value-type="string" calcext:value-type="string">
            <text:p>Test 27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table:formula="of:=COM.MICROSOFT.CONCAT(&quot;cliente&quot;;[.F281];&quot;@gcoop.coop&quot;)" office:value-type="string" office:string-value="cliente280@gcoop.coop" calcext:value-type="string">
            <text:p>cliente280@gcoop.coop</text:p>
          </table:table-cell>
          <table:table-cell table:formula="of:=COM.MICROSOFT.CONCAT(&quot;cliente_test&quot;;[.F281])" office:value-type="string" office:string-value="cliente_test280" calcext:value-type="string">
            <text:p>cliente_test28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Test 27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7</text:p>
          </table:table-cell>
        </table:table-row>
        <table:table-row table:style-name="ro1">
          <table:table-cell table:formula="of:=COM.MICROSOFT.CONCAT(&quot;cliente&quot;;[.F282];&quot;@gcoop.coop&quot;)" office:value-type="string" office:string-value="cliente281@gcoop.coop" calcext:value-type="string">
            <text:p>cliente281@gcoop.coop</text:p>
          </table:table-cell>
          <table:table-cell table:formula="of:=COM.MICROSOFT.CONCAT(&quot;cliente_test&quot;;[.F282])" office:value-type="string" office:string-value="cliente_test281" calcext:value-type="string">
            <text:p>cliente_test28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Test 27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8</text:p>
          </table:table-cell>
        </table:table-row>
        <table:table-row table:style-name="ro1">
          <table:table-cell table:formula="of:=COM.MICROSOFT.CONCAT(&quot;cliente&quot;;[.F283];&quot;@gcoop.coop&quot;)" office:value-type="string" office:string-value="cliente282@gcoop.coop" calcext:value-type="string">
            <text:p>cliente282@gcoop.coop</text:p>
          </table:table-cell>
          <table:table-cell table:formula="of:=COM.MICROSOFT.CONCAT(&quot;cliente_test&quot;;[.F283])" office:value-type="string" office:string-value="cliente_test282" calcext:value-type="string">
            <text:p>cliente_test28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Test 28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table:formula="of:=COM.MICROSOFT.CONCAT(&quot;cliente&quot;;[.F284];&quot;@gcoop.coop&quot;)" office:value-type="string" office:string-value="cliente283@gcoop.coop" calcext:value-type="string">
            <text:p>cliente283@gcoop.coop</text:p>
          </table:table-cell>
          <table:table-cell table:formula="of:=COM.MICROSOFT.CONCAT(&quot;cliente_test&quot;;[.F284])" office:value-type="string" office:string-value="cliente_test283" calcext:value-type="string">
            <text:p>cliente_test28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Test 28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0</text:p>
          </table:table-cell>
        </table:table-row>
        <table:table-row table:style-name="ro1">
          <table:table-cell table:formula="of:=COM.MICROSOFT.CONCAT(&quot;cliente&quot;;[.F285];&quot;@gcoop.coop&quot;)" office:value-type="string" office:string-value="cliente284@gcoop.coop" calcext:value-type="string">
            <text:p>cliente284@gcoop.coop</text:p>
          </table:table-cell>
          <table:table-cell table:formula="of:=COM.MICROSOFT.CONCAT(&quot;cliente_test&quot;;[.F285])" office:value-type="string" office:string-value="cliente_test284" calcext:value-type="string">
            <text:p>cliente_test28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Test 28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1</text:p>
          </table:table-cell>
        </table:table-row>
        <table:table-row table:style-name="ro1">
          <table:table-cell table:formula="of:=COM.MICROSOFT.CONCAT(&quot;cliente&quot;;[.F286];&quot;@gcoop.coop&quot;)" office:value-type="string" office:string-value="cliente285@gcoop.coop" calcext:value-type="string">
            <text:p>cliente285@gcoop.coop</text:p>
          </table:table-cell>
          <table:table-cell table:formula="of:=COM.MICROSOFT.CONCAT(&quot;cliente_test&quot;;[.F286])" office:value-type="string" office:string-value="cliente_test285" calcext:value-type="string">
            <text:p>cliente_test28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Test 28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table:formula="of:=COM.MICROSOFT.CONCAT(&quot;cliente&quot;;[.F287];&quot;@gcoop.coop&quot;)" office:value-type="string" office:string-value="cliente286@gcoop.coop" calcext:value-type="string">
            <text:p>cliente286@gcoop.coop</text:p>
          </table:table-cell>
          <table:table-cell table:formula="of:=COM.MICROSOFT.CONCAT(&quot;cliente_test&quot;;[.F287])" office:value-type="string" office:string-value="cliente_test286" calcext:value-type="string">
            <text:p>cliente_test28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Test 28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3</text:p>
          </table:table-cell>
        </table:table-row>
        <table:table-row table:style-name="ro1">
          <table:table-cell table:formula="of:=COM.MICROSOFT.CONCAT(&quot;cliente&quot;;[.F288];&quot;@gcoop.coop&quot;)" office:value-type="string" office:string-value="cliente287@gcoop.coop" calcext:value-type="string">
            <text:p>cliente287@gcoop.coop</text:p>
          </table:table-cell>
          <table:table-cell table:formula="of:=COM.MICROSOFT.CONCAT(&quot;cliente_test&quot;;[.F288])" office:value-type="string" office:string-value="cliente_test287" calcext:value-type="string">
            <text:p>cliente_test28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Test 28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4</text:p>
          </table:table-cell>
        </table:table-row>
        <table:table-row table:style-name="ro1">
          <table:table-cell table:formula="of:=COM.MICROSOFT.CONCAT(&quot;cliente&quot;;[.F289];&quot;@gcoop.coop&quot;)" office:value-type="string" office:string-value="cliente288@gcoop.coop" calcext:value-type="string">
            <text:p>cliente288@gcoop.coop</text:p>
          </table:table-cell>
          <table:table-cell table:formula="of:=COM.MICROSOFT.CONCAT(&quot;cliente_test&quot;;[.F289])" office:value-type="string" office:string-value="cliente_test288" calcext:value-type="string">
            <text:p>cliente_test28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Test 28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table:formula="of:=COM.MICROSOFT.CONCAT(&quot;cliente&quot;;[.F290];&quot;@gcoop.coop&quot;)" office:value-type="string" office:string-value="cliente289@gcoop.coop" calcext:value-type="string">
            <text:p>cliente289@gcoop.coop</text:p>
          </table:table-cell>
          <table:table-cell table:formula="of:=COM.MICROSOFT.CONCAT(&quot;cliente_test&quot;;[.F290])" office:value-type="string" office:string-value="cliente_test289" calcext:value-type="string">
            <text:p>cliente_test28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Test 28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6</text:p>
          </table:table-cell>
        </table:table-row>
        <table:table-row table:style-name="ro1">
          <table:table-cell table:formula="of:=COM.MICROSOFT.CONCAT(&quot;cliente&quot;;[.F291];&quot;@gcoop.coop&quot;)" office:value-type="string" office:string-value="cliente290@gcoop.coop" calcext:value-type="string">
            <text:p>cliente290@gcoop.coop</text:p>
          </table:table-cell>
          <table:table-cell table:formula="of:=COM.MICROSOFT.CONCAT(&quot;cliente_test&quot;;[.F291])" office:value-type="string" office:string-value="cliente_test290" calcext:value-type="string">
            <text:p>cliente_test29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Test 28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7</text:p>
          </table:table-cell>
        </table:table-row>
        <table:table-row table:style-name="ro1">
          <table:table-cell table:formula="of:=COM.MICROSOFT.CONCAT(&quot;cliente&quot;;[.F292];&quot;@gcoop.coop&quot;)" office:value-type="string" office:string-value="cliente291@gcoop.coop" calcext:value-type="string">
            <text:p>cliente291@gcoop.coop</text:p>
          </table:table-cell>
          <table:table-cell table:formula="of:=COM.MICROSOFT.CONCAT(&quot;cliente_test&quot;;[.F292])" office:value-type="string" office:string-value="cliente_test291" calcext:value-type="string">
            <text:p>cliente_test29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Test 28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table:formula="of:=COM.MICROSOFT.CONCAT(&quot;cliente&quot;;[.F293];&quot;@gcoop.coop&quot;)" office:value-type="string" office:string-value="cliente292@gcoop.coop" calcext:value-type="string">
            <text:p>cliente292@gcoop.coop</text:p>
          </table:table-cell>
          <table:table-cell table:formula="of:=COM.MICROSOFT.CONCAT(&quot;cliente_test&quot;;[.F293])" office:value-type="string" office:string-value="cliente_test292" calcext:value-type="string">
            <text:p>cliente_test29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Test 29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89</text:p>
          </table:table-cell>
        </table:table-row>
        <table:table-row table:style-name="ro1">
          <table:table-cell table:formula="of:=COM.MICROSOFT.CONCAT(&quot;cliente&quot;;[.F294];&quot;@gcoop.coop&quot;)" office:value-type="string" office:string-value="cliente293@gcoop.coop" calcext:value-type="string">
            <text:p>cliente293@gcoop.coop</text:p>
          </table:table-cell>
          <table:table-cell table:formula="of:=COM.MICROSOFT.CONCAT(&quot;cliente_test&quot;;[.F294])" office:value-type="string" office:string-value="cliente_test293" calcext:value-type="string">
            <text:p>cliente_test29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Test 29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0</text:p>
          </table:table-cell>
        </table:table-row>
        <table:table-row table:style-name="ro1">
          <table:table-cell table:formula="of:=COM.MICROSOFT.CONCAT(&quot;cliente&quot;;[.F295];&quot;@gcoop.coop&quot;)" office:value-type="string" office:string-value="cliente294@gcoop.coop" calcext:value-type="string">
            <text:p>cliente294@gcoop.coop</text:p>
          </table:table-cell>
          <table:table-cell table:formula="of:=COM.MICROSOFT.CONCAT(&quot;cliente_test&quot;;[.F295])" office:value-type="string" office:string-value="cliente_test294" calcext:value-type="string">
            <text:p>cliente_test29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Test 29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table:formula="of:=COM.MICROSOFT.CONCAT(&quot;cliente&quot;;[.F296];&quot;@gcoop.coop&quot;)" office:value-type="string" office:string-value="cliente295@gcoop.coop" calcext:value-type="string">
            <text:p>cliente295@gcoop.coop</text:p>
          </table:table-cell>
          <table:table-cell table:formula="of:=COM.MICROSOFT.CONCAT(&quot;cliente_test&quot;;[.F296])" office:value-type="string" office:string-value="cliente_test295" calcext:value-type="string">
            <text:p>cliente_test29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est 29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2</text:p>
          </table:table-cell>
        </table:table-row>
        <table:table-row table:style-name="ro1">
          <table:table-cell table:formula="of:=COM.MICROSOFT.CONCAT(&quot;cliente&quot;;[.F297];&quot;@gcoop.coop&quot;)" office:value-type="string" office:string-value="cliente296@gcoop.coop" calcext:value-type="string">
            <text:p>cliente296@gcoop.coop</text:p>
          </table:table-cell>
          <table:table-cell table:formula="of:=COM.MICROSOFT.CONCAT(&quot;cliente_test&quot;;[.F297])" office:value-type="string" office:string-value="cliente_test296" calcext:value-type="string">
            <text:p>cliente_test29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Test 29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3</text:p>
          </table:table-cell>
        </table:table-row>
        <table:table-row table:style-name="ro1">
          <table:table-cell table:formula="of:=COM.MICROSOFT.CONCAT(&quot;cliente&quot;;[.F298];&quot;@gcoop.coop&quot;)" office:value-type="string" office:string-value="cliente297@gcoop.coop" calcext:value-type="string">
            <text:p>cliente297@gcoop.coop</text:p>
          </table:table-cell>
          <table:table-cell table:formula="of:=COM.MICROSOFT.CONCAT(&quot;cliente_test&quot;;[.F298])" office:value-type="string" office:string-value="cliente_test297" calcext:value-type="string">
            <text:p>cliente_test29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Test 29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table:formula="of:=COM.MICROSOFT.CONCAT(&quot;cliente&quot;;[.F299];&quot;@gcoop.coop&quot;)" office:value-type="string" office:string-value="cliente298@gcoop.coop" calcext:value-type="string">
            <text:p>cliente298@gcoop.coop</text:p>
          </table:table-cell>
          <table:table-cell table:formula="of:=COM.MICROSOFT.CONCAT(&quot;cliente_test&quot;;[.F299])" office:value-type="string" office:string-value="cliente_test298" calcext:value-type="string">
            <text:p>cliente_test29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Test 29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5</text:p>
          </table:table-cell>
        </table:table-row>
        <table:table-row table:style-name="ro1">
          <table:table-cell table:formula="of:=COM.MICROSOFT.CONCAT(&quot;cliente&quot;;[.F300];&quot;@gcoop.coop&quot;)" office:value-type="string" office:string-value="cliente299@gcoop.coop" calcext:value-type="string">
            <text:p>cliente299@gcoop.coop</text:p>
          </table:table-cell>
          <table:table-cell table:formula="of:=COM.MICROSOFT.CONCAT(&quot;cliente_test&quot;;[.F300])" office:value-type="string" office:string-value="cliente_test299" calcext:value-type="string">
            <text:p>cliente_test29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est 29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6</text:p>
          </table:table-cell>
        </table:table-row>
        <table:table-row table:style-name="ro1">
          <table:table-cell table:formula="of:=COM.MICROSOFT.CONCAT(&quot;cliente&quot;;[.F301];&quot;@gcoop.coop&quot;)" office:value-type="string" office:string-value="cliente300@gcoop.coop" calcext:value-type="string">
            <text:p>cliente300@gcoop.coop</text:p>
          </table:table-cell>
          <table:table-cell table:formula="of:=COM.MICROSOFT.CONCAT(&quot;cliente_test&quot;;[.F301])" office:value-type="string" office:string-value="cliente_test300" calcext:value-type="string">
            <text:p>cliente_test3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Test 29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table:formula="of:=COM.MICROSOFT.CONCAT(&quot;cliente&quot;;[.F302];&quot;@gcoop.coop&quot;)" office:value-type="string" office:string-value="cliente301@gcoop.coop" calcext:value-type="string">
            <text:p>cliente301@gcoop.coop</text:p>
          </table:table-cell>
          <table:table-cell table:formula="of:=COM.MICROSOFT.CONCAT(&quot;cliente_test&quot;;[.F302])" office:value-type="string" office:string-value="cliente_test301" calcext:value-type="string">
            <text:p>cliente_test30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Test 29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8</text:p>
          </table:table-cell>
        </table:table-row>
        <table:table-row table:style-name="ro1">
          <table:table-cell table:formula="of:=COM.MICROSOFT.CONCAT(&quot;cliente&quot;;[.F303];&quot;@gcoop.coop&quot;)" office:value-type="string" office:string-value="cliente302@gcoop.coop" calcext:value-type="string">
            <text:p>cliente302@gcoop.coop</text:p>
          </table:table-cell>
          <table:table-cell table:formula="of:=COM.MICROSOFT.CONCAT(&quot;cliente_test&quot;;[.F303])" office:value-type="string" office:string-value="cliente_test302" calcext:value-type="string">
            <text:p>cliente_test30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Test 30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29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29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99</text:p>
          </table:table-cell>
        </table:table-row>
        <table:table-row table:style-name="ro1">
          <table:table-cell table:formula="of:=COM.MICROSOFT.CONCAT(&quot;cliente&quot;;[.F304];&quot;@gcoop.coop&quot;)" office:value-type="string" office:string-value="cliente303@gcoop.coop" calcext:value-type="string">
            <text:p>cliente303@gcoop.coop</text:p>
          </table:table-cell>
          <table:table-cell table:formula="of:=COM.MICROSOFT.CONCAT(&quot;cliente_test&quot;;[.F304])" office:value-type="string" office:string-value="cliente_test303" calcext:value-type="string">
            <text:p>cliente_test30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Test 30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table:formula="of:=COM.MICROSOFT.CONCAT(&quot;cliente&quot;;[.F305];&quot;@gcoop.coop&quot;)" office:value-type="string" office:string-value="cliente304@gcoop.coop" calcext:value-type="string">
            <text:p>cliente304@gcoop.coop</text:p>
          </table:table-cell>
          <table:table-cell table:formula="of:=COM.MICROSOFT.CONCAT(&quot;cliente_test&quot;;[.F305])" office:value-type="string" office:string-value="cliente_test304" calcext:value-type="string">
            <text:p>cliente_test30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Test 30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1</text:p>
          </table:table-cell>
        </table:table-row>
        <table:table-row table:style-name="ro1">
          <table:table-cell table:formula="of:=COM.MICROSOFT.CONCAT(&quot;cliente&quot;;[.F306];&quot;@gcoop.coop&quot;)" office:value-type="string" office:string-value="cliente305@gcoop.coop" calcext:value-type="string">
            <text:p>cliente305@gcoop.coop</text:p>
          </table:table-cell>
          <table:table-cell table:formula="of:=COM.MICROSOFT.CONCAT(&quot;cliente_test&quot;;[.F306])" office:value-type="string" office:string-value="cliente_test305" calcext:value-type="string">
            <text:p>cliente_test30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est 30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2</text:p>
          </table:table-cell>
        </table:table-row>
        <table:table-row table:style-name="ro1">
          <table:table-cell table:formula="of:=COM.MICROSOFT.CONCAT(&quot;cliente&quot;;[.F307];&quot;@gcoop.coop&quot;)" office:value-type="string" office:string-value="cliente306@gcoop.coop" calcext:value-type="string">
            <text:p>cliente306@gcoop.coop</text:p>
          </table:table-cell>
          <table:table-cell table:formula="of:=COM.MICROSOFT.CONCAT(&quot;cliente_test&quot;;[.F307])" office:value-type="string" office:string-value="cliente_test306" calcext:value-type="string">
            <text:p>cliente_test30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Test 30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3</text:p>
          </table:table-cell>
        </table:table-row>
        <table:table-row table:style-name="ro1">
          <table:table-cell table:formula="of:=COM.MICROSOFT.CONCAT(&quot;cliente&quot;;[.F308];&quot;@gcoop.coop&quot;)" office:value-type="string" office:string-value="cliente307@gcoop.coop" calcext:value-type="string">
            <text:p>cliente307@gcoop.coop</text:p>
          </table:table-cell>
          <table:table-cell table:formula="of:=COM.MICROSOFT.CONCAT(&quot;cliente_test&quot;;[.F308])" office:value-type="string" office:string-value="cliente_test307" calcext:value-type="string">
            <text:p>cliente_test30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Test 30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4</text:p>
          </table:table-cell>
        </table:table-row>
        <table:table-row table:style-name="ro1">
          <table:table-cell table:formula="of:=COM.MICROSOFT.CONCAT(&quot;cliente&quot;;[.F309];&quot;@gcoop.coop&quot;)" office:value-type="string" office:string-value="cliente308@gcoop.coop" calcext:value-type="string">
            <text:p>cliente308@gcoop.coop</text:p>
          </table:table-cell>
          <table:table-cell table:formula="of:=COM.MICROSOFT.CONCAT(&quot;cliente_test&quot;;[.F309])" office:value-type="string" office:string-value="cliente_test308" calcext:value-type="string">
            <text:p>cliente_test30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Test 30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5</text:p>
          </table:table-cell>
        </table:table-row>
        <table:table-row table:style-name="ro1">
          <table:table-cell table:formula="of:=COM.MICROSOFT.CONCAT(&quot;cliente&quot;;[.F310];&quot;@gcoop.coop&quot;)" office:value-type="string" office:string-value="cliente309@gcoop.coop" calcext:value-type="string">
            <text:p>cliente309@gcoop.coop</text:p>
          </table:table-cell>
          <table:table-cell table:formula="of:=COM.MICROSOFT.CONCAT(&quot;cliente_test&quot;;[.F310])" office:value-type="string" office:string-value="cliente_test309" calcext:value-type="string">
            <text:p>cliente_test30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Test 30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6</text:p>
          </table:table-cell>
        </table:table-row>
        <table:table-row table:style-name="ro1">
          <table:table-cell table:formula="of:=COM.MICROSOFT.CONCAT(&quot;cliente&quot;;[.F311];&quot;@gcoop.coop&quot;)" office:value-type="string" office:string-value="cliente310@gcoop.coop" calcext:value-type="string">
            <text:p>cliente310@gcoop.coop</text:p>
          </table:table-cell>
          <table:table-cell table:formula="of:=COM.MICROSOFT.CONCAT(&quot;cliente_test&quot;;[.F311])" office:value-type="string" office:string-value="cliente_test310" calcext:value-type="string">
            <text:p>cliente_test31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Test 30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7</text:p>
          </table:table-cell>
        </table:table-row>
        <table:table-row table:style-name="ro1">
          <table:table-cell table:formula="of:=COM.MICROSOFT.CONCAT(&quot;cliente&quot;;[.F312];&quot;@gcoop.coop&quot;)" office:value-type="string" office:string-value="cliente311@gcoop.coop" calcext:value-type="string">
            <text:p>cliente311@gcoop.coop</text:p>
          </table:table-cell>
          <table:table-cell table:formula="of:=COM.MICROSOFT.CONCAT(&quot;cliente_test&quot;;[.F312])" office:value-type="string" office:string-value="cliente_test311" calcext:value-type="string">
            <text:p>cliente_test31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Test 30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8</text:p>
          </table:table-cell>
        </table:table-row>
        <table:table-row table:style-name="ro1">
          <table:table-cell table:formula="of:=COM.MICROSOFT.CONCAT(&quot;cliente&quot;;[.F313];&quot;@gcoop.coop&quot;)" office:value-type="string" office:string-value="cliente312@gcoop.coop" calcext:value-type="string">
            <text:p>cliente312@gcoop.coop</text:p>
          </table:table-cell>
          <table:table-cell table:formula="of:=COM.MICROSOFT.CONCAT(&quot;cliente_test&quot;;[.F313])" office:value-type="string" office:string-value="cliente_test312" calcext:value-type="string">
            <text:p>cliente_test31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Test 31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09</text:p>
          </table:table-cell>
        </table:table-row>
        <table:table-row table:style-name="ro1">
          <table:table-cell table:formula="of:=COM.MICROSOFT.CONCAT(&quot;cliente&quot;;[.F314];&quot;@gcoop.coop&quot;)" office:value-type="string" office:string-value="cliente313@gcoop.coop" calcext:value-type="string">
            <text:p>cliente313@gcoop.coop</text:p>
          </table:table-cell>
          <table:table-cell table:formula="of:=COM.MICROSOFT.CONCAT(&quot;cliente_test&quot;;[.F314])" office:value-type="string" office:string-value="cliente_test313" calcext:value-type="string">
            <text:p>cliente_test31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Test 31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0</text:p>
          </table:table-cell>
        </table:table-row>
        <table:table-row table:style-name="ro1">
          <table:table-cell table:formula="of:=COM.MICROSOFT.CONCAT(&quot;cliente&quot;;[.F315];&quot;@gcoop.coop&quot;)" office:value-type="string" office:string-value="cliente314@gcoop.coop" calcext:value-type="string">
            <text:p>cliente314@gcoop.coop</text:p>
          </table:table-cell>
          <table:table-cell table:formula="of:=COM.MICROSOFT.CONCAT(&quot;cliente_test&quot;;[.F315])" office:value-type="string" office:string-value="cliente_test314" calcext:value-type="string">
            <text:p>cliente_test31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Test 31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1</text:p>
          </table:table-cell>
        </table:table-row>
        <table:table-row table:style-name="ro1">
          <table:table-cell table:formula="of:=COM.MICROSOFT.CONCAT(&quot;cliente&quot;;[.F316];&quot;@gcoop.coop&quot;)" office:value-type="string" office:string-value="cliente315@gcoop.coop" calcext:value-type="string">
            <text:p>cliente315@gcoop.coop</text:p>
          </table:table-cell>
          <table:table-cell table:formula="of:=COM.MICROSOFT.CONCAT(&quot;cliente_test&quot;;[.F316])" office:value-type="string" office:string-value="cliente_test315" calcext:value-type="string">
            <text:p>cliente_test31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Test 31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2</text:p>
          </table:table-cell>
        </table:table-row>
        <table:table-row table:style-name="ro1">
          <table:table-cell table:formula="of:=COM.MICROSOFT.CONCAT(&quot;cliente&quot;;[.F317];&quot;@gcoop.coop&quot;)" office:value-type="string" office:string-value="cliente316@gcoop.coop" calcext:value-type="string">
            <text:p>cliente316@gcoop.coop</text:p>
          </table:table-cell>
          <table:table-cell table:formula="of:=COM.MICROSOFT.CONCAT(&quot;cliente_test&quot;;[.F317])" office:value-type="string" office:string-value="cliente_test316" calcext:value-type="string">
            <text:p>cliente_test31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Test 31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3</text:p>
          </table:table-cell>
        </table:table-row>
        <table:table-row table:style-name="ro1">
          <table:table-cell table:formula="of:=COM.MICROSOFT.CONCAT(&quot;cliente&quot;;[.F318];&quot;@gcoop.coop&quot;)" office:value-type="string" office:string-value="cliente317@gcoop.coop" calcext:value-type="string">
            <text:p>cliente317@gcoop.coop</text:p>
          </table:table-cell>
          <table:table-cell table:formula="of:=COM.MICROSOFT.CONCAT(&quot;cliente_test&quot;;[.F318])" office:value-type="string" office:string-value="cliente_test317" calcext:value-type="string">
            <text:p>cliente_test31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Test 31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table:formula="of:=COM.MICROSOFT.CONCAT(&quot;cliente&quot;;[.F319];&quot;@gcoop.coop&quot;)" office:value-type="string" office:string-value="cliente318@gcoop.coop" calcext:value-type="string">
            <text:p>cliente318@gcoop.coop</text:p>
          </table:table-cell>
          <table:table-cell table:formula="of:=COM.MICROSOFT.CONCAT(&quot;cliente_test&quot;;[.F319])" office:value-type="string" office:string-value="cliente_test318" calcext:value-type="string">
            <text:p>cliente_test31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Test 31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5</text:p>
          </table:table-cell>
        </table:table-row>
        <table:table-row table:style-name="ro1">
          <table:table-cell table:formula="of:=COM.MICROSOFT.CONCAT(&quot;cliente&quot;;[.F320];&quot;@gcoop.coop&quot;)" office:value-type="string" office:string-value="cliente319@gcoop.coop" calcext:value-type="string">
            <text:p>cliente319@gcoop.coop</text:p>
          </table:table-cell>
          <table:table-cell table:formula="of:=COM.MICROSOFT.CONCAT(&quot;cliente_test&quot;;[.F320])" office:value-type="string" office:string-value="cliente_test319" calcext:value-type="string">
            <text:p>cliente_test31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Test 31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6</text:p>
          </table:table-cell>
        </table:table-row>
        <table:table-row table:style-name="ro1">
          <table:table-cell table:formula="of:=COM.MICROSOFT.CONCAT(&quot;cliente&quot;;[.F321];&quot;@gcoop.coop&quot;)" office:value-type="string" office:string-value="cliente320@gcoop.coop" calcext:value-type="string">
            <text:p>cliente320@gcoop.coop</text:p>
          </table:table-cell>
          <table:table-cell table:formula="of:=COM.MICROSOFT.CONCAT(&quot;cliente_test&quot;;[.F321])" office:value-type="string" office:string-value="cliente_test320" calcext:value-type="string">
            <text:p>cliente_test32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Test 31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7</text:p>
          </table:table-cell>
        </table:table-row>
        <table:table-row table:style-name="ro1">
          <table:table-cell table:formula="of:=COM.MICROSOFT.CONCAT(&quot;cliente&quot;;[.F322];&quot;@gcoop.coop&quot;)" office:value-type="string" office:string-value="cliente321@gcoop.coop" calcext:value-type="string">
            <text:p>cliente321@gcoop.coop</text:p>
          </table:table-cell>
          <table:table-cell table:formula="of:=COM.MICROSOFT.CONCAT(&quot;cliente_test&quot;;[.F322])" office:value-type="string" office:string-value="cliente_test321" calcext:value-type="string">
            <text:p>cliente_test32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Test 31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8</text:p>
          </table:table-cell>
        </table:table-row>
        <table:table-row table:style-name="ro1">
          <table:table-cell table:formula="of:=COM.MICROSOFT.CONCAT(&quot;cliente&quot;;[.F323];&quot;@gcoop.coop&quot;)" office:value-type="string" office:string-value="cliente322@gcoop.coop" calcext:value-type="string">
            <text:p>cliente322@gcoop.coop</text:p>
          </table:table-cell>
          <table:table-cell table:formula="of:=COM.MICROSOFT.CONCAT(&quot;cliente_test&quot;;[.F323])" office:value-type="string" office:string-value="cliente_test322" calcext:value-type="string">
            <text:p>cliente_test32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est 3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19</text:p>
          </table:table-cell>
        </table:table-row>
        <table:table-row table:style-name="ro1">
          <table:table-cell table:formula="of:=COM.MICROSOFT.CONCAT(&quot;cliente&quot;;[.F324];&quot;@gcoop.coop&quot;)" office:value-type="string" office:string-value="cliente323@gcoop.coop" calcext:value-type="string">
            <text:p>cliente323@gcoop.coop</text:p>
          </table:table-cell>
          <table:table-cell table:formula="of:=COM.MICROSOFT.CONCAT(&quot;cliente_test&quot;;[.F324])" office:value-type="string" office:string-value="cliente_test323" calcext:value-type="string">
            <text:p>cliente_test32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Test 32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0</text:p>
          </table:table-cell>
        </table:table-row>
        <table:table-row table:style-name="ro1">
          <table:table-cell table:formula="of:=COM.MICROSOFT.CONCAT(&quot;cliente&quot;;[.F325];&quot;@gcoop.coop&quot;)" office:value-type="string" office:string-value="cliente324@gcoop.coop" calcext:value-type="string">
            <text:p>cliente324@gcoop.coop</text:p>
          </table:table-cell>
          <table:table-cell table:formula="of:=COM.MICROSOFT.CONCAT(&quot;cliente_test&quot;;[.F325])" office:value-type="string" office:string-value="cliente_test324" calcext:value-type="string">
            <text:p>cliente_test32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Test 32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1</text:p>
          </table:table-cell>
        </table:table-row>
        <table:table-row table:style-name="ro1">
          <table:table-cell table:formula="of:=COM.MICROSOFT.CONCAT(&quot;cliente&quot;;[.F326];&quot;@gcoop.coop&quot;)" office:value-type="string" office:string-value="cliente325@gcoop.coop" calcext:value-type="string">
            <text:p>cliente325@gcoop.coop</text:p>
          </table:table-cell>
          <table:table-cell table:formula="of:=COM.MICROSOFT.CONCAT(&quot;cliente_test&quot;;[.F326])" office:value-type="string" office:string-value="cliente_test325" calcext:value-type="string">
            <text:p>cliente_test32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Test 32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2</text:p>
          </table:table-cell>
        </table:table-row>
        <table:table-row table:style-name="ro1">
          <table:table-cell table:formula="of:=COM.MICROSOFT.CONCAT(&quot;cliente&quot;;[.F327];&quot;@gcoop.coop&quot;)" office:value-type="string" office:string-value="cliente326@gcoop.coop" calcext:value-type="string">
            <text:p>cliente326@gcoop.coop</text:p>
          </table:table-cell>
          <table:table-cell table:formula="of:=COM.MICROSOFT.CONCAT(&quot;cliente_test&quot;;[.F327])" office:value-type="string" office:string-value="cliente_test326" calcext:value-type="string">
            <text:p>cliente_test32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Test 32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3</text:p>
          </table:table-cell>
        </table:table-row>
        <table:table-row table:style-name="ro1">
          <table:table-cell table:formula="of:=COM.MICROSOFT.CONCAT(&quot;cliente&quot;;[.F328];&quot;@gcoop.coop&quot;)" office:value-type="string" office:string-value="cliente327@gcoop.coop" calcext:value-type="string">
            <text:p>cliente327@gcoop.coop</text:p>
          </table:table-cell>
          <table:table-cell table:formula="of:=COM.MICROSOFT.CONCAT(&quot;cliente_test&quot;;[.F328])" office:value-type="string" office:string-value="cliente_test327" calcext:value-type="string">
            <text:p>cliente_test32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Test 32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4</text:p>
          </table:table-cell>
        </table:table-row>
        <table:table-row table:style-name="ro1">
          <table:table-cell table:formula="of:=COM.MICROSOFT.CONCAT(&quot;cliente&quot;;[.F329];&quot;@gcoop.coop&quot;)" office:value-type="string" office:string-value="cliente328@gcoop.coop" calcext:value-type="string">
            <text:p>cliente328@gcoop.coop</text:p>
          </table:table-cell>
          <table:table-cell table:formula="of:=COM.MICROSOFT.CONCAT(&quot;cliente_test&quot;;[.F329])" office:value-type="string" office:string-value="cliente_test328" calcext:value-type="string">
            <text:p>cliente_test32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Test 32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5</text:p>
          </table:table-cell>
        </table:table-row>
        <table:table-row table:style-name="ro1">
          <table:table-cell table:formula="of:=COM.MICROSOFT.CONCAT(&quot;cliente&quot;;[.F330];&quot;@gcoop.coop&quot;)" office:value-type="string" office:string-value="cliente329@gcoop.coop" calcext:value-type="string">
            <text:p>cliente329@gcoop.coop</text:p>
          </table:table-cell>
          <table:table-cell table:formula="of:=COM.MICROSOFT.CONCAT(&quot;cliente_test&quot;;[.F330])" office:value-type="string" office:string-value="cliente_test329" calcext:value-type="string">
            <text:p>cliente_test32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Test 32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table:formula="of:=COM.MICROSOFT.CONCAT(&quot;cliente&quot;;[.F331];&quot;@gcoop.coop&quot;)" office:value-type="string" office:string-value="cliente330@gcoop.coop" calcext:value-type="string">
            <text:p>cliente330@gcoop.coop</text:p>
          </table:table-cell>
          <table:table-cell table:formula="of:=COM.MICROSOFT.CONCAT(&quot;cliente_test&quot;;[.F331])" office:value-type="string" office:string-value="cliente_test330" calcext:value-type="string">
            <text:p>cliente_test33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Test 32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table:formula="of:=COM.MICROSOFT.CONCAT(&quot;cliente&quot;;[.F332];&quot;@gcoop.coop&quot;)" office:value-type="string" office:string-value="cliente331@gcoop.coop" calcext:value-type="string">
            <text:p>cliente331@gcoop.coop</text:p>
          </table:table-cell>
          <table:table-cell table:formula="of:=COM.MICROSOFT.CONCAT(&quot;cliente_test&quot;;[.F332])" office:value-type="string" office:string-value="cliente_test331" calcext:value-type="string">
            <text:p>cliente_test33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Test 32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table:formula="of:=COM.MICROSOFT.CONCAT(&quot;cliente&quot;;[.F333];&quot;@gcoop.coop&quot;)" office:value-type="string" office:string-value="cliente332@gcoop.coop" calcext:value-type="string">
            <text:p>cliente332@gcoop.coop</text:p>
          </table:table-cell>
          <table:table-cell table:formula="of:=COM.MICROSOFT.CONCAT(&quot;cliente_test&quot;;[.F333])" office:value-type="string" office:string-value="cliente_test332" calcext:value-type="string">
            <text:p>cliente_test33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Test 33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29</text:p>
          </table:table-cell>
        </table:table-row>
        <table:table-row table:style-name="ro1">
          <table:table-cell table:formula="of:=COM.MICROSOFT.CONCAT(&quot;cliente&quot;;[.F334];&quot;@gcoop.coop&quot;)" office:value-type="string" office:string-value="cliente333@gcoop.coop" calcext:value-type="string">
            <text:p>cliente333@gcoop.coop</text:p>
          </table:table-cell>
          <table:table-cell table:formula="of:=COM.MICROSOFT.CONCAT(&quot;cliente_test&quot;;[.F334])" office:value-type="string" office:string-value="cliente_test333" calcext:value-type="string">
            <text:p>cliente_test33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Test 33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table:formula="of:=COM.MICROSOFT.CONCAT(&quot;cliente&quot;;[.F335];&quot;@gcoop.coop&quot;)" office:value-type="string" office:string-value="cliente334@gcoop.coop" calcext:value-type="string">
            <text:p>cliente334@gcoop.coop</text:p>
          </table:table-cell>
          <table:table-cell table:formula="of:=COM.MICROSOFT.CONCAT(&quot;cliente_test&quot;;[.F335])" office:value-type="string" office:string-value="cliente_test334" calcext:value-type="string">
            <text:p>cliente_test33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Test 33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1</text:p>
          </table:table-cell>
        </table:table-row>
        <table:table-row table:style-name="ro1">
          <table:table-cell table:formula="of:=COM.MICROSOFT.CONCAT(&quot;cliente&quot;;[.F336];&quot;@gcoop.coop&quot;)" office:value-type="string" office:string-value="cliente335@gcoop.coop" calcext:value-type="string">
            <text:p>cliente335@gcoop.coop</text:p>
          </table:table-cell>
          <table:table-cell table:formula="of:=COM.MICROSOFT.CONCAT(&quot;cliente_test&quot;;[.F336])" office:value-type="string" office:string-value="cliente_test335" calcext:value-type="string">
            <text:p>cliente_test33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Test 33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2</text:p>
          </table:table-cell>
        </table:table-row>
        <table:table-row table:style-name="ro1">
          <table:table-cell table:formula="of:=COM.MICROSOFT.CONCAT(&quot;cliente&quot;;[.F337];&quot;@gcoop.coop&quot;)" office:value-type="string" office:string-value="cliente336@gcoop.coop" calcext:value-type="string">
            <text:p>cliente336@gcoop.coop</text:p>
          </table:table-cell>
          <table:table-cell table:formula="of:=COM.MICROSOFT.CONCAT(&quot;cliente_test&quot;;[.F337])" office:value-type="string" office:string-value="cliente_test336" calcext:value-type="string">
            <text:p>cliente_test33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Test 33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3</text:p>
          </table:table-cell>
        </table:table-row>
        <table:table-row table:style-name="ro1">
          <table:table-cell table:formula="of:=COM.MICROSOFT.CONCAT(&quot;cliente&quot;;[.F338];&quot;@gcoop.coop&quot;)" office:value-type="string" office:string-value="cliente337@gcoop.coop" calcext:value-type="string">
            <text:p>cliente337@gcoop.coop</text:p>
          </table:table-cell>
          <table:table-cell table:formula="of:=COM.MICROSOFT.CONCAT(&quot;cliente_test&quot;;[.F338])" office:value-type="string" office:string-value="cliente_test337" calcext:value-type="string">
            <text:p>cliente_test33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Test 33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4</text:p>
          </table:table-cell>
        </table:table-row>
        <table:table-row table:style-name="ro1">
          <table:table-cell table:formula="of:=COM.MICROSOFT.CONCAT(&quot;cliente&quot;;[.F339];&quot;@gcoop.coop&quot;)" office:value-type="string" office:string-value="cliente338@gcoop.coop" calcext:value-type="string">
            <text:p>cliente338@gcoop.coop</text:p>
          </table:table-cell>
          <table:table-cell table:formula="of:=COM.MICROSOFT.CONCAT(&quot;cliente_test&quot;;[.F339])" office:value-type="string" office:string-value="cliente_test338" calcext:value-type="string">
            <text:p>cliente_test33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Test 33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5</text:p>
          </table:table-cell>
        </table:table-row>
        <table:table-row table:style-name="ro1">
          <table:table-cell table:formula="of:=COM.MICROSOFT.CONCAT(&quot;cliente&quot;;[.F340];&quot;@gcoop.coop&quot;)" office:value-type="string" office:string-value="cliente339@gcoop.coop" calcext:value-type="string">
            <text:p>cliente339@gcoop.coop</text:p>
          </table:table-cell>
          <table:table-cell table:formula="of:=COM.MICROSOFT.CONCAT(&quot;cliente_test&quot;;[.F340])" office:value-type="string" office:string-value="cliente_test339" calcext:value-type="string">
            <text:p>cliente_test33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Test 33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6</text:p>
          </table:table-cell>
        </table:table-row>
        <table:table-row table:style-name="ro1">
          <table:table-cell table:formula="of:=COM.MICROSOFT.CONCAT(&quot;cliente&quot;;[.F341];&quot;@gcoop.coop&quot;)" office:value-type="string" office:string-value="cliente340@gcoop.coop" calcext:value-type="string">
            <text:p>cliente340@gcoop.coop</text:p>
          </table:table-cell>
          <table:table-cell table:formula="of:=COM.MICROSOFT.CONCAT(&quot;cliente_test&quot;;[.F341])" office:value-type="string" office:string-value="cliente_test340" calcext:value-type="string">
            <text:p>cliente_test34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Test 33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7</text:p>
          </table:table-cell>
        </table:table-row>
        <table:table-row table:style-name="ro1">
          <table:table-cell table:formula="of:=COM.MICROSOFT.CONCAT(&quot;cliente&quot;;[.F342];&quot;@gcoop.coop&quot;)" office:value-type="string" office:string-value="cliente341@gcoop.coop" calcext:value-type="string">
            <text:p>cliente341@gcoop.coop</text:p>
          </table:table-cell>
          <table:table-cell table:formula="of:=COM.MICROSOFT.CONCAT(&quot;cliente_test&quot;;[.F342])" office:value-type="string" office:string-value="cliente_test341" calcext:value-type="string">
            <text:p>cliente_test34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Test 33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8</text:p>
          </table:table-cell>
        </table:table-row>
        <table:table-row table:style-name="ro1">
          <table:table-cell table:formula="of:=COM.MICROSOFT.CONCAT(&quot;cliente&quot;;[.F343];&quot;@gcoop.coop&quot;)" office:value-type="string" office:string-value="cliente342@gcoop.coop" calcext:value-type="string">
            <text:p>cliente342@gcoop.coop</text:p>
          </table:table-cell>
          <table:table-cell table:formula="of:=COM.MICROSOFT.CONCAT(&quot;cliente_test&quot;;[.F343])" office:value-type="string" office:string-value="cliente_test342" calcext:value-type="string">
            <text:p>cliente_test34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Test 34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39</text:p>
          </table:table-cell>
        </table:table-row>
        <table:table-row table:style-name="ro1">
          <table:table-cell table:formula="of:=COM.MICROSOFT.CONCAT(&quot;cliente&quot;;[.F344];&quot;@gcoop.coop&quot;)" office:value-type="string" office:string-value="cliente343@gcoop.coop" calcext:value-type="string">
            <text:p>cliente343@gcoop.coop</text:p>
          </table:table-cell>
          <table:table-cell table:formula="of:=COM.MICROSOFT.CONCAT(&quot;cliente_test&quot;;[.F344])" office:value-type="string" office:string-value="cliente_test343" calcext:value-type="string">
            <text:p>cliente_test34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Test 34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0</text:p>
          </table:table-cell>
        </table:table-row>
        <table:table-row table:style-name="ro1">
          <table:table-cell table:formula="of:=COM.MICROSOFT.CONCAT(&quot;cliente&quot;;[.F345];&quot;@gcoop.coop&quot;)" office:value-type="string" office:string-value="cliente344@gcoop.coop" calcext:value-type="string">
            <text:p>cliente344@gcoop.coop</text:p>
          </table:table-cell>
          <table:table-cell table:formula="of:=COM.MICROSOFT.CONCAT(&quot;cliente_test&quot;;[.F345])" office:value-type="string" office:string-value="cliente_test344" calcext:value-type="string">
            <text:p>cliente_test34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est 34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1</text:p>
          </table:table-cell>
        </table:table-row>
        <table:table-row table:style-name="ro1">
          <table:table-cell table:formula="of:=COM.MICROSOFT.CONCAT(&quot;cliente&quot;;[.F346];&quot;@gcoop.coop&quot;)" office:value-type="string" office:string-value="cliente345@gcoop.coop" calcext:value-type="string">
            <text:p>cliente345@gcoop.coop</text:p>
          </table:table-cell>
          <table:table-cell table:formula="of:=COM.MICROSOFT.CONCAT(&quot;cliente_test&quot;;[.F346])" office:value-type="string" office:string-value="cliente_test345" calcext:value-type="string">
            <text:p>cliente_test34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est 34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2</text:p>
          </table:table-cell>
        </table:table-row>
        <table:table-row table:style-name="ro1">
          <table:table-cell table:formula="of:=COM.MICROSOFT.CONCAT(&quot;cliente&quot;;[.F347];&quot;@gcoop.coop&quot;)" office:value-type="string" office:string-value="cliente346@gcoop.coop" calcext:value-type="string">
            <text:p>cliente346@gcoop.coop</text:p>
          </table:table-cell>
          <table:table-cell table:formula="of:=COM.MICROSOFT.CONCAT(&quot;cliente_test&quot;;[.F347])" office:value-type="string" office:string-value="cliente_test346" calcext:value-type="string">
            <text:p>cliente_test34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Test 34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3</text:p>
          </table:table-cell>
        </table:table-row>
        <table:table-row table:style-name="ro1">
          <table:table-cell table:formula="of:=COM.MICROSOFT.CONCAT(&quot;cliente&quot;;[.F348];&quot;@gcoop.coop&quot;)" office:value-type="string" office:string-value="cliente347@gcoop.coop" calcext:value-type="string">
            <text:p>cliente347@gcoop.coop</text:p>
          </table:table-cell>
          <table:table-cell table:formula="of:=COM.MICROSOFT.CONCAT(&quot;cliente_test&quot;;[.F348])" office:value-type="string" office:string-value="cliente_test347" calcext:value-type="string">
            <text:p>cliente_test34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Test 34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4</text:p>
          </table:table-cell>
        </table:table-row>
        <table:table-row table:style-name="ro1">
          <table:table-cell table:formula="of:=COM.MICROSOFT.CONCAT(&quot;cliente&quot;;[.F349];&quot;@gcoop.coop&quot;)" office:value-type="string" office:string-value="cliente348@gcoop.coop" calcext:value-type="string">
            <text:p>cliente348@gcoop.coop</text:p>
          </table:table-cell>
          <table:table-cell table:formula="of:=COM.MICROSOFT.CONCAT(&quot;cliente_test&quot;;[.F349])" office:value-type="string" office:string-value="cliente_test348" calcext:value-type="string">
            <text:p>cliente_test34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Test 34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5</text:p>
          </table:table-cell>
        </table:table-row>
        <table:table-row table:style-name="ro1">
          <table:table-cell table:formula="of:=COM.MICROSOFT.CONCAT(&quot;cliente&quot;;[.F350];&quot;@gcoop.coop&quot;)" office:value-type="string" office:string-value="cliente349@gcoop.coop" calcext:value-type="string">
            <text:p>cliente349@gcoop.coop</text:p>
          </table:table-cell>
          <table:table-cell table:formula="of:=COM.MICROSOFT.CONCAT(&quot;cliente_test&quot;;[.F350])" office:value-type="string" office:string-value="cliente_test349" calcext:value-type="string">
            <text:p>cliente_test34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Test 34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6</text:p>
          </table:table-cell>
        </table:table-row>
        <table:table-row table:style-name="ro1">
          <table:table-cell table:formula="of:=COM.MICROSOFT.CONCAT(&quot;cliente&quot;;[.F351];&quot;@gcoop.coop&quot;)" office:value-type="string" office:string-value="cliente350@gcoop.coop" calcext:value-type="string">
            <text:p>cliente350@gcoop.coop</text:p>
          </table:table-cell>
          <table:table-cell table:formula="of:=COM.MICROSOFT.CONCAT(&quot;cliente_test&quot;;[.F351])" office:value-type="string" office:string-value="cliente_test350" calcext:value-type="string">
            <text:p>cliente_test35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Test 34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7</text:p>
          </table:table-cell>
        </table:table-row>
        <table:table-row table:style-name="ro1">
          <table:table-cell table:formula="of:=COM.MICROSOFT.CONCAT(&quot;cliente&quot;;[.F352];&quot;@gcoop.coop&quot;)" office:value-type="string" office:string-value="cliente351@gcoop.coop" calcext:value-type="string">
            <text:p>cliente351@gcoop.coop</text:p>
          </table:table-cell>
          <table:table-cell table:formula="of:=COM.MICROSOFT.CONCAT(&quot;cliente_test&quot;;[.F352])" office:value-type="string" office:string-value="cliente_test351" calcext:value-type="string">
            <text:p>cliente_test35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est 34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8</text:p>
          </table:table-cell>
        </table:table-row>
        <table:table-row table:style-name="ro1">
          <table:table-cell table:formula="of:=COM.MICROSOFT.CONCAT(&quot;cliente&quot;;[.F353];&quot;@gcoop.coop&quot;)" office:value-type="string" office:string-value="cliente352@gcoop.coop" calcext:value-type="string">
            <text:p>cliente352@gcoop.coop</text:p>
          </table:table-cell>
          <table:table-cell table:formula="of:=COM.MICROSOFT.CONCAT(&quot;cliente_test&quot;;[.F353])" office:value-type="string" office:string-value="cliente_test352" calcext:value-type="string">
            <text:p>cliente_test35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Test 35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49</text:p>
          </table:table-cell>
        </table:table-row>
        <table:table-row table:style-name="ro1">
          <table:table-cell table:formula="of:=COM.MICROSOFT.CONCAT(&quot;cliente&quot;;[.F354];&quot;@gcoop.coop&quot;)" office:value-type="string" office:string-value="cliente353@gcoop.coop" calcext:value-type="string">
            <text:p>cliente353@gcoop.coop</text:p>
          </table:table-cell>
          <table:table-cell table:formula="of:=COM.MICROSOFT.CONCAT(&quot;cliente_test&quot;;[.F354])" office:value-type="string" office:string-value="cliente_test353" calcext:value-type="string">
            <text:p>cliente_test35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Test 35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0</text:p>
          </table:table-cell>
        </table:table-row>
        <table:table-row table:style-name="ro1">
          <table:table-cell table:formula="of:=COM.MICROSOFT.CONCAT(&quot;cliente&quot;;[.F355];&quot;@gcoop.coop&quot;)" office:value-type="string" office:string-value="cliente354@gcoop.coop" calcext:value-type="string">
            <text:p>cliente354@gcoop.coop</text:p>
          </table:table-cell>
          <table:table-cell table:formula="of:=COM.MICROSOFT.CONCAT(&quot;cliente_test&quot;;[.F355])" office:value-type="string" office:string-value="cliente_test354" calcext:value-type="string">
            <text:p>cliente_test35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Test 35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1</text:p>
          </table:table-cell>
        </table:table-row>
        <table:table-row table:style-name="ro1">
          <table:table-cell table:formula="of:=COM.MICROSOFT.CONCAT(&quot;cliente&quot;;[.F356];&quot;@gcoop.coop&quot;)" office:value-type="string" office:string-value="cliente355@gcoop.coop" calcext:value-type="string">
            <text:p>cliente355@gcoop.coop</text:p>
          </table:table-cell>
          <table:table-cell table:formula="of:=COM.MICROSOFT.CONCAT(&quot;cliente_test&quot;;[.F356])" office:value-type="string" office:string-value="cliente_test355" calcext:value-type="string">
            <text:p>cliente_test35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Test 35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2</text:p>
          </table:table-cell>
        </table:table-row>
        <table:table-row table:style-name="ro1">
          <table:table-cell table:formula="of:=COM.MICROSOFT.CONCAT(&quot;cliente&quot;;[.F357];&quot;@gcoop.coop&quot;)" office:value-type="string" office:string-value="cliente356@gcoop.coop" calcext:value-type="string">
            <text:p>cliente356@gcoop.coop</text:p>
          </table:table-cell>
          <table:table-cell table:formula="of:=COM.MICROSOFT.CONCAT(&quot;cliente_test&quot;;[.F357])" office:value-type="string" office:string-value="cliente_test356" calcext:value-type="string">
            <text:p>cliente_test35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6</text:p>
          </table:table-cell>
          <table:table-cell office:value-type="string" calcext:value-type="string">
            <text:p>Test 35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3</text:p>
          </table:table-cell>
        </table:table-row>
        <table:table-row table:style-name="ro1">
          <table:table-cell table:formula="of:=COM.MICROSOFT.CONCAT(&quot;cliente&quot;;[.F358];&quot;@gcoop.coop&quot;)" office:value-type="string" office:string-value="cliente357@gcoop.coop" calcext:value-type="string">
            <text:p>cliente357@gcoop.coop</text:p>
          </table:table-cell>
          <table:table-cell table:formula="of:=COM.MICROSOFT.CONCAT(&quot;cliente_test&quot;;[.F358])" office:value-type="string" office:string-value="cliente_test357" calcext:value-type="string">
            <text:p>cliente_test35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Test 35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4</text:p>
          </table:table-cell>
        </table:table-row>
        <table:table-row table:style-name="ro1">
          <table:table-cell table:formula="of:=COM.MICROSOFT.CONCAT(&quot;cliente&quot;;[.F359];&quot;@gcoop.coop&quot;)" office:value-type="string" office:string-value="cliente358@gcoop.coop" calcext:value-type="string">
            <text:p>cliente358@gcoop.coop</text:p>
          </table:table-cell>
          <table:table-cell table:formula="of:=COM.MICROSOFT.CONCAT(&quot;cliente_test&quot;;[.F359])" office:value-type="string" office:string-value="cliente_test358" calcext:value-type="string">
            <text:p>cliente_test35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Test 35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5</text:p>
          </table:table-cell>
        </table:table-row>
        <table:table-row table:style-name="ro1">
          <table:table-cell table:formula="of:=COM.MICROSOFT.CONCAT(&quot;cliente&quot;;[.F360];&quot;@gcoop.coop&quot;)" office:value-type="string" office:string-value="cliente359@gcoop.coop" calcext:value-type="string">
            <text:p>cliente359@gcoop.coop</text:p>
          </table:table-cell>
          <table:table-cell table:formula="of:=COM.MICROSOFT.CONCAT(&quot;cliente_test&quot;;[.F360])" office:value-type="string" office:string-value="cliente_test359" calcext:value-type="string">
            <text:p>cliente_test35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Test 35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6</text:p>
          </table:table-cell>
        </table:table-row>
        <table:table-row table:style-name="ro1">
          <table:table-cell table:formula="of:=COM.MICROSOFT.CONCAT(&quot;cliente&quot;;[.F361];&quot;@gcoop.coop&quot;)" office:value-type="string" office:string-value="cliente360@gcoop.coop" calcext:value-type="string">
            <text:p>cliente360@gcoop.coop</text:p>
          </table:table-cell>
          <table:table-cell table:formula="of:=COM.MICROSOFT.CONCAT(&quot;cliente_test&quot;;[.F361])" office:value-type="string" office:string-value="cliente_test360" calcext:value-type="string">
            <text:p>cliente_test36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Test 35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7</text:p>
          </table:table-cell>
        </table:table-row>
        <table:table-row table:style-name="ro1">
          <table:table-cell table:formula="of:=COM.MICROSOFT.CONCAT(&quot;cliente&quot;;[.F362];&quot;@gcoop.coop&quot;)" office:value-type="string" office:string-value="cliente361@gcoop.coop" calcext:value-type="string">
            <text:p>cliente361@gcoop.coop</text:p>
          </table:table-cell>
          <table:table-cell table:formula="of:=COM.MICROSOFT.CONCAT(&quot;cliente_test&quot;;[.F362])" office:value-type="string" office:string-value="cliente_test361" calcext:value-type="string">
            <text:p>cliente_test36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Test 35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8</text:p>
          </table:table-cell>
        </table:table-row>
        <table:table-row table:style-name="ro1">
          <table:table-cell table:formula="of:=COM.MICROSOFT.CONCAT(&quot;cliente&quot;;[.F363];&quot;@gcoop.coop&quot;)" office:value-type="string" office:string-value="cliente362@gcoop.coop" calcext:value-type="string">
            <text:p>cliente362@gcoop.coop</text:p>
          </table:table-cell>
          <table:table-cell table:formula="of:=COM.MICROSOFT.CONCAT(&quot;cliente_test&quot;;[.F363])" office:value-type="string" office:string-value="cliente_test362" calcext:value-type="string">
            <text:p>cliente_test36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Test 36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59</text:p>
          </table:table-cell>
        </table:table-row>
        <table:table-row table:style-name="ro1">
          <table:table-cell table:formula="of:=COM.MICROSOFT.CONCAT(&quot;cliente&quot;;[.F364];&quot;@gcoop.coop&quot;)" office:value-type="string" office:string-value="cliente363@gcoop.coop" calcext:value-type="string">
            <text:p>cliente363@gcoop.coop</text:p>
          </table:table-cell>
          <table:table-cell table:formula="of:=COM.MICROSOFT.CONCAT(&quot;cliente_test&quot;;[.F364])" office:value-type="string" office:string-value="cliente_test363" calcext:value-type="string">
            <text:p>cliente_test36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est 36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0</text:p>
          </table:table-cell>
        </table:table-row>
        <table:table-row table:style-name="ro1">
          <table:table-cell table:formula="of:=COM.MICROSOFT.CONCAT(&quot;cliente&quot;;[.F365];&quot;@gcoop.coop&quot;)" office:value-type="string" office:string-value="cliente364@gcoop.coop" calcext:value-type="string">
            <text:p>cliente364@gcoop.coop</text:p>
          </table:table-cell>
          <table:table-cell table:formula="of:=COM.MICROSOFT.CONCAT(&quot;cliente_test&quot;;[.F365])" office:value-type="string" office:string-value="cliente_test364" calcext:value-type="string">
            <text:p>cliente_test36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4</text:p>
          </table:table-cell>
          <table:table-cell office:value-type="string" calcext:value-type="string">
            <text:p>Test 36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1</text:p>
          </table:table-cell>
        </table:table-row>
        <table:table-row table:style-name="ro1">
          <table:table-cell table:formula="of:=COM.MICROSOFT.CONCAT(&quot;cliente&quot;;[.F366];&quot;@gcoop.coop&quot;)" office:value-type="string" office:string-value="cliente365@gcoop.coop" calcext:value-type="string">
            <text:p>cliente365@gcoop.coop</text:p>
          </table:table-cell>
          <table:table-cell table:formula="of:=COM.MICROSOFT.CONCAT(&quot;cliente_test&quot;;[.F366])" office:value-type="string" office:string-value="cliente_test365" calcext:value-type="string">
            <text:p>cliente_test36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5</text:p>
          </table:table-cell>
          <table:table-cell office:value-type="string" calcext:value-type="string">
            <text:p>Test 36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2</text:p>
          </table:table-cell>
        </table:table-row>
        <table:table-row table:style-name="ro1">
          <table:table-cell table:formula="of:=COM.MICROSOFT.CONCAT(&quot;cliente&quot;;[.F367];&quot;@gcoop.coop&quot;)" office:value-type="string" office:string-value="cliente366@gcoop.coop" calcext:value-type="string">
            <text:p>cliente366@gcoop.coop</text:p>
          </table:table-cell>
          <table:table-cell table:formula="of:=COM.MICROSOFT.CONCAT(&quot;cliente_test&quot;;[.F367])" office:value-type="string" office:string-value="cliente_test366" calcext:value-type="string">
            <text:p>cliente_test36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Test 36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3</text:p>
          </table:table-cell>
        </table:table-row>
        <table:table-row table:style-name="ro1">
          <table:table-cell table:formula="of:=COM.MICROSOFT.CONCAT(&quot;cliente&quot;;[.F368];&quot;@gcoop.coop&quot;)" office:value-type="string" office:string-value="cliente367@gcoop.coop" calcext:value-type="string">
            <text:p>cliente367@gcoop.coop</text:p>
          </table:table-cell>
          <table:table-cell table:formula="of:=COM.MICROSOFT.CONCAT(&quot;cliente_test&quot;;[.F368])" office:value-type="string" office:string-value="cliente_test367" calcext:value-type="string">
            <text:p>cliente_test36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Test 36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4</text:p>
          </table:table-cell>
        </table:table-row>
        <table:table-row table:style-name="ro1">
          <table:table-cell table:formula="of:=COM.MICROSOFT.CONCAT(&quot;cliente&quot;;[.F369];&quot;@gcoop.coop&quot;)" office:value-type="string" office:string-value="cliente368@gcoop.coop" calcext:value-type="string">
            <text:p>cliente368@gcoop.coop</text:p>
          </table:table-cell>
          <table:table-cell table:formula="of:=COM.MICROSOFT.CONCAT(&quot;cliente_test&quot;;[.F369])" office:value-type="string" office:string-value="cliente_test368" calcext:value-type="string">
            <text:p>cliente_test36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Test 36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5</text:p>
          </table:table-cell>
        </table:table-row>
        <table:table-row table:style-name="ro1">
          <table:table-cell table:formula="of:=COM.MICROSOFT.CONCAT(&quot;cliente&quot;;[.F370];&quot;@gcoop.coop&quot;)" office:value-type="string" office:string-value="cliente369@gcoop.coop" calcext:value-type="string">
            <text:p>cliente369@gcoop.coop</text:p>
          </table:table-cell>
          <table:table-cell table:formula="of:=COM.MICROSOFT.CONCAT(&quot;cliente_test&quot;;[.F370])" office:value-type="string" office:string-value="cliente_test369" calcext:value-type="string">
            <text:p>cliente_test36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69</text:p>
          </table:table-cell>
          <table:table-cell office:value-type="string" calcext:value-type="string">
            <text:p>Test 36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6</text:p>
          </table:table-cell>
        </table:table-row>
        <table:table-row table:style-name="ro1">
          <table:table-cell table:formula="of:=COM.MICROSOFT.CONCAT(&quot;cliente&quot;;[.F371];&quot;@gcoop.coop&quot;)" office:value-type="string" office:string-value="cliente370@gcoop.coop" calcext:value-type="string">
            <text:p>cliente370@gcoop.coop</text:p>
          </table:table-cell>
          <table:table-cell table:formula="of:=COM.MICROSOFT.CONCAT(&quot;cliente_test&quot;;[.F371])" office:value-type="string" office:string-value="cliente_test370" calcext:value-type="string">
            <text:p>cliente_test37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Test 36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7</text:p>
          </table:table-cell>
        </table:table-row>
        <table:table-row table:style-name="ro1">
          <table:table-cell table:formula="of:=COM.MICROSOFT.CONCAT(&quot;cliente&quot;;[.F372];&quot;@gcoop.coop&quot;)" office:value-type="string" office:string-value="cliente371@gcoop.coop" calcext:value-type="string">
            <text:p>cliente371@gcoop.coop</text:p>
          </table:table-cell>
          <table:table-cell table:formula="of:=COM.MICROSOFT.CONCAT(&quot;cliente_test&quot;;[.F372])" office:value-type="string" office:string-value="cliente_test371" calcext:value-type="string">
            <text:p>cliente_test37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Test 36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8</text:p>
          </table:table-cell>
        </table:table-row>
        <table:table-row table:style-name="ro1">
          <table:table-cell table:formula="of:=COM.MICROSOFT.CONCAT(&quot;cliente&quot;;[.F373];&quot;@gcoop.coop&quot;)" office:value-type="string" office:string-value="cliente372@gcoop.coop" calcext:value-type="string">
            <text:p>cliente372@gcoop.coop</text:p>
          </table:table-cell>
          <table:table-cell table:formula="of:=COM.MICROSOFT.CONCAT(&quot;cliente_test&quot;;[.F373])" office:value-type="string" office:string-value="cliente_test372" calcext:value-type="string">
            <text:p>cliente_test37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Test 37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69</text:p>
          </table:table-cell>
        </table:table-row>
        <table:table-row table:style-name="ro1">
          <table:table-cell table:formula="of:=COM.MICROSOFT.CONCAT(&quot;cliente&quot;;[.F374];&quot;@gcoop.coop&quot;)" office:value-type="string" office:string-value="cliente373@gcoop.coop" calcext:value-type="string">
            <text:p>cliente373@gcoop.coop</text:p>
          </table:table-cell>
          <table:table-cell table:formula="of:=COM.MICROSOFT.CONCAT(&quot;cliente_test&quot;;[.F374])" office:value-type="string" office:string-value="cliente_test373" calcext:value-type="string">
            <text:p>cliente_test37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Test 37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0</text:p>
          </table:table-cell>
        </table:table-row>
        <table:table-row table:style-name="ro1">
          <table:table-cell table:formula="of:=COM.MICROSOFT.CONCAT(&quot;cliente&quot;;[.F375];&quot;@gcoop.coop&quot;)" office:value-type="string" office:string-value="cliente374@gcoop.coop" calcext:value-type="string">
            <text:p>cliente374@gcoop.coop</text:p>
          </table:table-cell>
          <table:table-cell table:formula="of:=COM.MICROSOFT.CONCAT(&quot;cliente_test&quot;;[.F375])" office:value-type="string" office:string-value="cliente_test374" calcext:value-type="string">
            <text:p>cliente_test37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Test 37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1</text:p>
          </table:table-cell>
        </table:table-row>
        <table:table-row table:style-name="ro1">
          <table:table-cell table:formula="of:=COM.MICROSOFT.CONCAT(&quot;cliente&quot;;[.F376];&quot;@gcoop.coop&quot;)" office:value-type="string" office:string-value="cliente375@gcoop.coop" calcext:value-type="string">
            <text:p>cliente375@gcoop.coop</text:p>
          </table:table-cell>
          <table:table-cell table:formula="of:=COM.MICROSOFT.CONCAT(&quot;cliente_test&quot;;[.F376])" office:value-type="string" office:string-value="cliente_test375" calcext:value-type="string">
            <text:p>cliente_test37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Test 37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2</text:p>
          </table:table-cell>
        </table:table-row>
        <table:table-row table:style-name="ro1">
          <table:table-cell table:formula="of:=COM.MICROSOFT.CONCAT(&quot;cliente&quot;;[.F377];&quot;@gcoop.coop&quot;)" office:value-type="string" office:string-value="cliente376@gcoop.coop" calcext:value-type="string">
            <text:p>cliente376@gcoop.coop</text:p>
          </table:table-cell>
          <table:table-cell table:formula="of:=COM.MICROSOFT.CONCAT(&quot;cliente_test&quot;;[.F377])" office:value-type="string" office:string-value="cliente_test376" calcext:value-type="string">
            <text:p>cliente_test37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Test 37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3</text:p>
          </table:table-cell>
        </table:table-row>
        <table:table-row table:style-name="ro1">
          <table:table-cell table:formula="of:=COM.MICROSOFT.CONCAT(&quot;cliente&quot;;[.F378];&quot;@gcoop.coop&quot;)" office:value-type="string" office:string-value="cliente377@gcoop.coop" calcext:value-type="string">
            <text:p>cliente377@gcoop.coop</text:p>
          </table:table-cell>
          <table:table-cell table:formula="of:=COM.MICROSOFT.CONCAT(&quot;cliente_test&quot;;[.F378])" office:value-type="string" office:string-value="cliente_test377" calcext:value-type="string">
            <text:p>cliente_test37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7</text:p>
          </table:table-cell>
          <table:table-cell office:value-type="string" calcext:value-type="string">
            <text:p>Test 37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4</text:p>
          </table:table-cell>
        </table:table-row>
        <table:table-row table:style-name="ro1">
          <table:table-cell table:formula="of:=COM.MICROSOFT.CONCAT(&quot;cliente&quot;;[.F379];&quot;@gcoop.coop&quot;)" office:value-type="string" office:string-value="cliente378@gcoop.coop" calcext:value-type="string">
            <text:p>cliente378@gcoop.coop</text:p>
          </table:table-cell>
          <table:table-cell table:formula="of:=COM.MICROSOFT.CONCAT(&quot;cliente_test&quot;;[.F379])" office:value-type="string" office:string-value="cliente_test378" calcext:value-type="string">
            <text:p>cliente_test37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8</text:p>
          </table:table-cell>
          <table:table-cell office:value-type="string" calcext:value-type="string">
            <text:p>Test 37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5</text:p>
          </table:table-cell>
        </table:table-row>
        <table:table-row table:style-name="ro1">
          <table:table-cell table:formula="of:=COM.MICROSOFT.CONCAT(&quot;cliente&quot;;[.F380];&quot;@gcoop.coop&quot;)" office:value-type="string" office:string-value="cliente379@gcoop.coop" calcext:value-type="string">
            <text:p>cliente379@gcoop.coop</text:p>
          </table:table-cell>
          <table:table-cell table:formula="of:=COM.MICROSOFT.CONCAT(&quot;cliente_test&quot;;[.F380])" office:value-type="string" office:string-value="cliente_test379" calcext:value-type="string">
            <text:p>cliente_test37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Test 37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6</text:p>
          </table:table-cell>
        </table:table-row>
        <table:table-row table:style-name="ro1">
          <table:table-cell table:formula="of:=COM.MICROSOFT.CONCAT(&quot;cliente&quot;;[.F381];&quot;@gcoop.coop&quot;)" office:value-type="string" office:string-value="cliente380@gcoop.coop" calcext:value-type="string">
            <text:p>cliente380@gcoop.coop</text:p>
          </table:table-cell>
          <table:table-cell table:formula="of:=COM.MICROSOFT.CONCAT(&quot;cliente_test&quot;;[.F381])" office:value-type="string" office:string-value="cliente_test380" calcext:value-type="string">
            <text:p>cliente_test38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Test 37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7</text:p>
          </table:table-cell>
        </table:table-row>
        <table:table-row table:style-name="ro1">
          <table:table-cell table:formula="of:=COM.MICROSOFT.CONCAT(&quot;cliente&quot;;[.F382];&quot;@gcoop.coop&quot;)" office:value-type="string" office:string-value="cliente381@gcoop.coop" calcext:value-type="string">
            <text:p>cliente381@gcoop.coop</text:p>
          </table:table-cell>
          <table:table-cell table:formula="of:=COM.MICROSOFT.CONCAT(&quot;cliente_test&quot;;[.F382])" office:value-type="string" office:string-value="cliente_test381" calcext:value-type="string">
            <text:p>cliente_test38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Test 37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8</text:p>
          </table:table-cell>
        </table:table-row>
        <table:table-row table:style-name="ro1">
          <table:table-cell table:formula="of:=COM.MICROSOFT.CONCAT(&quot;cliente&quot;;[.F383];&quot;@gcoop.coop&quot;)" office:value-type="string" office:string-value="cliente382@gcoop.coop" calcext:value-type="string">
            <text:p>cliente382@gcoop.coop</text:p>
          </table:table-cell>
          <table:table-cell table:formula="of:=COM.MICROSOFT.CONCAT(&quot;cliente_test&quot;;[.F383])" office:value-type="string" office:string-value="cliente_test382" calcext:value-type="string">
            <text:p>cliente_test38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Test 38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79</text:p>
          </table:table-cell>
        </table:table-row>
        <table:table-row table:style-name="ro1">
          <table:table-cell table:formula="of:=COM.MICROSOFT.CONCAT(&quot;cliente&quot;;[.F384];&quot;@gcoop.coop&quot;)" office:value-type="string" office:string-value="cliente383@gcoop.coop" calcext:value-type="string">
            <text:p>cliente383@gcoop.coop</text:p>
          </table:table-cell>
          <table:table-cell table:formula="of:=COM.MICROSOFT.CONCAT(&quot;cliente_test&quot;;[.F384])" office:value-type="string" office:string-value="cliente_test383" calcext:value-type="string">
            <text:p>cliente_test38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Test 38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0</text:p>
          </table:table-cell>
        </table:table-row>
        <table:table-row table:style-name="ro1">
          <table:table-cell table:formula="of:=COM.MICROSOFT.CONCAT(&quot;cliente&quot;;[.F385];&quot;@gcoop.coop&quot;)" office:value-type="string" office:string-value="cliente384@gcoop.coop" calcext:value-type="string">
            <text:p>cliente384@gcoop.coop</text:p>
          </table:table-cell>
          <table:table-cell table:formula="of:=COM.MICROSOFT.CONCAT(&quot;cliente_test&quot;;[.F385])" office:value-type="string" office:string-value="cliente_test384" calcext:value-type="string">
            <text:p>cliente_test38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Test 38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1</text:p>
          </table:table-cell>
        </table:table-row>
        <table:table-row table:style-name="ro1">
          <table:table-cell table:formula="of:=COM.MICROSOFT.CONCAT(&quot;cliente&quot;;[.F386];&quot;@gcoop.coop&quot;)" office:value-type="string" office:string-value="cliente385@gcoop.coop" calcext:value-type="string">
            <text:p>cliente385@gcoop.coop</text:p>
          </table:table-cell>
          <table:table-cell table:formula="of:=COM.MICROSOFT.CONCAT(&quot;cliente_test&quot;;[.F386])" office:value-type="string" office:string-value="cliente_test385" calcext:value-type="string">
            <text:p>cliente_test38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Test 38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2</text:p>
          </table:table-cell>
        </table:table-row>
        <table:table-row table:style-name="ro1">
          <table:table-cell table:formula="of:=COM.MICROSOFT.CONCAT(&quot;cliente&quot;;[.F387];&quot;@gcoop.coop&quot;)" office:value-type="string" office:string-value="cliente386@gcoop.coop" calcext:value-type="string">
            <text:p>cliente386@gcoop.coop</text:p>
          </table:table-cell>
          <table:table-cell table:formula="of:=COM.MICROSOFT.CONCAT(&quot;cliente_test&quot;;[.F387])" office:value-type="string" office:string-value="cliente_test386" calcext:value-type="string">
            <text:p>cliente_test38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Test 38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3</text:p>
          </table:table-cell>
        </table:table-row>
        <table:table-row table:style-name="ro1">
          <table:table-cell table:formula="of:=COM.MICROSOFT.CONCAT(&quot;cliente&quot;;[.F388];&quot;@gcoop.coop&quot;)" office:value-type="string" office:string-value="cliente387@gcoop.coop" calcext:value-type="string">
            <text:p>cliente387@gcoop.coop</text:p>
          </table:table-cell>
          <table:table-cell table:formula="of:=COM.MICROSOFT.CONCAT(&quot;cliente_test&quot;;[.F388])" office:value-type="string" office:string-value="cliente_test387" calcext:value-type="string">
            <text:p>cliente_test38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Test 38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4</text:p>
          </table:table-cell>
        </table:table-row>
        <table:table-row table:style-name="ro1">
          <table:table-cell table:formula="of:=COM.MICROSOFT.CONCAT(&quot;cliente&quot;;[.F389];&quot;@gcoop.coop&quot;)" office:value-type="string" office:string-value="cliente388@gcoop.coop" calcext:value-type="string">
            <text:p>cliente388@gcoop.coop</text:p>
          </table:table-cell>
          <table:table-cell table:formula="of:=COM.MICROSOFT.CONCAT(&quot;cliente_test&quot;;[.F389])" office:value-type="string" office:string-value="cliente_test388" calcext:value-type="string">
            <text:p>cliente_test38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Test 38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5</text:p>
          </table:table-cell>
        </table:table-row>
        <table:table-row table:style-name="ro1">
          <table:table-cell table:formula="of:=COM.MICROSOFT.CONCAT(&quot;cliente&quot;;[.F390];&quot;@gcoop.coop&quot;)" office:value-type="string" office:string-value="cliente389@gcoop.coop" calcext:value-type="string">
            <text:p>cliente389@gcoop.coop</text:p>
          </table:table-cell>
          <table:table-cell table:formula="of:=COM.MICROSOFT.CONCAT(&quot;cliente_test&quot;;[.F390])" office:value-type="string" office:string-value="cliente_test389" calcext:value-type="string">
            <text:p>cliente_test38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Test 38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6</text:p>
          </table:table-cell>
        </table:table-row>
        <table:table-row table:style-name="ro1">
          <table:table-cell table:formula="of:=COM.MICROSOFT.CONCAT(&quot;cliente&quot;;[.F391];&quot;@gcoop.coop&quot;)" office:value-type="string" office:string-value="cliente390@gcoop.coop" calcext:value-type="string">
            <text:p>cliente390@gcoop.coop</text:p>
          </table:table-cell>
          <table:table-cell table:formula="of:=COM.MICROSOFT.CONCAT(&quot;cliente_test&quot;;[.F391])" office:value-type="string" office:string-value="cliente_test390" calcext:value-type="string">
            <text:p>cliente_test39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Test 38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7</text:p>
          </table:table-cell>
        </table:table-row>
        <table:table-row table:style-name="ro1">
          <table:table-cell table:formula="of:=COM.MICROSOFT.CONCAT(&quot;cliente&quot;;[.F392];&quot;@gcoop.coop&quot;)" office:value-type="string" office:string-value="cliente391@gcoop.coop" calcext:value-type="string">
            <text:p>cliente391@gcoop.coop</text:p>
          </table:table-cell>
          <table:table-cell table:formula="of:=COM.MICROSOFT.CONCAT(&quot;cliente_test&quot;;[.F392])" office:value-type="string" office:string-value="cliente_test391" calcext:value-type="string">
            <text:p>cliente_test39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1</text:p>
          </table:table-cell>
          <table:table-cell office:value-type="string" calcext:value-type="string">
            <text:p>Test 38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8</text:p>
          </table:table-cell>
        </table:table-row>
        <table:table-row table:style-name="ro1">
          <table:table-cell table:formula="of:=COM.MICROSOFT.CONCAT(&quot;cliente&quot;;[.F393];&quot;@gcoop.coop&quot;)" office:value-type="string" office:string-value="cliente392@gcoop.coop" calcext:value-type="string">
            <text:p>cliente392@gcoop.coop</text:p>
          </table:table-cell>
          <table:table-cell table:formula="of:=COM.MICROSOFT.CONCAT(&quot;cliente_test&quot;;[.F393])" office:value-type="string" office:string-value="cliente_test392" calcext:value-type="string">
            <text:p>cliente_test39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Test 39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89</text:p>
          </table:table-cell>
        </table:table-row>
        <table:table-row table:style-name="ro1">
          <table:table-cell table:formula="of:=COM.MICROSOFT.CONCAT(&quot;cliente&quot;;[.F394];&quot;@gcoop.coop&quot;)" office:value-type="string" office:string-value="cliente393@gcoop.coop" calcext:value-type="string">
            <text:p>cliente393@gcoop.coop</text:p>
          </table:table-cell>
          <table:table-cell table:formula="of:=COM.MICROSOFT.CONCAT(&quot;cliente_test&quot;;[.F394])" office:value-type="string" office:string-value="cliente_test393" calcext:value-type="string">
            <text:p>cliente_test39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Test 39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0</text:p>
          </table:table-cell>
        </table:table-row>
        <table:table-row table:style-name="ro1">
          <table:table-cell table:formula="of:=COM.MICROSOFT.CONCAT(&quot;cliente&quot;;[.F395];&quot;@gcoop.coop&quot;)" office:value-type="string" office:string-value="cliente394@gcoop.coop" calcext:value-type="string">
            <text:p>cliente394@gcoop.coop</text:p>
          </table:table-cell>
          <table:table-cell table:formula="of:=COM.MICROSOFT.CONCAT(&quot;cliente_test&quot;;[.F395])" office:value-type="string" office:string-value="cliente_test394" calcext:value-type="string">
            <text:p>cliente_test39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Test 39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1</text:p>
          </table:table-cell>
        </table:table-row>
        <table:table-row table:style-name="ro1">
          <table:table-cell table:formula="of:=COM.MICROSOFT.CONCAT(&quot;cliente&quot;;[.F396];&quot;@gcoop.coop&quot;)" office:value-type="string" office:string-value="cliente395@gcoop.coop" calcext:value-type="string">
            <text:p>cliente395@gcoop.coop</text:p>
          </table:table-cell>
          <table:table-cell table:formula="of:=COM.MICROSOFT.CONCAT(&quot;cliente_test&quot;;[.F396])" office:value-type="string" office:string-value="cliente_test395" calcext:value-type="string">
            <text:p>cliente_test39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est 39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2</text:p>
          </table:table-cell>
        </table:table-row>
        <table:table-row table:style-name="ro1">
          <table:table-cell table:formula="of:=COM.MICROSOFT.CONCAT(&quot;cliente&quot;;[.F397];&quot;@gcoop.coop&quot;)" office:value-type="string" office:string-value="cliente396@gcoop.coop" calcext:value-type="string">
            <text:p>cliente396@gcoop.coop</text:p>
          </table:table-cell>
          <table:table-cell table:formula="of:=COM.MICROSOFT.CONCAT(&quot;cliente_test&quot;;[.F397])" office:value-type="string" office:string-value="cliente_test396" calcext:value-type="string">
            <text:p>cliente_test39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Test 39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3</text:p>
          </table:table-cell>
        </table:table-row>
        <table:table-row table:style-name="ro1">
          <table:table-cell table:formula="of:=COM.MICROSOFT.CONCAT(&quot;cliente&quot;;[.F398];&quot;@gcoop.coop&quot;)" office:value-type="string" office:string-value="cliente397@gcoop.coop" calcext:value-type="string">
            <text:p>cliente397@gcoop.coop</text:p>
          </table:table-cell>
          <table:table-cell table:formula="of:=COM.MICROSOFT.CONCAT(&quot;cliente_test&quot;;[.F398])" office:value-type="string" office:string-value="cliente_test397" calcext:value-type="string">
            <text:p>cliente_test39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Test 39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4</text:p>
          </table:table-cell>
        </table:table-row>
        <table:table-row table:style-name="ro1">
          <table:table-cell table:formula="of:=COM.MICROSOFT.CONCAT(&quot;cliente&quot;;[.F399];&quot;@gcoop.coop&quot;)" office:value-type="string" office:string-value="cliente398@gcoop.coop" calcext:value-type="string">
            <text:p>cliente398@gcoop.coop</text:p>
          </table:table-cell>
          <table:table-cell table:formula="of:=COM.MICROSOFT.CONCAT(&quot;cliente_test&quot;;[.F399])" office:value-type="string" office:string-value="cliente_test398" calcext:value-type="string">
            <text:p>cliente_test39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Test 39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5</text:p>
          </table:table-cell>
        </table:table-row>
        <table:table-row table:style-name="ro1">
          <table:table-cell table:formula="of:=COM.MICROSOFT.CONCAT(&quot;cliente&quot;;[.F400];&quot;@gcoop.coop&quot;)" office:value-type="string" office:string-value="cliente399@gcoop.coop" calcext:value-type="string">
            <text:p>cliente399@gcoop.coop</text:p>
          </table:table-cell>
          <table:table-cell table:formula="of:=COM.MICROSOFT.CONCAT(&quot;cliente_test&quot;;[.F400])" office:value-type="string" office:string-value="cliente_test399" calcext:value-type="string">
            <text:p>cliente_test39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est 39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6</text:p>
          </table:table-cell>
        </table:table-row>
        <table:table-row table:style-name="ro1">
          <table:table-cell table:formula="of:=COM.MICROSOFT.CONCAT(&quot;cliente&quot;;[.F401];&quot;@gcoop.coop&quot;)" office:value-type="string" office:string-value="cliente400@gcoop.coop" calcext:value-type="string">
            <text:p>cliente400@gcoop.coop</text:p>
          </table:table-cell>
          <table:table-cell table:formula="of:=COM.MICROSOFT.CONCAT(&quot;cliente_test&quot;;[.F401])" office:value-type="string" office:string-value="cliente_test400" calcext:value-type="string">
            <text:p>cliente_test40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Test 39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7</text:p>
          </table:table-cell>
        </table:table-row>
        <table:table-row table:style-name="ro1">
          <table:table-cell table:formula="of:=COM.MICROSOFT.CONCAT(&quot;cliente&quot;;[.F402];&quot;@gcoop.coop&quot;)" office:value-type="string" office:string-value="cliente401@gcoop.coop" calcext:value-type="string">
            <text:p>cliente401@gcoop.coop</text:p>
          </table:table-cell>
          <table:table-cell table:formula="of:=COM.MICROSOFT.CONCAT(&quot;cliente_test&quot;;[.F402])" office:value-type="string" office:string-value="cliente_test401" calcext:value-type="string">
            <text:p>cliente_test40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Test 39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8</text:p>
          </table:table-cell>
        </table:table-row>
        <table:table-row table:style-name="ro1">
          <table:table-cell table:formula="of:=COM.MICROSOFT.CONCAT(&quot;cliente&quot;;[.F403];&quot;@gcoop.coop&quot;)" office:value-type="string" office:string-value="cliente402@gcoop.coop" calcext:value-type="string">
            <text:p>cliente402@gcoop.coop</text:p>
          </table:table-cell>
          <table:table-cell table:formula="of:=COM.MICROSOFT.CONCAT(&quot;cliente_test&quot;;[.F403])" office:value-type="string" office:string-value="cliente_test402" calcext:value-type="string">
            <text:p>cliente_test40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Test 40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39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39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399</text:p>
          </table:table-cell>
        </table:table-row>
        <table:table-row table:style-name="ro1">
          <table:table-cell table:formula="of:=COM.MICROSOFT.CONCAT(&quot;cliente&quot;;[.F404];&quot;@gcoop.coop&quot;)" office:value-type="string" office:string-value="cliente403@gcoop.coop" calcext:value-type="string">
            <text:p>cliente403@gcoop.coop</text:p>
          </table:table-cell>
          <table:table-cell table:formula="of:=COM.MICROSOFT.CONCAT(&quot;cliente_test&quot;;[.F404])" office:value-type="string" office:string-value="cliente_test403" calcext:value-type="string">
            <text:p>cliente_test40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st 40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0</text:p>
          </table:table-cell>
        </table:table-row>
        <table:table-row table:style-name="ro1">
          <table:table-cell table:formula="of:=COM.MICROSOFT.CONCAT(&quot;cliente&quot;;[.F405];&quot;@gcoop.coop&quot;)" office:value-type="string" office:string-value="cliente404@gcoop.coop" calcext:value-type="string">
            <text:p>cliente404@gcoop.coop</text:p>
          </table:table-cell>
          <table:table-cell table:formula="of:=COM.MICROSOFT.CONCAT(&quot;cliente_test&quot;;[.F405])" office:value-type="string" office:string-value="cliente_test404" calcext:value-type="string">
            <text:p>cliente_test40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Test 40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1</text:p>
          </table:table-cell>
        </table:table-row>
        <table:table-row table:style-name="ro1">
          <table:table-cell table:formula="of:=COM.MICROSOFT.CONCAT(&quot;cliente&quot;;[.F406];&quot;@gcoop.coop&quot;)" office:value-type="string" office:string-value="cliente405@gcoop.coop" calcext:value-type="string">
            <text:p>cliente405@gcoop.coop</text:p>
          </table:table-cell>
          <table:table-cell table:formula="of:=COM.MICROSOFT.CONCAT(&quot;cliente_test&quot;;[.F406])" office:value-type="string" office:string-value="cliente_test405" calcext:value-type="string">
            <text:p>cliente_test40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Test 40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2</text:p>
          </table:table-cell>
        </table:table-row>
        <table:table-row table:style-name="ro1">
          <table:table-cell table:formula="of:=COM.MICROSOFT.CONCAT(&quot;cliente&quot;;[.F407];&quot;@gcoop.coop&quot;)" office:value-type="string" office:string-value="cliente406@gcoop.coop" calcext:value-type="string">
            <text:p>cliente406@gcoop.coop</text:p>
          </table:table-cell>
          <table:table-cell table:formula="of:=COM.MICROSOFT.CONCAT(&quot;cliente_test&quot;;[.F407])" office:value-type="string" office:string-value="cliente_test406" calcext:value-type="string">
            <text:p>cliente_test40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Test 40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3</text:p>
          </table:table-cell>
        </table:table-row>
        <table:table-row table:style-name="ro1">
          <table:table-cell table:formula="of:=COM.MICROSOFT.CONCAT(&quot;cliente&quot;;[.F408];&quot;@gcoop.coop&quot;)" office:value-type="string" office:string-value="cliente407@gcoop.coop" calcext:value-type="string">
            <text:p>cliente407@gcoop.coop</text:p>
          </table:table-cell>
          <table:table-cell table:formula="of:=COM.MICROSOFT.CONCAT(&quot;cliente_test&quot;;[.F408])" office:value-type="string" office:string-value="cliente_test407" calcext:value-type="string">
            <text:p>cliente_test40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Test 40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4</text:p>
          </table:table-cell>
        </table:table-row>
        <table:table-row table:style-name="ro1">
          <table:table-cell table:formula="of:=COM.MICROSOFT.CONCAT(&quot;cliente&quot;;[.F409];&quot;@gcoop.coop&quot;)" office:value-type="string" office:string-value="cliente408@gcoop.coop" calcext:value-type="string">
            <text:p>cliente408@gcoop.coop</text:p>
          </table:table-cell>
          <table:table-cell table:formula="of:=COM.MICROSOFT.CONCAT(&quot;cliente_test&quot;;[.F409])" office:value-type="string" office:string-value="cliente_test408" calcext:value-type="string">
            <text:p>cliente_test40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Test 40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5</text:p>
          </table:table-cell>
        </table:table-row>
        <table:table-row table:style-name="ro1">
          <table:table-cell table:formula="of:=COM.MICROSOFT.CONCAT(&quot;cliente&quot;;[.F410];&quot;@gcoop.coop&quot;)" office:value-type="string" office:string-value="cliente409@gcoop.coop" calcext:value-type="string">
            <text:p>cliente409@gcoop.coop</text:p>
          </table:table-cell>
          <table:table-cell table:formula="of:=COM.MICROSOFT.CONCAT(&quot;cliente_test&quot;;[.F410])" office:value-type="string" office:string-value="cliente_test409" calcext:value-type="string">
            <text:p>cliente_test40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Test 40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6</text:p>
          </table:table-cell>
        </table:table-row>
        <table:table-row table:style-name="ro1">
          <table:table-cell table:formula="of:=COM.MICROSOFT.CONCAT(&quot;cliente&quot;;[.F411];&quot;@gcoop.coop&quot;)" office:value-type="string" office:string-value="cliente410@gcoop.coop" calcext:value-type="string">
            <text:p>cliente410@gcoop.coop</text:p>
          </table:table-cell>
          <table:table-cell table:formula="of:=COM.MICROSOFT.CONCAT(&quot;cliente_test&quot;;[.F411])" office:value-type="string" office:string-value="cliente_test410" calcext:value-type="string">
            <text:p>cliente_test41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st 40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7</text:p>
          </table:table-cell>
        </table:table-row>
        <table:table-row table:style-name="ro1">
          <table:table-cell table:formula="of:=COM.MICROSOFT.CONCAT(&quot;cliente&quot;;[.F412];&quot;@gcoop.coop&quot;)" office:value-type="string" office:string-value="cliente411@gcoop.coop" calcext:value-type="string">
            <text:p>cliente411@gcoop.coop</text:p>
          </table:table-cell>
          <table:table-cell table:formula="of:=COM.MICROSOFT.CONCAT(&quot;cliente_test&quot;;[.F412])" office:value-type="string" office:string-value="cliente_test411" calcext:value-type="string">
            <text:p>cliente_test41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Test 40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8</text:p>
          </table:table-cell>
        </table:table-row>
        <table:table-row table:style-name="ro1">
          <table:table-cell table:formula="of:=COM.MICROSOFT.CONCAT(&quot;cliente&quot;;[.F413];&quot;@gcoop.coop&quot;)" office:value-type="string" office:string-value="cliente412@gcoop.coop" calcext:value-type="string">
            <text:p>cliente412@gcoop.coop</text:p>
          </table:table-cell>
          <table:table-cell table:formula="of:=COM.MICROSOFT.CONCAT(&quot;cliente_test&quot;;[.F413])" office:value-type="string" office:string-value="cliente_test412" calcext:value-type="string">
            <text:p>cliente_test41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Test 41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0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09</text:p>
          </table:table-cell>
        </table:table-row>
        <table:table-row table:style-name="ro1">
          <table:table-cell table:formula="of:=COM.MICROSOFT.CONCAT(&quot;cliente&quot;;[.F414];&quot;@gcoop.coop&quot;)" office:value-type="string" office:string-value="cliente413@gcoop.coop" calcext:value-type="string">
            <text:p>cliente413@gcoop.coop</text:p>
          </table:table-cell>
          <table:table-cell table:formula="of:=COM.MICROSOFT.CONCAT(&quot;cliente_test&quot;;[.F414])" office:value-type="string" office:string-value="cliente_test413" calcext:value-type="string">
            <text:p>cliente_test41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Test 41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0</text:p>
          </table:table-cell>
        </table:table-row>
        <table:table-row table:style-name="ro1">
          <table:table-cell table:formula="of:=COM.MICROSOFT.CONCAT(&quot;cliente&quot;;[.F415];&quot;@gcoop.coop&quot;)" office:value-type="string" office:string-value="cliente414@gcoop.coop" calcext:value-type="string">
            <text:p>cliente414@gcoop.coop</text:p>
          </table:table-cell>
          <table:table-cell table:formula="of:=COM.MICROSOFT.CONCAT(&quot;cliente_test&quot;;[.F415])" office:value-type="string" office:string-value="cliente_test414" calcext:value-type="string">
            <text:p>cliente_test41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4</text:p>
          </table:table-cell>
          <table:table-cell office:value-type="string" calcext:value-type="string">
            <text:p>Test 41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1</text:p>
          </table:table-cell>
        </table:table-row>
        <table:table-row table:style-name="ro1">
          <table:table-cell table:formula="of:=COM.MICROSOFT.CONCAT(&quot;cliente&quot;;[.F416];&quot;@gcoop.coop&quot;)" office:value-type="string" office:string-value="cliente415@gcoop.coop" calcext:value-type="string">
            <text:p>cliente415@gcoop.coop</text:p>
          </table:table-cell>
          <table:table-cell table:formula="of:=COM.MICROSOFT.CONCAT(&quot;cliente_test&quot;;[.F416])" office:value-type="string" office:string-value="cliente_test415" calcext:value-type="string">
            <text:p>cliente_test41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Test 41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2</text:p>
          </table:table-cell>
        </table:table-row>
        <table:table-row table:style-name="ro1">
          <table:table-cell table:formula="of:=COM.MICROSOFT.CONCAT(&quot;cliente&quot;;[.F417];&quot;@gcoop.coop&quot;)" office:value-type="string" office:string-value="cliente416@gcoop.coop" calcext:value-type="string">
            <text:p>cliente416@gcoop.coop</text:p>
          </table:table-cell>
          <table:table-cell table:formula="of:=COM.MICROSOFT.CONCAT(&quot;cliente_test&quot;;[.F417])" office:value-type="string" office:string-value="cliente_test416" calcext:value-type="string">
            <text:p>cliente_test41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6</text:p>
          </table:table-cell>
          <table:table-cell office:value-type="string" calcext:value-type="string">
            <text:p>Test 41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3</text:p>
          </table:table-cell>
        </table:table-row>
        <table:table-row table:style-name="ro1">
          <table:table-cell table:formula="of:=COM.MICROSOFT.CONCAT(&quot;cliente&quot;;[.F418];&quot;@gcoop.coop&quot;)" office:value-type="string" office:string-value="cliente417@gcoop.coop" calcext:value-type="string">
            <text:p>cliente417@gcoop.coop</text:p>
          </table:table-cell>
          <table:table-cell table:formula="of:=COM.MICROSOFT.CONCAT(&quot;cliente_test&quot;;[.F418])" office:value-type="string" office:string-value="cliente_test417" calcext:value-type="string">
            <text:p>cliente_test41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Test 41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4</text:p>
          </table:table-cell>
        </table:table-row>
        <table:table-row table:style-name="ro1">
          <table:table-cell table:formula="of:=COM.MICROSOFT.CONCAT(&quot;cliente&quot;;[.F419];&quot;@gcoop.coop&quot;)" office:value-type="string" office:string-value="cliente418@gcoop.coop" calcext:value-type="string">
            <text:p>cliente418@gcoop.coop</text:p>
          </table:table-cell>
          <table:table-cell table:formula="of:=COM.MICROSOFT.CONCAT(&quot;cliente_test&quot;;[.F419])" office:value-type="string" office:string-value="cliente_test418" calcext:value-type="string">
            <text:p>cliente_test41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8</text:p>
          </table:table-cell>
          <table:table-cell office:value-type="string" calcext:value-type="string">
            <text:p>Test 41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5</text:p>
          </table:table-cell>
        </table:table-row>
        <table:table-row table:style-name="ro1">
          <table:table-cell table:formula="of:=COM.MICROSOFT.CONCAT(&quot;cliente&quot;;[.F420];&quot;@gcoop.coop&quot;)" office:value-type="string" office:string-value="cliente419@gcoop.coop" calcext:value-type="string">
            <text:p>cliente419@gcoop.coop</text:p>
          </table:table-cell>
          <table:table-cell table:formula="of:=COM.MICROSOFT.CONCAT(&quot;cliente_test&quot;;[.F420])" office:value-type="string" office:string-value="cliente_test419" calcext:value-type="string">
            <text:p>cliente_test41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Test 41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6</text:p>
          </table:table-cell>
        </table:table-row>
        <table:table-row table:style-name="ro1">
          <table:table-cell table:formula="of:=COM.MICROSOFT.CONCAT(&quot;cliente&quot;;[.F421];&quot;@gcoop.coop&quot;)" office:value-type="string" office:string-value="cliente420@gcoop.coop" calcext:value-type="string">
            <text:p>cliente420@gcoop.coop</text:p>
          </table:table-cell>
          <table:table-cell table:formula="of:=COM.MICROSOFT.CONCAT(&quot;cliente_test&quot;;[.F421])" office:value-type="string" office:string-value="cliente_test420" calcext:value-type="string">
            <text:p>cliente_test42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Test 41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7</text:p>
          </table:table-cell>
        </table:table-row>
        <table:table-row table:style-name="ro1">
          <table:table-cell table:formula="of:=COM.MICROSOFT.CONCAT(&quot;cliente&quot;;[.F422];&quot;@gcoop.coop&quot;)" office:value-type="string" office:string-value="cliente421@gcoop.coop" calcext:value-type="string">
            <text:p>cliente421@gcoop.coop</text:p>
          </table:table-cell>
          <table:table-cell table:formula="of:=COM.MICROSOFT.CONCAT(&quot;cliente_test&quot;;[.F422])" office:value-type="string" office:string-value="cliente_test421" calcext:value-type="string">
            <text:p>cliente_test42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Test 41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8</text:p>
          </table:table-cell>
        </table:table-row>
        <table:table-row table:style-name="ro1">
          <table:table-cell table:formula="of:=COM.MICROSOFT.CONCAT(&quot;cliente&quot;;[.F423];&quot;@gcoop.coop&quot;)" office:value-type="string" office:string-value="cliente422@gcoop.coop" calcext:value-type="string">
            <text:p>cliente422@gcoop.coop</text:p>
          </table:table-cell>
          <table:table-cell table:formula="of:=COM.MICROSOFT.CONCAT(&quot;cliente_test&quot;;[.F423])" office:value-type="string" office:string-value="cliente_test422" calcext:value-type="string">
            <text:p>cliente_test42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Test 42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1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19</text:p>
          </table:table-cell>
        </table:table-row>
        <table:table-row table:style-name="ro1">
          <table:table-cell table:formula="of:=COM.MICROSOFT.CONCAT(&quot;cliente&quot;;[.F424];&quot;@gcoop.coop&quot;)" office:value-type="string" office:string-value="cliente423@gcoop.coop" calcext:value-type="string">
            <text:p>cliente423@gcoop.coop</text:p>
          </table:table-cell>
          <table:table-cell table:formula="of:=COM.MICROSOFT.CONCAT(&quot;cliente_test&quot;;[.F424])" office:value-type="string" office:string-value="cliente_test423" calcext:value-type="string">
            <text:p>cliente_test42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Test 42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0</text:p>
          </table:table-cell>
        </table:table-row>
        <table:table-row table:style-name="ro1">
          <table:table-cell table:formula="of:=COM.MICROSOFT.CONCAT(&quot;cliente&quot;;[.F425];&quot;@gcoop.coop&quot;)" office:value-type="string" office:string-value="cliente424@gcoop.coop" calcext:value-type="string">
            <text:p>cliente424@gcoop.coop</text:p>
          </table:table-cell>
          <table:table-cell table:formula="of:=COM.MICROSOFT.CONCAT(&quot;cliente_test&quot;;[.F425])" office:value-type="string" office:string-value="cliente_test424" calcext:value-type="string">
            <text:p>cliente_test42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Test 42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1</text:p>
          </table:table-cell>
        </table:table-row>
        <table:table-row table:style-name="ro1">
          <table:table-cell table:formula="of:=COM.MICROSOFT.CONCAT(&quot;cliente&quot;;[.F426];&quot;@gcoop.coop&quot;)" office:value-type="string" office:string-value="cliente425@gcoop.coop" calcext:value-type="string">
            <text:p>cliente425@gcoop.coop</text:p>
          </table:table-cell>
          <table:table-cell table:formula="of:=COM.MICROSOFT.CONCAT(&quot;cliente_test&quot;;[.F426])" office:value-type="string" office:string-value="cliente_test425" calcext:value-type="string">
            <text:p>cliente_test42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Test 42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2</text:p>
          </table:table-cell>
        </table:table-row>
        <table:table-row table:style-name="ro1">
          <table:table-cell table:formula="of:=COM.MICROSOFT.CONCAT(&quot;cliente&quot;;[.F427];&quot;@gcoop.coop&quot;)" office:value-type="string" office:string-value="cliente426@gcoop.coop" calcext:value-type="string">
            <text:p>cliente426@gcoop.coop</text:p>
          </table:table-cell>
          <table:table-cell table:formula="of:=COM.MICROSOFT.CONCAT(&quot;cliente_test&quot;;[.F427])" office:value-type="string" office:string-value="cliente_test426" calcext:value-type="string">
            <text:p>cliente_test42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Test 42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3</text:p>
          </table:table-cell>
        </table:table-row>
        <table:table-row table:style-name="ro1">
          <table:table-cell table:formula="of:=COM.MICROSOFT.CONCAT(&quot;cliente&quot;;[.F428];&quot;@gcoop.coop&quot;)" office:value-type="string" office:string-value="cliente427@gcoop.coop" calcext:value-type="string">
            <text:p>cliente427@gcoop.coop</text:p>
          </table:table-cell>
          <table:table-cell table:formula="of:=COM.MICROSOFT.CONCAT(&quot;cliente_test&quot;;[.F428])" office:value-type="string" office:string-value="cliente_test427" calcext:value-type="string">
            <text:p>cliente_test42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Test 42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4</text:p>
          </table:table-cell>
        </table:table-row>
        <table:table-row table:style-name="ro1">
          <table:table-cell table:formula="of:=COM.MICROSOFT.CONCAT(&quot;cliente&quot;;[.F429];&quot;@gcoop.coop&quot;)" office:value-type="string" office:string-value="cliente428@gcoop.coop" calcext:value-type="string">
            <text:p>cliente428@gcoop.coop</text:p>
          </table:table-cell>
          <table:table-cell table:formula="of:=COM.MICROSOFT.CONCAT(&quot;cliente_test&quot;;[.F429])" office:value-type="string" office:string-value="cliente_test428" calcext:value-type="string">
            <text:p>cliente_test42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8</text:p>
          </table:table-cell>
          <table:table-cell office:value-type="string" calcext:value-type="string">
            <text:p>Test 42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5</text:p>
          </table:table-cell>
        </table:table-row>
        <table:table-row table:style-name="ro1">
          <table:table-cell table:formula="of:=COM.MICROSOFT.CONCAT(&quot;cliente&quot;;[.F430];&quot;@gcoop.coop&quot;)" office:value-type="string" office:string-value="cliente429@gcoop.coop" calcext:value-type="string">
            <text:p>cliente429@gcoop.coop</text:p>
          </table:table-cell>
          <table:table-cell table:formula="of:=COM.MICROSOFT.CONCAT(&quot;cliente_test&quot;;[.F430])" office:value-type="string" office:string-value="cliente_test429" calcext:value-type="string">
            <text:p>cliente_test42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Test 42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6</text:p>
          </table:table-cell>
        </table:table-row>
        <table:table-row table:style-name="ro1">
          <table:table-cell table:formula="of:=COM.MICROSOFT.CONCAT(&quot;cliente&quot;;[.F431];&quot;@gcoop.coop&quot;)" office:value-type="string" office:string-value="cliente430@gcoop.coop" calcext:value-type="string">
            <text:p>cliente430@gcoop.coop</text:p>
          </table:table-cell>
          <table:table-cell table:formula="of:=COM.MICROSOFT.CONCAT(&quot;cliente_test&quot;;[.F431])" office:value-type="string" office:string-value="cliente_test430" calcext:value-type="string">
            <text:p>cliente_test43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Test 42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7</text:p>
          </table:table-cell>
        </table:table-row>
        <table:table-row table:style-name="ro1">
          <table:table-cell table:formula="of:=COM.MICROSOFT.CONCAT(&quot;cliente&quot;;[.F432];&quot;@gcoop.coop&quot;)" office:value-type="string" office:string-value="cliente431@gcoop.coop" calcext:value-type="string">
            <text:p>cliente431@gcoop.coop</text:p>
          </table:table-cell>
          <table:table-cell table:formula="of:=COM.MICROSOFT.CONCAT(&quot;cliente_test&quot;;[.F432])" office:value-type="string" office:string-value="cliente_test431" calcext:value-type="string">
            <text:p>cliente_test43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Test 42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8</text:p>
          </table:table-cell>
        </table:table-row>
        <table:table-row table:style-name="ro1">
          <table:table-cell table:formula="of:=COM.MICROSOFT.CONCAT(&quot;cliente&quot;;[.F433];&quot;@gcoop.coop&quot;)" office:value-type="string" office:string-value="cliente432@gcoop.coop" calcext:value-type="string">
            <text:p>cliente432@gcoop.coop</text:p>
          </table:table-cell>
          <table:table-cell table:formula="of:=COM.MICROSOFT.CONCAT(&quot;cliente_test&quot;;[.F433])" office:value-type="string" office:string-value="cliente_test432" calcext:value-type="string">
            <text:p>cliente_test43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Test 43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2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29</text:p>
          </table:table-cell>
        </table:table-row>
        <table:table-row table:style-name="ro1">
          <table:table-cell table:formula="of:=COM.MICROSOFT.CONCAT(&quot;cliente&quot;;[.F434];&quot;@gcoop.coop&quot;)" office:value-type="string" office:string-value="cliente433@gcoop.coop" calcext:value-type="string">
            <text:p>cliente433@gcoop.coop</text:p>
          </table:table-cell>
          <table:table-cell table:formula="of:=COM.MICROSOFT.CONCAT(&quot;cliente_test&quot;;[.F434])" office:value-type="string" office:string-value="cliente_test433" calcext:value-type="string">
            <text:p>cliente_test43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Test 43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0</text:p>
          </table:table-cell>
        </table:table-row>
        <table:table-row table:style-name="ro1">
          <table:table-cell table:formula="of:=COM.MICROSOFT.CONCAT(&quot;cliente&quot;;[.F435];&quot;@gcoop.coop&quot;)" office:value-type="string" office:string-value="cliente434@gcoop.coop" calcext:value-type="string">
            <text:p>cliente434@gcoop.coop</text:p>
          </table:table-cell>
          <table:table-cell table:formula="of:=COM.MICROSOFT.CONCAT(&quot;cliente_test&quot;;[.F435])" office:value-type="string" office:string-value="cliente_test434" calcext:value-type="string">
            <text:p>cliente_test43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Test 43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1</text:p>
          </table:table-cell>
        </table:table-row>
        <table:table-row table:style-name="ro1">
          <table:table-cell table:formula="of:=COM.MICROSOFT.CONCAT(&quot;cliente&quot;;[.F436];&quot;@gcoop.coop&quot;)" office:value-type="string" office:string-value="cliente435@gcoop.coop" calcext:value-type="string">
            <text:p>cliente435@gcoop.coop</text:p>
          </table:table-cell>
          <table:table-cell table:formula="of:=COM.MICROSOFT.CONCAT(&quot;cliente_test&quot;;[.F436])" office:value-type="string" office:string-value="cliente_test435" calcext:value-type="string">
            <text:p>cliente_test43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Test 43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2</text:p>
          </table:table-cell>
        </table:table-row>
        <table:table-row table:style-name="ro1">
          <table:table-cell table:formula="of:=COM.MICROSOFT.CONCAT(&quot;cliente&quot;;[.F437];&quot;@gcoop.coop&quot;)" office:value-type="string" office:string-value="cliente436@gcoop.coop" calcext:value-type="string">
            <text:p>cliente436@gcoop.coop</text:p>
          </table:table-cell>
          <table:table-cell table:formula="of:=COM.MICROSOFT.CONCAT(&quot;cliente_test&quot;;[.F437])" office:value-type="string" office:string-value="cliente_test436" calcext:value-type="string">
            <text:p>cliente_test43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Test 43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3</text:p>
          </table:table-cell>
        </table:table-row>
        <table:table-row table:style-name="ro1">
          <table:table-cell table:formula="of:=COM.MICROSOFT.CONCAT(&quot;cliente&quot;;[.F438];&quot;@gcoop.coop&quot;)" office:value-type="string" office:string-value="cliente437@gcoop.coop" calcext:value-type="string">
            <text:p>cliente437@gcoop.coop</text:p>
          </table:table-cell>
          <table:table-cell table:formula="of:=COM.MICROSOFT.CONCAT(&quot;cliente_test&quot;;[.F438])" office:value-type="string" office:string-value="cliente_test437" calcext:value-type="string">
            <text:p>cliente_test43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Test 43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4</text:p>
          </table:table-cell>
        </table:table-row>
        <table:table-row table:style-name="ro1">
          <table:table-cell table:formula="of:=COM.MICROSOFT.CONCAT(&quot;cliente&quot;;[.F439];&quot;@gcoop.coop&quot;)" office:value-type="string" office:string-value="cliente438@gcoop.coop" calcext:value-type="string">
            <text:p>cliente438@gcoop.coop</text:p>
          </table:table-cell>
          <table:table-cell table:formula="of:=COM.MICROSOFT.CONCAT(&quot;cliente_test&quot;;[.F439])" office:value-type="string" office:string-value="cliente_test438" calcext:value-type="string">
            <text:p>cliente_test43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Test 43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5</text:p>
          </table:table-cell>
        </table:table-row>
        <table:table-row table:style-name="ro1">
          <table:table-cell table:formula="of:=COM.MICROSOFT.CONCAT(&quot;cliente&quot;;[.F440];&quot;@gcoop.coop&quot;)" office:value-type="string" office:string-value="cliente439@gcoop.coop" calcext:value-type="string">
            <text:p>cliente439@gcoop.coop</text:p>
          </table:table-cell>
          <table:table-cell table:formula="of:=COM.MICROSOFT.CONCAT(&quot;cliente_test&quot;;[.F440])" office:value-type="string" office:string-value="cliente_test439" calcext:value-type="string">
            <text:p>cliente_test43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Test 43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6</text:p>
          </table:table-cell>
        </table:table-row>
        <table:table-row table:style-name="ro1">
          <table:table-cell table:formula="of:=COM.MICROSOFT.CONCAT(&quot;cliente&quot;;[.F441];&quot;@gcoop.coop&quot;)" office:value-type="string" office:string-value="cliente440@gcoop.coop" calcext:value-type="string">
            <text:p>cliente440@gcoop.coop</text:p>
          </table:table-cell>
          <table:table-cell table:formula="of:=COM.MICROSOFT.CONCAT(&quot;cliente_test&quot;;[.F441])" office:value-type="string" office:string-value="cliente_test440" calcext:value-type="string">
            <text:p>cliente_test44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Test 43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7</text:p>
          </table:table-cell>
        </table:table-row>
        <table:table-row table:style-name="ro1">
          <table:table-cell table:formula="of:=COM.MICROSOFT.CONCAT(&quot;cliente&quot;;[.F442];&quot;@gcoop.coop&quot;)" office:value-type="string" office:string-value="cliente441@gcoop.coop" calcext:value-type="string">
            <text:p>cliente441@gcoop.coop</text:p>
          </table:table-cell>
          <table:table-cell table:formula="of:=COM.MICROSOFT.CONCAT(&quot;cliente_test&quot;;[.F442])" office:value-type="string" office:string-value="cliente_test441" calcext:value-type="string">
            <text:p>cliente_test44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Test 43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8</text:p>
          </table:table-cell>
        </table:table-row>
        <table:table-row table:style-name="ro1">
          <table:table-cell table:formula="of:=COM.MICROSOFT.CONCAT(&quot;cliente&quot;;[.F443];&quot;@gcoop.coop&quot;)" office:value-type="string" office:string-value="cliente442@gcoop.coop" calcext:value-type="string">
            <text:p>cliente442@gcoop.coop</text:p>
          </table:table-cell>
          <table:table-cell table:formula="of:=COM.MICROSOFT.CONCAT(&quot;cliente_test&quot;;[.F443])" office:value-type="string" office:string-value="cliente_test442" calcext:value-type="string">
            <text:p>cliente_test44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Test 44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3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39</text:p>
          </table:table-cell>
        </table:table-row>
        <table:table-row table:style-name="ro1">
          <table:table-cell table:formula="of:=COM.MICROSOFT.CONCAT(&quot;cliente&quot;;[.F444];&quot;@gcoop.coop&quot;)" office:value-type="string" office:string-value="cliente443@gcoop.coop" calcext:value-type="string">
            <text:p>cliente443@gcoop.coop</text:p>
          </table:table-cell>
          <table:table-cell table:formula="of:=COM.MICROSOFT.CONCAT(&quot;cliente_test&quot;;[.F444])" office:value-type="string" office:string-value="cliente_test443" calcext:value-type="string">
            <text:p>cliente_test44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Test 44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0</text:p>
          </table:table-cell>
        </table:table-row>
        <table:table-row table:style-name="ro1">
          <table:table-cell table:formula="of:=COM.MICROSOFT.CONCAT(&quot;cliente&quot;;[.F445];&quot;@gcoop.coop&quot;)" office:value-type="string" office:string-value="cliente444@gcoop.coop" calcext:value-type="string">
            <text:p>cliente444@gcoop.coop</text:p>
          </table:table-cell>
          <table:table-cell table:formula="of:=COM.MICROSOFT.CONCAT(&quot;cliente_test&quot;;[.F445])" office:value-type="string" office:string-value="cliente_test444" calcext:value-type="string">
            <text:p>cliente_test44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Test 44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1</text:p>
          </table:table-cell>
        </table:table-row>
        <table:table-row table:style-name="ro1">
          <table:table-cell table:formula="of:=COM.MICROSOFT.CONCAT(&quot;cliente&quot;;[.F446];&quot;@gcoop.coop&quot;)" office:value-type="string" office:string-value="cliente445@gcoop.coop" calcext:value-type="string">
            <text:p>cliente445@gcoop.coop</text:p>
          </table:table-cell>
          <table:table-cell table:formula="of:=COM.MICROSOFT.CONCAT(&quot;cliente_test&quot;;[.F446])" office:value-type="string" office:string-value="cliente_test445" calcext:value-type="string">
            <text:p>cliente_test44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Test 44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2</text:p>
          </table:table-cell>
        </table:table-row>
        <table:table-row table:style-name="ro1">
          <table:table-cell table:formula="of:=COM.MICROSOFT.CONCAT(&quot;cliente&quot;;[.F447];&quot;@gcoop.coop&quot;)" office:value-type="string" office:string-value="cliente446@gcoop.coop" calcext:value-type="string">
            <text:p>cliente446@gcoop.coop</text:p>
          </table:table-cell>
          <table:table-cell table:formula="of:=COM.MICROSOFT.CONCAT(&quot;cliente_test&quot;;[.F447])" office:value-type="string" office:string-value="cliente_test446" calcext:value-type="string">
            <text:p>cliente_test44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6</text:p>
          </table:table-cell>
          <table:table-cell office:value-type="string" calcext:value-type="string">
            <text:p>Test 44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3</text:p>
          </table:table-cell>
        </table:table-row>
        <table:table-row table:style-name="ro1">
          <table:table-cell table:formula="of:=COM.MICROSOFT.CONCAT(&quot;cliente&quot;;[.F448];&quot;@gcoop.coop&quot;)" office:value-type="string" office:string-value="cliente447@gcoop.coop" calcext:value-type="string">
            <text:p>cliente447@gcoop.coop</text:p>
          </table:table-cell>
          <table:table-cell table:formula="of:=COM.MICROSOFT.CONCAT(&quot;cliente_test&quot;;[.F448])" office:value-type="string" office:string-value="cliente_test447" calcext:value-type="string">
            <text:p>cliente_test44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7</text:p>
          </table:table-cell>
          <table:table-cell office:value-type="string" calcext:value-type="string">
            <text:p>Test 44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4</text:p>
          </table:table-cell>
        </table:table-row>
        <table:table-row table:style-name="ro1">
          <table:table-cell table:formula="of:=COM.MICROSOFT.CONCAT(&quot;cliente&quot;;[.F449];&quot;@gcoop.coop&quot;)" office:value-type="string" office:string-value="cliente448@gcoop.coop" calcext:value-type="string">
            <text:p>cliente448@gcoop.coop</text:p>
          </table:table-cell>
          <table:table-cell table:formula="of:=COM.MICROSOFT.CONCAT(&quot;cliente_test&quot;;[.F449])" office:value-type="string" office:string-value="cliente_test448" calcext:value-type="string">
            <text:p>cliente_test44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Test 44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5</text:p>
          </table:table-cell>
        </table:table-row>
        <table:table-row table:style-name="ro1">
          <table:table-cell table:formula="of:=COM.MICROSOFT.CONCAT(&quot;cliente&quot;;[.F450];&quot;@gcoop.coop&quot;)" office:value-type="string" office:string-value="cliente449@gcoop.coop" calcext:value-type="string">
            <text:p>cliente449@gcoop.coop</text:p>
          </table:table-cell>
          <table:table-cell table:formula="of:=COM.MICROSOFT.CONCAT(&quot;cliente_test&quot;;[.F450])" office:value-type="string" office:string-value="cliente_test449" calcext:value-type="string">
            <text:p>cliente_test44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Test 44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6</text:p>
          </table:table-cell>
        </table:table-row>
        <table:table-row table:style-name="ro1">
          <table:table-cell table:formula="of:=COM.MICROSOFT.CONCAT(&quot;cliente&quot;;[.F451];&quot;@gcoop.coop&quot;)" office:value-type="string" office:string-value="cliente450@gcoop.coop" calcext:value-type="string">
            <text:p>cliente450@gcoop.coop</text:p>
          </table:table-cell>
          <table:table-cell table:formula="of:=COM.MICROSOFT.CONCAT(&quot;cliente_test&quot;;[.F451])" office:value-type="string" office:string-value="cliente_test450" calcext:value-type="string">
            <text:p>cliente_test45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Test 44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7</text:p>
          </table:table-cell>
        </table:table-row>
        <table:table-row table:style-name="ro1">
          <table:table-cell table:formula="of:=COM.MICROSOFT.CONCAT(&quot;cliente&quot;;[.F452];&quot;@gcoop.coop&quot;)" office:value-type="string" office:string-value="cliente451@gcoop.coop" calcext:value-type="string">
            <text:p>cliente451@gcoop.coop</text:p>
          </table:table-cell>
          <table:table-cell table:formula="of:=COM.MICROSOFT.CONCAT(&quot;cliente_test&quot;;[.F452])" office:value-type="string" office:string-value="cliente_test451" calcext:value-type="string">
            <text:p>cliente_test45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Test 44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8</text:p>
          </table:table-cell>
        </table:table-row>
        <table:table-row table:style-name="ro1">
          <table:table-cell table:formula="of:=COM.MICROSOFT.CONCAT(&quot;cliente&quot;;[.F453];&quot;@gcoop.coop&quot;)" office:value-type="string" office:string-value="cliente452@gcoop.coop" calcext:value-type="string">
            <text:p>cliente452@gcoop.coop</text:p>
          </table:table-cell>
          <table:table-cell table:formula="of:=COM.MICROSOFT.CONCAT(&quot;cliente_test&quot;;[.F453])" office:value-type="string" office:string-value="cliente_test452" calcext:value-type="string">
            <text:p>cliente_test45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Test 45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4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49</text:p>
          </table:table-cell>
        </table:table-row>
        <table:table-row table:style-name="ro1">
          <table:table-cell table:formula="of:=COM.MICROSOFT.CONCAT(&quot;cliente&quot;;[.F454];&quot;@gcoop.coop&quot;)" office:value-type="string" office:string-value="cliente453@gcoop.coop" calcext:value-type="string">
            <text:p>cliente453@gcoop.coop</text:p>
          </table:table-cell>
          <table:table-cell table:formula="of:=COM.MICROSOFT.CONCAT(&quot;cliente_test&quot;;[.F454])" office:value-type="string" office:string-value="cliente_test453" calcext:value-type="string">
            <text:p>cliente_test45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3</text:p>
          </table:table-cell>
          <table:table-cell office:value-type="string" calcext:value-type="string">
            <text:p>Test 45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0</text:p>
          </table:table-cell>
        </table:table-row>
        <table:table-row table:style-name="ro1">
          <table:table-cell table:formula="of:=COM.MICROSOFT.CONCAT(&quot;cliente&quot;;[.F455];&quot;@gcoop.coop&quot;)" office:value-type="string" office:string-value="cliente454@gcoop.coop" calcext:value-type="string">
            <text:p>cliente454@gcoop.coop</text:p>
          </table:table-cell>
          <table:table-cell table:formula="of:=COM.MICROSOFT.CONCAT(&quot;cliente_test&quot;;[.F455])" office:value-type="string" office:string-value="cliente_test454" calcext:value-type="string">
            <text:p>cliente_test45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Test 45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1</text:p>
          </table:table-cell>
        </table:table-row>
        <table:table-row table:style-name="ro1">
          <table:table-cell table:formula="of:=COM.MICROSOFT.CONCAT(&quot;cliente&quot;;[.F456];&quot;@gcoop.coop&quot;)" office:value-type="string" office:string-value="cliente455@gcoop.coop" calcext:value-type="string">
            <text:p>cliente455@gcoop.coop</text:p>
          </table:table-cell>
          <table:table-cell table:formula="of:=COM.MICROSOFT.CONCAT(&quot;cliente_test&quot;;[.F456])" office:value-type="string" office:string-value="cliente_test455" calcext:value-type="string">
            <text:p>cliente_test45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Test 45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2</text:p>
          </table:table-cell>
        </table:table-row>
        <table:table-row table:style-name="ro1">
          <table:table-cell table:formula="of:=COM.MICROSOFT.CONCAT(&quot;cliente&quot;;[.F457];&quot;@gcoop.coop&quot;)" office:value-type="string" office:string-value="cliente456@gcoop.coop" calcext:value-type="string">
            <text:p>cliente456@gcoop.coop</text:p>
          </table:table-cell>
          <table:table-cell table:formula="of:=COM.MICROSOFT.CONCAT(&quot;cliente_test&quot;;[.F457])" office:value-type="string" office:string-value="cliente_test456" calcext:value-type="string">
            <text:p>cliente_test45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6</text:p>
          </table:table-cell>
          <table:table-cell office:value-type="string" calcext:value-type="string">
            <text:p>Test 45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3</text:p>
          </table:table-cell>
        </table:table-row>
        <table:table-row table:style-name="ro1">
          <table:table-cell table:formula="of:=COM.MICROSOFT.CONCAT(&quot;cliente&quot;;[.F458];&quot;@gcoop.coop&quot;)" office:value-type="string" office:string-value="cliente457@gcoop.coop" calcext:value-type="string">
            <text:p>cliente457@gcoop.coop</text:p>
          </table:table-cell>
          <table:table-cell table:formula="of:=COM.MICROSOFT.CONCAT(&quot;cliente_test&quot;;[.F458])" office:value-type="string" office:string-value="cliente_test457" calcext:value-type="string">
            <text:p>cliente_test45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7</text:p>
          </table:table-cell>
          <table:table-cell office:value-type="string" calcext:value-type="string">
            <text:p>Test 45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4</text:p>
          </table:table-cell>
        </table:table-row>
        <table:table-row table:style-name="ro1">
          <table:table-cell table:formula="of:=COM.MICROSOFT.CONCAT(&quot;cliente&quot;;[.F459];&quot;@gcoop.coop&quot;)" office:value-type="string" office:string-value="cliente458@gcoop.coop" calcext:value-type="string">
            <text:p>cliente458@gcoop.coop</text:p>
          </table:table-cell>
          <table:table-cell table:formula="of:=COM.MICROSOFT.CONCAT(&quot;cliente_test&quot;;[.F459])" office:value-type="string" office:string-value="cliente_test458" calcext:value-type="string">
            <text:p>cliente_test45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Test 45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5</text:p>
          </table:table-cell>
        </table:table-row>
        <table:table-row table:style-name="ro1">
          <table:table-cell table:formula="of:=COM.MICROSOFT.CONCAT(&quot;cliente&quot;;[.F460];&quot;@gcoop.coop&quot;)" office:value-type="string" office:string-value="cliente459@gcoop.coop" calcext:value-type="string">
            <text:p>cliente459@gcoop.coop</text:p>
          </table:table-cell>
          <table:table-cell table:formula="of:=COM.MICROSOFT.CONCAT(&quot;cliente_test&quot;;[.F460])" office:value-type="string" office:string-value="cliente_test459" calcext:value-type="string">
            <text:p>cliente_test45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Test 45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6</text:p>
          </table:table-cell>
        </table:table-row>
        <table:table-row table:style-name="ro1">
          <table:table-cell table:formula="of:=COM.MICROSOFT.CONCAT(&quot;cliente&quot;;[.F461];&quot;@gcoop.coop&quot;)" office:value-type="string" office:string-value="cliente460@gcoop.coop" calcext:value-type="string">
            <text:p>cliente460@gcoop.coop</text:p>
          </table:table-cell>
          <table:table-cell table:formula="of:=COM.MICROSOFT.CONCAT(&quot;cliente_test&quot;;[.F461])" office:value-type="string" office:string-value="cliente_test460" calcext:value-type="string">
            <text:p>cliente_test46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Test 45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7</text:p>
          </table:table-cell>
        </table:table-row>
        <table:table-row table:style-name="ro1">
          <table:table-cell table:formula="of:=COM.MICROSOFT.CONCAT(&quot;cliente&quot;;[.F462];&quot;@gcoop.coop&quot;)" office:value-type="string" office:string-value="cliente461@gcoop.coop" calcext:value-type="string">
            <text:p>cliente461@gcoop.coop</text:p>
          </table:table-cell>
          <table:table-cell table:formula="of:=COM.MICROSOFT.CONCAT(&quot;cliente_test&quot;;[.F462])" office:value-type="string" office:string-value="cliente_test461" calcext:value-type="string">
            <text:p>cliente_test46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Test 45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8</text:p>
          </table:table-cell>
        </table:table-row>
        <table:table-row table:style-name="ro1">
          <table:table-cell table:formula="of:=COM.MICROSOFT.CONCAT(&quot;cliente&quot;;[.F463];&quot;@gcoop.coop&quot;)" office:value-type="string" office:string-value="cliente462@gcoop.coop" calcext:value-type="string">
            <text:p>cliente462@gcoop.coop</text:p>
          </table:table-cell>
          <table:table-cell table:formula="of:=COM.MICROSOFT.CONCAT(&quot;cliente_test&quot;;[.F463])" office:value-type="string" office:string-value="cliente_test462" calcext:value-type="string">
            <text:p>cliente_test46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Test 46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5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59</text:p>
          </table:table-cell>
        </table:table-row>
        <table:table-row table:style-name="ro1">
          <table:table-cell table:formula="of:=COM.MICROSOFT.CONCAT(&quot;cliente&quot;;[.F464];&quot;@gcoop.coop&quot;)" office:value-type="string" office:string-value="cliente463@gcoop.coop" calcext:value-type="string">
            <text:p>cliente463@gcoop.coop</text:p>
          </table:table-cell>
          <table:table-cell table:formula="of:=COM.MICROSOFT.CONCAT(&quot;cliente_test&quot;;[.F464])" office:value-type="string" office:string-value="cliente_test463" calcext:value-type="string">
            <text:p>cliente_test46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3</text:p>
          </table:table-cell>
          <table:table-cell office:value-type="string" calcext:value-type="string">
            <text:p>Test 46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0</text:p>
          </table:table-cell>
        </table:table-row>
        <table:table-row table:style-name="ro1">
          <table:table-cell table:formula="of:=COM.MICROSOFT.CONCAT(&quot;cliente&quot;;[.F465];&quot;@gcoop.coop&quot;)" office:value-type="string" office:string-value="cliente464@gcoop.coop" calcext:value-type="string">
            <text:p>cliente464@gcoop.coop</text:p>
          </table:table-cell>
          <table:table-cell table:formula="of:=COM.MICROSOFT.CONCAT(&quot;cliente_test&quot;;[.F465])" office:value-type="string" office:string-value="cliente_test464" calcext:value-type="string">
            <text:p>cliente_test46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4</text:p>
          </table:table-cell>
          <table:table-cell office:value-type="string" calcext:value-type="string">
            <text:p>Test 46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1</text:p>
          </table:table-cell>
        </table:table-row>
        <table:table-row table:style-name="ro1">
          <table:table-cell table:formula="of:=COM.MICROSOFT.CONCAT(&quot;cliente&quot;;[.F466];&quot;@gcoop.coop&quot;)" office:value-type="string" office:string-value="cliente465@gcoop.coop" calcext:value-type="string">
            <text:p>cliente465@gcoop.coop</text:p>
          </table:table-cell>
          <table:table-cell table:formula="of:=COM.MICROSOFT.CONCAT(&quot;cliente_test&quot;;[.F466])" office:value-type="string" office:string-value="cliente_test465" calcext:value-type="string">
            <text:p>cliente_test46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5</text:p>
          </table:table-cell>
          <table:table-cell office:value-type="string" calcext:value-type="string">
            <text:p>Test 46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2</text:p>
          </table:table-cell>
        </table:table-row>
        <table:table-row table:style-name="ro1">
          <table:table-cell table:formula="of:=COM.MICROSOFT.CONCAT(&quot;cliente&quot;;[.F467];&quot;@gcoop.coop&quot;)" office:value-type="string" office:string-value="cliente466@gcoop.coop" calcext:value-type="string">
            <text:p>cliente466@gcoop.coop</text:p>
          </table:table-cell>
          <table:table-cell table:formula="of:=COM.MICROSOFT.CONCAT(&quot;cliente_test&quot;;[.F467])" office:value-type="string" office:string-value="cliente_test466" calcext:value-type="string">
            <text:p>cliente_test46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Test 46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3</text:p>
          </table:table-cell>
        </table:table-row>
        <table:table-row table:style-name="ro1">
          <table:table-cell table:formula="of:=COM.MICROSOFT.CONCAT(&quot;cliente&quot;;[.F468];&quot;@gcoop.coop&quot;)" office:value-type="string" office:string-value="cliente467@gcoop.coop" calcext:value-type="string">
            <text:p>cliente467@gcoop.coop</text:p>
          </table:table-cell>
          <table:table-cell table:formula="of:=COM.MICROSOFT.CONCAT(&quot;cliente_test&quot;;[.F468])" office:value-type="string" office:string-value="cliente_test467" calcext:value-type="string">
            <text:p>cliente_test46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Test 46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4</text:p>
          </table:table-cell>
        </table:table-row>
        <table:table-row table:style-name="ro1">
          <table:table-cell table:formula="of:=COM.MICROSOFT.CONCAT(&quot;cliente&quot;;[.F469];&quot;@gcoop.coop&quot;)" office:value-type="string" office:string-value="cliente468@gcoop.coop" calcext:value-type="string">
            <text:p>cliente468@gcoop.coop</text:p>
          </table:table-cell>
          <table:table-cell table:formula="of:=COM.MICROSOFT.CONCAT(&quot;cliente_test&quot;;[.F469])" office:value-type="string" office:string-value="cliente_test468" calcext:value-type="string">
            <text:p>cliente_test46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Test 46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5</text:p>
          </table:table-cell>
        </table:table-row>
        <table:table-row table:style-name="ro1">
          <table:table-cell table:formula="of:=COM.MICROSOFT.CONCAT(&quot;cliente&quot;;[.F470];&quot;@gcoop.coop&quot;)" office:value-type="string" office:string-value="cliente469@gcoop.coop" calcext:value-type="string">
            <text:p>cliente469@gcoop.coop</text:p>
          </table:table-cell>
          <table:table-cell table:formula="of:=COM.MICROSOFT.CONCAT(&quot;cliente_test&quot;;[.F470])" office:value-type="string" office:string-value="cliente_test469" calcext:value-type="string">
            <text:p>cliente_test46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Test 46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6</text:p>
          </table:table-cell>
        </table:table-row>
        <table:table-row table:style-name="ro1">
          <table:table-cell table:formula="of:=COM.MICROSOFT.CONCAT(&quot;cliente&quot;;[.F471];&quot;@gcoop.coop&quot;)" office:value-type="string" office:string-value="cliente470@gcoop.coop" calcext:value-type="string">
            <text:p>cliente470@gcoop.coop</text:p>
          </table:table-cell>
          <table:table-cell table:formula="of:=COM.MICROSOFT.CONCAT(&quot;cliente_test&quot;;[.F471])" office:value-type="string" office:string-value="cliente_test470" calcext:value-type="string">
            <text:p>cliente_test47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Test 46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7</text:p>
          </table:table-cell>
        </table:table-row>
        <table:table-row table:style-name="ro1">
          <table:table-cell table:formula="of:=COM.MICROSOFT.CONCAT(&quot;cliente&quot;;[.F472];&quot;@gcoop.coop&quot;)" office:value-type="string" office:string-value="cliente471@gcoop.coop" calcext:value-type="string">
            <text:p>cliente471@gcoop.coop</text:p>
          </table:table-cell>
          <table:table-cell table:formula="of:=COM.MICROSOFT.CONCAT(&quot;cliente_test&quot;;[.F472])" office:value-type="string" office:string-value="cliente_test471" calcext:value-type="string">
            <text:p>cliente_test47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Test 46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8</text:p>
          </table:table-cell>
        </table:table-row>
        <table:table-row table:style-name="ro1">
          <table:table-cell table:formula="of:=COM.MICROSOFT.CONCAT(&quot;cliente&quot;;[.F473];&quot;@gcoop.coop&quot;)" office:value-type="string" office:string-value="cliente472@gcoop.coop" calcext:value-type="string">
            <text:p>cliente472@gcoop.coop</text:p>
          </table:table-cell>
          <table:table-cell table:formula="of:=COM.MICROSOFT.CONCAT(&quot;cliente_test&quot;;[.F473])" office:value-type="string" office:string-value="cliente_test472" calcext:value-type="string">
            <text:p>cliente_test47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2</text:p>
          </table:table-cell>
          <table:table-cell office:value-type="string" calcext:value-type="string">
            <text:p>Test 47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6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69</text:p>
          </table:table-cell>
        </table:table-row>
        <table:table-row table:style-name="ro1">
          <table:table-cell table:formula="of:=COM.MICROSOFT.CONCAT(&quot;cliente&quot;;[.F474];&quot;@gcoop.coop&quot;)" office:value-type="string" office:string-value="cliente473@gcoop.coop" calcext:value-type="string">
            <text:p>cliente473@gcoop.coop</text:p>
          </table:table-cell>
          <table:table-cell table:formula="of:=COM.MICROSOFT.CONCAT(&quot;cliente_test&quot;;[.F474])" office:value-type="string" office:string-value="cliente_test473" calcext:value-type="string">
            <text:p>cliente_test47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Test 47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0</text:p>
          </table:table-cell>
        </table:table-row>
        <table:table-row table:style-name="ro1">
          <table:table-cell table:formula="of:=COM.MICROSOFT.CONCAT(&quot;cliente&quot;;[.F475];&quot;@gcoop.coop&quot;)" office:value-type="string" office:string-value="cliente474@gcoop.coop" calcext:value-type="string">
            <text:p>cliente474@gcoop.coop</text:p>
          </table:table-cell>
          <table:table-cell table:formula="of:=COM.MICROSOFT.CONCAT(&quot;cliente_test&quot;;[.F475])" office:value-type="string" office:string-value="cliente_test474" calcext:value-type="string">
            <text:p>cliente_test47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Test 47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1</text:p>
          </table:table-cell>
        </table:table-row>
        <table:table-row table:style-name="ro1">
          <table:table-cell table:formula="of:=COM.MICROSOFT.CONCAT(&quot;cliente&quot;;[.F476];&quot;@gcoop.coop&quot;)" office:value-type="string" office:string-value="cliente475@gcoop.coop" calcext:value-type="string">
            <text:p>cliente475@gcoop.coop</text:p>
          </table:table-cell>
          <table:table-cell table:formula="of:=COM.MICROSOFT.CONCAT(&quot;cliente_test&quot;;[.F476])" office:value-type="string" office:string-value="cliente_test475" calcext:value-type="string">
            <text:p>cliente_test47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Test 47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2</text:p>
          </table:table-cell>
        </table:table-row>
        <table:table-row table:style-name="ro1">
          <table:table-cell table:formula="of:=COM.MICROSOFT.CONCAT(&quot;cliente&quot;;[.F477];&quot;@gcoop.coop&quot;)" office:value-type="string" office:string-value="cliente476@gcoop.coop" calcext:value-type="string">
            <text:p>cliente476@gcoop.coop</text:p>
          </table:table-cell>
          <table:table-cell table:formula="of:=COM.MICROSOFT.CONCAT(&quot;cliente_test&quot;;[.F477])" office:value-type="string" office:string-value="cliente_test476" calcext:value-type="string">
            <text:p>cliente_test47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Test 47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3</text:p>
          </table:table-cell>
        </table:table-row>
        <table:table-row table:style-name="ro1">
          <table:table-cell table:formula="of:=COM.MICROSOFT.CONCAT(&quot;cliente&quot;;[.F478];&quot;@gcoop.coop&quot;)" office:value-type="string" office:string-value="cliente477@gcoop.coop" calcext:value-type="string">
            <text:p>cliente477@gcoop.coop</text:p>
          </table:table-cell>
          <table:table-cell table:formula="of:=COM.MICROSOFT.CONCAT(&quot;cliente_test&quot;;[.F478])" office:value-type="string" office:string-value="cliente_test477" calcext:value-type="string">
            <text:p>cliente_test47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Test 47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4</text:p>
          </table:table-cell>
        </table:table-row>
        <table:table-row table:style-name="ro1">
          <table:table-cell table:formula="of:=COM.MICROSOFT.CONCAT(&quot;cliente&quot;;[.F479];&quot;@gcoop.coop&quot;)" office:value-type="string" office:string-value="cliente478@gcoop.coop" calcext:value-type="string">
            <text:p>cliente478@gcoop.coop</text:p>
          </table:table-cell>
          <table:table-cell table:formula="of:=COM.MICROSOFT.CONCAT(&quot;cliente_test&quot;;[.F479])" office:value-type="string" office:string-value="cliente_test478" calcext:value-type="string">
            <text:p>cliente_test47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8</text:p>
          </table:table-cell>
          <table:table-cell office:value-type="string" calcext:value-type="string">
            <text:p>Test 47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5</text:p>
          </table:table-cell>
        </table:table-row>
        <table:table-row table:style-name="ro1">
          <table:table-cell table:formula="of:=COM.MICROSOFT.CONCAT(&quot;cliente&quot;;[.F480];&quot;@gcoop.coop&quot;)" office:value-type="string" office:string-value="cliente479@gcoop.coop" calcext:value-type="string">
            <text:p>cliente479@gcoop.coop</text:p>
          </table:table-cell>
          <table:table-cell table:formula="of:=COM.MICROSOFT.CONCAT(&quot;cliente_test&quot;;[.F480])" office:value-type="string" office:string-value="cliente_test479" calcext:value-type="string">
            <text:p>cliente_test47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Test 47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6</text:p>
          </table:table-cell>
        </table:table-row>
        <table:table-row table:style-name="ro1">
          <table:table-cell table:formula="of:=COM.MICROSOFT.CONCAT(&quot;cliente&quot;;[.F481];&quot;@gcoop.coop&quot;)" office:value-type="string" office:string-value="cliente480@gcoop.coop" calcext:value-type="string">
            <text:p>cliente480@gcoop.coop</text:p>
          </table:table-cell>
          <table:table-cell table:formula="of:=COM.MICROSOFT.CONCAT(&quot;cliente_test&quot;;[.F481])" office:value-type="string" office:string-value="cliente_test480" calcext:value-type="string">
            <text:p>cliente_test48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Test 47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7</text:p>
          </table:table-cell>
        </table:table-row>
        <table:table-row table:style-name="ro1">
          <table:table-cell table:formula="of:=COM.MICROSOFT.CONCAT(&quot;cliente&quot;;[.F482];&quot;@gcoop.coop&quot;)" office:value-type="string" office:string-value="cliente481@gcoop.coop" calcext:value-type="string">
            <text:p>cliente481@gcoop.coop</text:p>
          </table:table-cell>
          <table:table-cell table:formula="of:=COM.MICROSOFT.CONCAT(&quot;cliente_test&quot;;[.F482])" office:value-type="string" office:string-value="cliente_test481" calcext:value-type="string">
            <text:p>cliente_test48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Test 47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8</text:p>
          </table:table-cell>
        </table:table-row>
        <table:table-row table:style-name="ro1">
          <table:table-cell table:formula="of:=COM.MICROSOFT.CONCAT(&quot;cliente&quot;;[.F483];&quot;@gcoop.coop&quot;)" office:value-type="string" office:string-value="cliente482@gcoop.coop" calcext:value-type="string">
            <text:p>cliente482@gcoop.coop</text:p>
          </table:table-cell>
          <table:table-cell table:formula="of:=COM.MICROSOFT.CONCAT(&quot;cliente_test&quot;;[.F483])" office:value-type="string" office:string-value="cliente_test482" calcext:value-type="string">
            <text:p>cliente_test48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2</text:p>
          </table:table-cell>
          <table:table-cell office:value-type="string" calcext:value-type="string">
            <text:p>Test 48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7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79</text:p>
          </table:table-cell>
        </table:table-row>
        <table:table-row table:style-name="ro1">
          <table:table-cell table:formula="of:=COM.MICROSOFT.CONCAT(&quot;cliente&quot;;[.F484];&quot;@gcoop.coop&quot;)" office:value-type="string" office:string-value="cliente483@gcoop.coop" calcext:value-type="string">
            <text:p>cliente483@gcoop.coop</text:p>
          </table:table-cell>
          <table:table-cell table:formula="of:=COM.MICROSOFT.CONCAT(&quot;cliente_test&quot;;[.F484])" office:value-type="string" office:string-value="cliente_test483" calcext:value-type="string">
            <text:p>cliente_test48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3</text:p>
          </table:table-cell>
          <table:table-cell office:value-type="string" calcext:value-type="string">
            <text:p>Test 48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0</text:p>
          </table:table-cell>
        </table:table-row>
        <table:table-row table:style-name="ro1">
          <table:table-cell table:formula="of:=COM.MICROSOFT.CONCAT(&quot;cliente&quot;;[.F485];&quot;@gcoop.coop&quot;)" office:value-type="string" office:string-value="cliente484@gcoop.coop" calcext:value-type="string">
            <text:p>cliente484@gcoop.coop</text:p>
          </table:table-cell>
          <table:table-cell table:formula="of:=COM.MICROSOFT.CONCAT(&quot;cliente_test&quot;;[.F485])" office:value-type="string" office:string-value="cliente_test484" calcext:value-type="string">
            <text:p>cliente_test48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4</text:p>
          </table:table-cell>
          <table:table-cell office:value-type="string" calcext:value-type="string">
            <text:p>Test 48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1</text:p>
          </table:table-cell>
        </table:table-row>
        <table:table-row table:style-name="ro1">
          <table:table-cell table:formula="of:=COM.MICROSOFT.CONCAT(&quot;cliente&quot;;[.F486];&quot;@gcoop.coop&quot;)" office:value-type="string" office:string-value="cliente485@gcoop.coop" calcext:value-type="string">
            <text:p>cliente485@gcoop.coop</text:p>
          </table:table-cell>
          <table:table-cell table:formula="of:=COM.MICROSOFT.CONCAT(&quot;cliente_test&quot;;[.F486])" office:value-type="string" office:string-value="cliente_test485" calcext:value-type="string">
            <text:p>cliente_test48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Test 48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2</text:p>
          </table:table-cell>
        </table:table-row>
        <table:table-row table:style-name="ro1">
          <table:table-cell table:formula="of:=COM.MICROSOFT.CONCAT(&quot;cliente&quot;;[.F487];&quot;@gcoop.coop&quot;)" office:value-type="string" office:string-value="cliente486@gcoop.coop" calcext:value-type="string">
            <text:p>cliente486@gcoop.coop</text:p>
          </table:table-cell>
          <table:table-cell table:formula="of:=COM.MICROSOFT.CONCAT(&quot;cliente_test&quot;;[.F487])" office:value-type="string" office:string-value="cliente_test486" calcext:value-type="string">
            <text:p>cliente_test48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Test 48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3</text:p>
          </table:table-cell>
        </table:table-row>
        <table:table-row table:style-name="ro1">
          <table:table-cell table:formula="of:=COM.MICROSOFT.CONCAT(&quot;cliente&quot;;[.F488];&quot;@gcoop.coop&quot;)" office:value-type="string" office:string-value="cliente487@gcoop.coop" calcext:value-type="string">
            <text:p>cliente487@gcoop.coop</text:p>
          </table:table-cell>
          <table:table-cell table:formula="of:=COM.MICROSOFT.CONCAT(&quot;cliente_test&quot;;[.F488])" office:value-type="string" office:string-value="cliente_test487" calcext:value-type="string">
            <text:p>cliente_test487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7</text:p>
          </table:table-cell>
          <table:table-cell office:value-type="string" calcext:value-type="string">
            <text:p>Test 485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4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4</text:p>
          </table:table-cell>
        </table:table-row>
        <table:table-row table:style-name="ro1">
          <table:table-cell table:formula="of:=COM.MICROSOFT.CONCAT(&quot;cliente&quot;;[.F489];&quot;@gcoop.coop&quot;)" office:value-type="string" office:string-value="cliente488@gcoop.coop" calcext:value-type="string">
            <text:p>cliente488@gcoop.coop</text:p>
          </table:table-cell>
          <table:table-cell table:formula="of:=COM.MICROSOFT.CONCAT(&quot;cliente_test&quot;;[.F489])" office:value-type="string" office:string-value="cliente_test488" calcext:value-type="string">
            <text:p>cliente_test488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Test 486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5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5</text:p>
          </table:table-cell>
        </table:table-row>
        <table:table-row table:style-name="ro1">
          <table:table-cell table:formula="of:=COM.MICROSOFT.CONCAT(&quot;cliente&quot;;[.F490];&quot;@gcoop.coop&quot;)" office:value-type="string" office:string-value="cliente489@gcoop.coop" calcext:value-type="string">
            <text:p>cliente489@gcoop.coop</text:p>
          </table:table-cell>
          <table:table-cell table:formula="of:=COM.MICROSOFT.CONCAT(&quot;cliente_test&quot;;[.F490])" office:value-type="string" office:string-value="cliente_test489" calcext:value-type="string">
            <text:p>cliente_test489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89</text:p>
          </table:table-cell>
          <table:table-cell office:value-type="string" calcext:value-type="string">
            <text:p>Test 487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6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6</text:p>
          </table:table-cell>
        </table:table-row>
        <table:table-row table:style-name="ro1">
          <table:table-cell table:formula="of:=COM.MICROSOFT.CONCAT(&quot;cliente&quot;;[.F491];&quot;@gcoop.coop&quot;)" office:value-type="string" office:string-value="cliente490@gcoop.coop" calcext:value-type="string">
            <text:p>cliente490@gcoop.coop</text:p>
          </table:table-cell>
          <table:table-cell table:formula="of:=COM.MICROSOFT.CONCAT(&quot;cliente_test&quot;;[.F491])" office:value-type="string" office:string-value="cliente_test490" calcext:value-type="string">
            <text:p>cliente_test490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90</text:p>
          </table:table-cell>
          <table:table-cell office:value-type="string" calcext:value-type="string">
            <text:p>Test 488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7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7</text:p>
          </table:table-cell>
        </table:table-row>
        <table:table-row table:style-name="ro1">
          <table:table-cell table:formula="of:=COM.MICROSOFT.CONCAT(&quot;cliente&quot;;[.F492];&quot;@gcoop.coop&quot;)" office:value-type="string" office:string-value="cliente491@gcoop.coop" calcext:value-type="string">
            <text:p>cliente491@gcoop.coop</text:p>
          </table:table-cell>
          <table:table-cell table:formula="of:=COM.MICROSOFT.CONCAT(&quot;cliente_test&quot;;[.F492])" office:value-type="string" office:string-value="cliente_test491" calcext:value-type="string">
            <text:p>cliente_test491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Test 489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8</text:p>
          </table:table-cell>
        </table:table-row>
        <table:table-row table:style-name="ro1">
          <table:table-cell table:formula="of:=COM.MICROSOFT.CONCAT(&quot;cliente&quot;;[.F493];&quot;@gcoop.coop&quot;)" office:value-type="string" office:string-value="cliente492@gcoop.coop" calcext:value-type="string">
            <text:p>cliente492@gcoop.coop</text:p>
          </table:table-cell>
          <table:table-cell table:formula="of:=COM.MICROSOFT.CONCAT(&quot;cliente_test&quot;;[.F493])" office:value-type="string" office:string-value="cliente_test492" calcext:value-type="string">
            <text:p>cliente_test492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92</text:p>
          </table:table-cell>
          <table:table-cell office:value-type="string" calcext:value-type="string">
            <text:p>Test 490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89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89</text:p>
          </table:table-cell>
        </table:table-row>
        <table:table-row table:style-name="ro1">
          <table:table-cell table:formula="of:=COM.MICROSOFT.CONCAT(&quot;cliente&quot;;[.F494];&quot;@gcoop.coop&quot;)" office:value-type="string" office:string-value="cliente493@gcoop.coop" calcext:value-type="string">
            <text:p>cliente493@gcoop.coop</text:p>
          </table:table-cell>
          <table:table-cell table:formula="of:=COM.MICROSOFT.CONCAT(&quot;cliente_test&quot;;[.F494])" office:value-type="string" office:string-value="cliente_test493" calcext:value-type="string">
            <text:p>cliente_test493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93</text:p>
          </table:table-cell>
          <table:table-cell office:value-type="string" calcext:value-type="string">
            <text:p>Test 491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90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90</text:p>
          </table:table-cell>
        </table:table-row>
        <table:table-row table:style-name="ro1">
          <table:table-cell table:formula="of:=COM.MICROSOFT.CONCAT(&quot;cliente&quot;;[.F495];&quot;@gcoop.coop&quot;)" office:value-type="string" office:string-value="cliente494@gcoop.coop" calcext:value-type="string">
            <text:p>cliente494@gcoop.coop</text:p>
          </table:table-cell>
          <table:table-cell table:formula="of:=COM.MICROSOFT.CONCAT(&quot;cliente_test&quot;;[.F495])" office:value-type="string" office:string-value="cliente_test494" calcext:value-type="string">
            <text:p>cliente_test494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Test 492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91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91</text:p>
          </table:table-cell>
        </table:table-row>
        <table:table-row table:style-name="ro1">
          <table:table-cell table:formula="of:=COM.MICROSOFT.CONCAT(&quot;cliente&quot;;[.F496];&quot;@gcoop.coop&quot;)" office:value-type="string" office:string-value="cliente495@gcoop.coop" calcext:value-type="string">
            <text:p>cliente495@gcoop.coop</text:p>
          </table:table-cell>
          <table:table-cell table:formula="of:=COM.MICROSOFT.CONCAT(&quot;cliente_test&quot;;[.F496])" office:value-type="string" office:string-value="cliente_test495" calcext:value-type="string">
            <text:p>cliente_test495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Test 493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92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92</text:p>
          </table:table-cell>
        </table:table-row>
        <table:table-row table:style-name="ro1">
          <table:table-cell table:formula="of:=COM.MICROSOFT.CONCAT(&quot;cliente&quot;;[.F497];&quot;@gcoop.coop&quot;)" office:value-type="string" office:string-value="cliente496@gcoop.coop" calcext:value-type="string">
            <text:p>cliente496@gcoop.coop</text:p>
          </table:table-cell>
          <table:table-cell table:formula="of:=COM.MICROSOFT.CONCAT(&quot;cliente_test&quot;;[.F497])" office:value-type="string" office:string-value="cliente_test496" calcext:value-type="string">
            <text:p>cliente_test496</text:p>
          </table:table-cell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30708442034</text:p>
          </table:table-cell>
          <table:table-cell office:value-type="string" calcext:value-type="string">
            <text:p>496</text:p>
          </table:table-cell>
          <table:table-cell office:value-type="string" calcext:value-type="string">
            <text:p>Test 494</text:p>
          </table:table-cell>
          <table:table-cell office:value-type="string" calcext:value-type="string">
            <text:p>Pagada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000.4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2500.493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1:45:02.069158795</dc:date>
    <dc:creator>Luciano Rossi</dc:creator>
    <meta:editing-duration>PT25S</meta:editing-duration>
    <meta:editing-cycles>1</meta:editing-cycles>
    <meta:generator>LibreOffice/5.2.7.2$Linux_X86_64 LibreOffice_project/20m0$Build-2</meta:generator>
    <meta:document-statistic meta:table-count="1" meta:cell-count="6462" meta:object-count="0"/>
  </office:meta>
</office:document-meta>
</file>